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automatic-styles>
    <style:style style:name="P1" style:family="paragraph" style:parent-style-name="Standard">
      <style:text-properties officeooo:rsid="0005ebb4" officeooo:paragraph-rsid="0005ebb4"/>
    </style:style>
    <style:style style:name="P2" style:family="paragraph" style:parent-style-name="Standard">
      <style:text-properties officeooo:rsid="00072f71" officeooo:paragraph-rsid="00072f71"/>
    </style:style>
    <style:style style:name="P3" style:family="paragraph" style:parent-style-name="Standard">
      <style:text-properties officeooo:rsid="00072f71" officeooo:paragraph-rsid="00ebbb0b"/>
    </style:style>
    <style:style style:name="P4" style:family="paragraph" style:parent-style-name="Standard">
      <style:text-properties officeooo:rsid="00072f71" officeooo:paragraph-rsid="00fb9b83"/>
    </style:style>
    <style:style style:name="P5" style:family="paragraph" style:parent-style-name="Standard">
      <style:text-properties officeooo:rsid="00072f71" officeooo:paragraph-rsid="00fbad65"/>
    </style:style>
    <style:style style:name="P6" style:family="paragraph" style:parent-style-name="Standard">
      <style:text-properties officeooo:rsid="00072f71" officeooo:paragraph-rsid="00fcc55a"/>
    </style:style>
    <style:style style:name="P7" style:family="paragraph" style:parent-style-name="Standard">
      <style:text-properties officeooo:rsid="00072f71" officeooo:paragraph-rsid="00fe6ec4"/>
    </style:style>
    <style:style style:name="P8" style:family="paragraph" style:parent-style-name="Standard">
      <style:text-properties officeooo:rsid="00072f71" officeooo:paragraph-rsid="01033fdb"/>
    </style:style>
    <style:style style:name="P9" style:family="paragraph" style:parent-style-name="Standard">
      <style:text-properties officeooo:rsid="00072f71" officeooo:paragraph-rsid="0112ad72"/>
    </style:style>
    <style:style style:name="P10" style:family="paragraph" style:parent-style-name="Standard">
      <style:text-properties fo:font-size="14pt" officeooo:rsid="0005ebb4" officeooo:paragraph-rsid="0005ebb4" style:font-size-asian="14pt" style:font-size-complex="14pt"/>
    </style:style>
    <style:style style:name="P11" style:family="paragraph" style:parent-style-name="Standard">
      <style:text-properties fo:font-size="14pt" officeooo:rsid="00146c73" officeooo:paragraph-rsid="00146c73" style:font-size-asian="14pt" style:font-size-complex="14pt"/>
    </style:style>
    <style:style style:name="P12" style:family="paragraph" style:parent-style-name="Standard">
      <style:text-properties fo:font-size="14pt" officeooo:rsid="0015f049" officeooo:paragraph-rsid="0015f049" style:font-size-asian="14pt" style:font-size-complex="14pt"/>
    </style:style>
    <style:style style:name="P13" style:family="paragraph" style:parent-style-name="Standard">
      <style:text-properties fo:font-size="14pt" officeooo:rsid="00196c5e" officeooo:paragraph-rsid="00196c5e" style:font-size-asian="14pt" style:font-size-complex="14pt"/>
    </style:style>
    <style:style style:name="P14" style:family="paragraph" style:parent-style-name="Standard">
      <style:text-properties fo:font-size="14pt" officeooo:rsid="0019ace6" officeooo:paragraph-rsid="0019ace6" style:font-size-asian="14pt" style:font-size-complex="14pt"/>
    </style:style>
    <style:style style:name="P15" style:family="paragraph" style:parent-style-name="Standard">
      <style:text-properties fo:font-size="14pt" officeooo:rsid="001b7c83" officeooo:paragraph-rsid="001b7c83" style:font-size-asian="14pt" style:font-size-complex="14pt"/>
    </style:style>
    <style:style style:name="P16" style:family="paragraph" style:parent-style-name="Standard">
      <style:text-properties fo:font-size="14pt" officeooo:rsid="001c2c1f" officeooo:paragraph-rsid="001c2c1f" style:font-size-asian="14pt" style:font-size-complex="14pt"/>
    </style:style>
    <style:style style:name="P17" style:family="paragraph" style:parent-style-name="Standard">
      <style:text-properties fo:font-size="14pt" officeooo:rsid="001c5cc0" officeooo:paragraph-rsid="001c5cc0" style:font-size-asian="14pt" style:font-size-complex="14pt"/>
    </style:style>
    <style:style style:name="P18" style:family="paragraph" style:parent-style-name="Standard">
      <style:text-properties fo:font-size="14pt" officeooo:rsid="001e0c31" officeooo:paragraph-rsid="001e0c31" style:font-size-asian="14pt" style:font-size-complex="14pt"/>
    </style:style>
    <style:style style:name="P19" style:family="paragraph" style:parent-style-name="Standard">
      <style:text-properties fo:font-size="14pt" officeooo:rsid="001ff605" officeooo:paragraph-rsid="001ff605" style:font-size-asian="14pt" style:font-size-complex="14pt"/>
    </style:style>
    <style:style style:name="P20" style:family="paragraph" style:parent-style-name="Standard">
      <style:text-properties fo:font-size="14pt" officeooo:rsid="00217c2f" officeooo:paragraph-rsid="00217c2f" style:font-size-asian="14pt" style:font-size-complex="14pt"/>
    </style:style>
    <style:style style:name="P21" style:family="paragraph" style:parent-style-name="Standard">
      <style:text-properties fo:font-size="14pt" officeooo:rsid="00217c2f" officeooo:paragraph-rsid="00ff4bf6" style:font-size-asian="14pt" style:font-size-complex="14pt"/>
    </style:style>
    <style:style style:name="P22" style:family="paragraph" style:parent-style-name="Standard">
      <style:text-properties fo:font-size="14pt" style:font-size-asian="14pt" style:font-size-complex="14pt"/>
    </style:style>
    <style:style style:name="P23" style:family="paragraph" style:parent-style-name="Standard">
      <style:text-properties officeooo:rsid="0007813c" officeooo:paragraph-rsid="0025d59c"/>
    </style:style>
    <style:style style:name="P24" style:family="paragraph" style:parent-style-name="Text_20_body">
      <style:text-properties officeooo:rsid="0007813c" officeooo:paragraph-rsid="0025d59c"/>
    </style:style>
    <style:style style:name="P25" style:family="paragraph" style:parent-style-name="Standard">
      <style:text-properties officeooo:rsid="0007813c" officeooo:paragraph-rsid="00e29604"/>
    </style:style>
    <style:style style:name="P26" style:family="paragraph" style:parent-style-name="Standard">
      <style:text-properties officeooo:rsid="0007813c" officeooo:paragraph-rsid="0101cebd"/>
    </style:style>
    <style:style style:name="P27" style:family="paragraph" style:parent-style-name="Standard">
      <style:text-properties officeooo:rsid="0007813c" officeooo:paragraph-rsid="010cc6f5"/>
    </style:style>
    <style:style style:name="P28" style:family="paragraph" style:parent-style-name="Standard">
      <style:text-properties officeooo:rsid="0007a92a" officeooo:paragraph-rsid="0025d59c"/>
    </style:style>
    <style:style style:name="P29" style:family="paragraph" style:parent-style-name="Standard">
      <style:text-properties officeooo:rsid="0007a92a" officeooo:paragraph-rsid="00efb423"/>
    </style:style>
    <style:style style:name="P30" style:family="paragraph" style:parent-style-name="Standard">
      <style:text-properties officeooo:rsid="0007a92a" officeooo:paragraph-rsid="00f11c4e"/>
    </style:style>
    <style:style style:name="P31"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32" style:family="paragraph" style:parent-style-name="Standard">
      <style:text-properties style:font-name="Liberation Serif" fo:font-size="14pt" style:text-underline-style="none" fo:font-weight="normal" officeooo:rsid="0005ebb4" officeooo:paragraph-rsid="0005ebb4" style:font-size-asian="14pt" style:font-weight-asian="normal" style:font-size-complex="14pt" style:font-weight-complex="normal"/>
    </style:style>
    <style:style style:name="P33" style:family="paragraph" style:parent-style-name="Standard">
      <style:text-properties style:font-name="Liberation Serif" fo:font-size="14pt" style:text-underline-style="none" fo:font-weight="normal" officeooo:rsid="0005ebb4" officeooo:paragraph-rsid="00082a7a" style:font-size-asian="14pt" style:font-weight-asian="normal" style:font-size-complex="14pt" style:font-weight-complex="normal"/>
    </style:style>
    <style:style style:name="P34" style:family="paragraph" style:parent-style-name="Standard">
      <style:text-properties style:font-name="Liberation Serif" fo:font-size="14pt" style:text-underline-style="none" fo:font-weight="normal" officeooo:rsid="0005ebb4" officeooo:paragraph-rsid="000b0122" style:font-size-asian="14pt" style:font-weight-asian="normal" style:font-size-complex="14pt" style:font-weight-complex="normal"/>
    </style:style>
    <style:style style:name="P35" style:family="paragraph" style:parent-style-name="Standard">
      <style:text-properties style:font-name="Liberation Serif" fo:font-size="14pt" style:text-underline-style="none" fo:font-weight="normal" officeooo:rsid="0005ebb4" officeooo:paragraph-rsid="000babc9" style:font-size-asian="14pt" style:font-weight-asian="normal" style:font-size-complex="14pt" style:font-weight-complex="normal"/>
    </style:style>
    <style:style style:name="P36" style:family="paragraph" style:parent-style-name="Standard">
      <style:text-properties style:font-name="Liberation Serif" fo:font-size="14pt" style:text-underline-style="none" fo:font-weight="normal" officeooo:rsid="0005ebb4" officeooo:paragraph-rsid="000cad9e" style:font-size-asian="14pt" style:font-weight-asian="normal" style:font-size-complex="14pt" style:font-weight-complex="normal"/>
    </style:style>
    <style:style style:name="P37" style:family="paragraph" style:parent-style-name="Standard">
      <style:text-properties style:font-name="Liberation Serif" fo:font-size="14pt" style:text-underline-style="none" fo:font-weight="normal" officeooo:rsid="0005ebb4" officeooo:paragraph-rsid="000d2a0e" style:font-size-asian="14pt" style:font-weight-asian="normal" style:font-size-complex="14pt" style:font-weight-complex="normal"/>
    </style:style>
    <style:style style:name="P38" style:family="paragraph" style:parent-style-name="Standard">
      <style:text-properties style:font-name="Liberation Serif" fo:font-size="14pt" style:text-underline-style="none" fo:font-weight="normal" officeooo:rsid="0005ebb4" officeooo:paragraph-rsid="000edffc" style:font-size-asian="14pt" style:font-weight-asian="normal" style:font-size-complex="14pt" style:font-weight-complex="normal"/>
    </style:style>
    <style:style style:name="P39" style:family="paragraph" style:parent-style-name="Standard">
      <style:text-properties style:font-name="Liberation Serif" fo:font-size="14pt" style:text-underline-style="none" fo:font-weight="normal" officeooo:rsid="0005ebb4" officeooo:paragraph-rsid="0010bb18" style:font-size-asian="14pt" style:font-weight-asian="normal" style:font-size-complex="14pt" style:font-weight-complex="normal"/>
    </style:style>
    <style:style style:name="P40" style:family="paragraph" style:parent-style-name="Standard">
      <style:text-properties style:font-name="Liberation Serif" fo:font-size="14pt" style:text-underline-style="none" fo:font-weight="normal" officeooo:rsid="0005ebb4" officeooo:paragraph-rsid="00146c73" style:font-size-asian="14pt" style:font-weight-asian="normal" style:font-size-complex="14pt" style:font-weight-complex="normal"/>
    </style:style>
    <style:style style:name="P41" style:family="paragraph" style:parent-style-name="Standard">
      <style:text-properties style:font-name="Liberation Serif" fo:font-size="14pt" style:text-underline-style="none" fo:font-weight="normal" officeooo:rsid="0005ebb4" officeooo:paragraph-rsid="0015f049" style:font-size-asian="14pt" style:font-weight-asian="normal" style:font-size-complex="14pt" style:font-weight-complex="normal"/>
    </style:style>
    <style:style style:name="P42" style:family="paragraph" style:parent-style-name="Standard">
      <style:text-properties style:font-name="Liberation Serif" fo:font-size="14pt" style:text-underline-style="none" fo:font-weight="normal" officeooo:rsid="0005ebb4" officeooo:paragraph-rsid="00176d06" style:font-size-asian="14pt" style:font-weight-asian="normal" style:font-size-complex="14pt" style:font-weight-complex="normal"/>
    </style:style>
    <style:style style:name="P43" style:family="paragraph" style:parent-style-name="Standard">
      <style:text-properties style:font-name="Liberation Serif" fo:font-size="14pt" style:text-underline-style="none" fo:font-weight="normal" officeooo:rsid="0005ebb4" officeooo:paragraph-rsid="001c2c1f" style:font-size-asian="14pt" style:font-weight-asian="normal" style:font-size-complex="14pt" style:font-weight-complex="normal"/>
    </style:style>
    <style:style style:name="P44" style:family="paragraph" style:parent-style-name="Standard">
      <style:text-properties style:font-name="Liberation Serif" fo:font-size="14pt" style:text-underline-style="none" fo:font-weight="normal" officeooo:rsid="0005ebb4" officeooo:paragraph-rsid="001c5cc0" style:font-size-asian="14pt" style:font-weight-asian="normal" style:font-size-complex="14pt" style:font-weight-complex="normal"/>
    </style:style>
    <style:style style:name="P45" style:family="paragraph" style:parent-style-name="Standard">
      <style:text-properties style:font-name="Liberation Serif" fo:font-size="14pt" style:text-underline-style="none" fo:font-weight="normal" officeooo:rsid="0005ebb4" officeooo:paragraph-rsid="001e0c31" style:font-size-asian="14pt" style:font-weight-asian="normal" style:font-size-complex="14pt" style:font-weight-complex="normal"/>
    </style:style>
    <style:style style:name="P46" style:family="paragraph" style:parent-style-name="Standard">
      <style:text-properties style:font-name="Liberation Serif" fo:font-size="14pt" style:text-underline-style="none" fo:font-weight="normal" officeooo:rsid="0005ebb4" officeooo:paragraph-rsid="00217c2f" style:font-size-asian="14pt" style:font-weight-asian="normal" style:font-size-complex="14pt" style:font-weight-complex="normal"/>
    </style:style>
    <style:style style:name="P47" style:family="paragraph" style:parent-style-name="Standard">
      <style:text-properties style:font-name="Liberation Serif" fo:font-size="14pt" style:text-underline-style="none" fo:font-weight="normal" officeooo:rsid="0005ebb4" officeooo:paragraph-rsid="0028fa8d" style:font-size-asian="14pt" style:font-weight-asian="normal" style:font-size-complex="14pt" style:font-weight-complex="normal"/>
    </style:style>
    <style:style style:name="P48" style:family="paragraph" style:parent-style-name="Standard">
      <style:text-properties style:font-name="Liberation Serif" fo:font-size="14pt" style:text-underline-style="none" fo:font-weight="normal" officeooo:rsid="0005ebb4" officeooo:paragraph-rsid="002bc24e" style:font-size-asian="14pt" style:font-weight-asian="normal" style:font-size-complex="14pt" style:font-weight-complex="normal"/>
    </style:style>
    <style:style style:name="P49" style:family="paragraph" style:parent-style-name="Standard">
      <style:text-properties style:font-name="Liberation Serif" fo:font-size="14pt" style:text-underline-style="none" fo:font-weight="normal" officeooo:rsid="0005ebb4" officeooo:paragraph-rsid="002db648" style:font-size-asian="14pt" style:font-weight-asian="normal" style:font-size-complex="14pt" style:font-weight-complex="normal"/>
    </style:style>
    <style:style style:name="P50"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51" style:family="paragraph" style:parent-style-name="Standard">
      <style:text-properties style:font-name="Liberation Serif" fo:font-size="14pt" style:text-underline-style="none" fo:font-weight="normal" officeooo:rsid="0005ebb4" officeooo:paragraph-rsid="0031502c" style:font-size-asian="14pt" style:font-weight-asian="normal" style:font-size-complex="14pt" style:font-weight-complex="normal"/>
    </style:style>
    <style:style style:name="P52" style:family="paragraph" style:parent-style-name="Standard">
      <style:text-properties style:font-name="Liberation Serif" fo:font-size="14pt" style:text-underline-style="none" fo:font-weight="normal" officeooo:rsid="0005ebb4" officeooo:paragraph-rsid="003319f4" style:font-size-asian="14pt" style:font-weight-asian="normal" style:font-size-complex="14pt" style:font-weight-complex="normal"/>
    </style:style>
    <style:style style:name="P53" style:family="paragraph" style:parent-style-name="Standard">
      <style:text-properties style:font-name="Liberation Serif" fo:font-size="14pt" style:text-underline-style="none" fo:font-weight="normal" officeooo:rsid="0005ebb4" officeooo:paragraph-rsid="00355c27" style:font-size-asian="14pt" style:font-weight-asian="normal" style:font-size-complex="14pt" style:font-weight-complex="normal"/>
    </style:style>
    <style:style style:name="P54" style:family="paragraph" style:parent-style-name="Standard">
      <style:text-properties style:font-name="Liberation Serif" fo:font-size="14pt" style:text-underline-style="none" fo:font-weight="normal" officeooo:rsid="0005ebb4" officeooo:paragraph-rsid="0039f59c" style:font-size-asian="14pt" style:font-weight-asian="normal" style:font-size-complex="14pt" style:font-weight-complex="normal"/>
    </style:style>
    <style:style style:name="P55" style:family="paragraph" style:parent-style-name="Standard">
      <style:text-properties style:font-name="Liberation Serif" fo:font-size="14pt" style:text-underline-style="none" fo:font-weight="normal" officeooo:rsid="0005ebb4" officeooo:paragraph-rsid="003b6cc6" style:font-size-asian="14pt" style:font-weight-asian="normal" style:font-size-complex="14pt" style:font-weight-complex="normal"/>
    </style:style>
    <style:style style:name="P56" style:family="paragraph" style:parent-style-name="Standard">
      <style:text-properties style:font-name="Liberation Serif" fo:font-size="14pt" style:text-underline-style="none" fo:font-weight="normal" officeooo:rsid="0005ebb4" officeooo:paragraph-rsid="003dbf03" style:font-size-asian="14pt" style:font-weight-asian="normal" style:font-size-complex="14pt" style:font-weight-complex="normal"/>
    </style:style>
    <style:style style:name="P57" style:family="paragraph" style:parent-style-name="Standard">
      <style:text-properties style:font-name="Liberation Serif" fo:font-size="14pt" style:text-underline-style="none" fo:font-weight="normal" officeooo:rsid="0005ebb4" officeooo:paragraph-rsid="003eaaf0" style:font-size-asian="14pt" style:font-weight-asian="normal" style:font-size-complex="14pt" style:font-weight-complex="normal"/>
    </style:style>
    <style:style style:name="P58" style:family="paragraph" style:parent-style-name="Standard">
      <style:text-properties style:font-name="Liberation Serif" fo:font-size="14pt" style:text-underline-style="none" fo:font-weight="normal" officeooo:rsid="0005ebb4" officeooo:paragraph-rsid="00401e94" style:font-size-asian="14pt" style:font-weight-asian="normal" style:font-size-complex="14pt" style:font-weight-complex="normal"/>
    </style:style>
    <style:style style:name="P59" style:family="paragraph" style:parent-style-name="Standard">
      <style:text-properties style:font-name="Liberation Serif" fo:font-size="14pt" style:text-underline-style="none" fo:font-weight="normal" officeooo:rsid="0005ebb4" officeooo:paragraph-rsid="004172c8" style:font-size-asian="14pt" style:font-weight-asian="normal" style:font-size-complex="14pt" style:font-weight-complex="normal"/>
    </style:style>
    <style:style style:name="P60" style:family="paragraph" style:parent-style-name="Standard">
      <style:text-properties style:font-name="Liberation Serif" fo:font-size="14pt" style:text-underline-style="none" fo:font-weight="normal" officeooo:rsid="0005ebb4" officeooo:paragraph-rsid="0043e789" style:font-size-asian="14pt" style:font-weight-asian="normal" style:font-size-complex="14pt" style:font-weight-complex="normal"/>
    </style:style>
    <style:style style:name="P61" style:family="paragraph" style:parent-style-name="Standard">
      <style:text-properties style:font-name="Liberation Serif" fo:font-size="14pt" style:text-underline-style="none" fo:font-weight="normal" officeooo:rsid="0005ebb4" officeooo:paragraph-rsid="00454e75" style:font-size-asian="14pt" style:font-weight-asian="normal" style:font-size-complex="14pt" style:font-weight-complex="normal"/>
    </style:style>
    <style:style style:name="P62" style:family="paragraph" style:parent-style-name="Standard">
      <style:text-properties style:font-name="Liberation Serif" fo:font-size="14pt" style:text-underline-style="none" fo:font-weight="normal" officeooo:rsid="0005ebb4" officeooo:paragraph-rsid="00b40078" style:font-size-asian="14pt" style:font-weight-asian="normal" style:font-size-complex="14pt" style:font-weight-complex="normal"/>
    </style:style>
    <style:style style:name="P63" style:family="paragraph" style:parent-style-name="Standard">
      <style:text-properties style:font-name="Liberation Serif" fo:font-size="14pt" style:text-underline-style="none" fo:font-weight="normal" officeooo:rsid="0005ebb4" officeooo:paragraph-rsid="00e29604" style:font-size-asian="14pt" style:font-weight-asian="normal" style:font-size-complex="14pt" style:font-weight-complex="normal"/>
    </style:style>
    <style:style style:name="P64" style:family="paragraph" style:parent-style-name="Standard">
      <style:text-properties style:font-name="Liberation Serif" fo:font-size="14pt" style:text-underline-style="none" fo:font-weight="normal" officeooo:rsid="0005ebb4" officeooo:paragraph-rsid="00ebbb0b" style:font-size-asian="14pt" style:font-weight-asian="normal" style:font-size-complex="14pt" style:font-weight-complex="normal"/>
    </style:style>
    <style:style style:name="P65" style:family="paragraph" style:parent-style-name="Standard">
      <style:text-properties style:font-name="Liberation Serif" fo:font-size="14pt" style:text-underline-style="none" fo:font-weight="normal" officeooo:rsid="0005ebb4" officeooo:paragraph-rsid="00ed60e5" style:font-size-asian="14pt" style:font-weight-asian="normal" style:font-size-complex="14pt" style:font-weight-complex="normal"/>
    </style:style>
    <style:style style:name="P66" style:family="paragraph" style:parent-style-name="Standard">
      <style:text-properties style:font-name="Liberation Serif" fo:font-size="14pt" style:text-underline-style="none" fo:font-weight="normal" officeooo:rsid="0005ebb4" officeooo:paragraph-rsid="00ef75a2" style:font-size-asian="14pt" style:font-weight-asian="normal" style:font-size-complex="14pt" style:font-weight-complex="normal"/>
    </style:style>
    <style:style style:name="P67" style:family="paragraph" style:parent-style-name="Standard">
      <style:text-properties style:font-name="Liberation Serif" fo:font-size="14pt" style:text-underline-style="none" fo:font-weight="normal" officeooo:rsid="0005ebb4" officeooo:paragraph-rsid="00efb423" style:font-size-asian="14pt" style:font-weight-asian="normal" style:font-size-complex="14pt" style:font-weight-complex="normal"/>
    </style:style>
    <style:style style:name="P68" style:family="paragraph" style:parent-style-name="Standard">
      <style:text-properties style:font-name="Liberation Serif" fo:font-size="14pt" style:text-underline-style="none" fo:font-weight="normal" officeooo:rsid="0005ebb4" officeooo:paragraph-rsid="00f11c4e" style:font-size-asian="14pt" style:font-weight-asian="normal" style:font-size-complex="14pt" style:font-weight-complex="normal"/>
    </style:style>
    <style:style style:name="P69" style:family="paragraph" style:parent-style-name="Standard">
      <style:text-properties style:font-name="Liberation Serif" fo:font-size="14pt" style:text-underline-style="none" fo:font-weight="normal" officeooo:rsid="0005ebb4" officeooo:paragraph-rsid="00f3ef0d" style:font-size-asian="14pt" style:font-weight-asian="normal" style:font-size-complex="14pt" style:font-weight-complex="normal"/>
    </style:style>
    <style:style style:name="P70" style:family="paragraph" style:parent-style-name="Standard">
      <style:text-properties style:font-name="Liberation Serif" fo:font-size="14pt" style:text-underline-style="none" fo:font-weight="normal" officeooo:rsid="0005ebb4" officeooo:paragraph-rsid="00f56f06" style:font-size-asian="14pt" style:font-weight-asian="normal" style:font-size-complex="14pt" style:font-weight-complex="normal"/>
    </style:style>
    <style:style style:name="P71" style:family="paragraph" style:parent-style-name="Standard">
      <style:text-properties style:font-name="Liberation Serif" fo:font-size="14pt" style:text-underline-style="none" fo:font-weight="normal" officeooo:rsid="0005ebb4" officeooo:paragraph-rsid="00fb9b83" style:font-size-asian="14pt" style:font-weight-asian="normal" style:font-size-complex="14pt" style:font-weight-complex="normal"/>
    </style:style>
    <style:style style:name="P72" style:family="paragraph" style:parent-style-name="Standard">
      <style:text-properties style:font-name="Liberation Serif" fo:font-size="14pt" style:text-underline-style="none" fo:font-weight="normal" officeooo:rsid="0005ebb4" officeooo:paragraph-rsid="00fbad65" style:font-size-asian="14pt" style:font-weight-asian="normal" style:font-size-complex="14pt" style:font-weight-complex="normal"/>
    </style:style>
    <style:style style:name="P73" style:family="paragraph" style:parent-style-name="Standard">
      <style:text-properties style:font-name="Liberation Serif" fo:font-size="14pt" style:text-underline-style="none" fo:font-weight="normal" officeooo:rsid="0005ebb4" officeooo:paragraph-rsid="00fcc55a" style:font-size-asian="14pt" style:font-weight-asian="normal" style:font-size-complex="14pt" style:font-weight-complex="normal"/>
    </style:style>
    <style:style style:name="P74" style:family="paragraph" style:parent-style-name="Standard">
      <style:text-properties style:font-name="Liberation Serif" fo:font-size="14pt" style:text-underline-style="none" fo:font-weight="normal" officeooo:rsid="0005ebb4" officeooo:paragraph-rsid="00fe6ec4" style:font-size-asian="14pt" style:font-weight-asian="normal" style:font-size-complex="14pt" style:font-weight-complex="normal"/>
    </style:style>
    <style:style style:name="P75" style:family="paragraph" style:parent-style-name="Standard">
      <style:text-properties style:font-name="Liberation Serif" fo:font-size="14pt" style:text-underline-style="none" fo:font-weight="normal" officeooo:rsid="0005ebb4" officeooo:paragraph-rsid="00ff4bf6" style:font-size-asian="14pt" style:font-weight-asian="normal" style:font-size-complex="14pt" style:font-weight-complex="normal"/>
    </style:style>
    <style:style style:name="P76" style:family="paragraph" style:parent-style-name="Standard">
      <style:text-properties style:font-name="Liberation Serif" fo:font-size="14pt" style:text-underline-style="none" fo:font-weight="normal" officeooo:rsid="0005ebb4" officeooo:paragraph-rsid="0101cebd" style:font-size-asian="14pt" style:font-weight-asian="normal" style:font-size-complex="14pt" style:font-weight-complex="normal"/>
    </style:style>
    <style:style style:name="P77" style:family="paragraph" style:parent-style-name="Standard">
      <style:text-properties style:font-name="Liberation Serif" fo:font-size="14pt" style:text-underline-style="none" fo:font-weight="normal" officeooo:rsid="0005ebb4" officeooo:paragraph-rsid="01033fdb" style:font-size-asian="14pt" style:font-weight-asian="normal" style:font-size-complex="14pt" style:font-weight-complex="normal"/>
    </style:style>
    <style:style style:name="P78" style:family="paragraph" style:parent-style-name="Standard">
      <style:text-properties style:font-name="Liberation Serif" fo:font-size="14pt" style:text-underline-style="none" fo:font-weight="normal" officeooo:rsid="0005ebb4" officeooo:paragraph-rsid="010cc6f5" style:font-size-asian="14pt" style:font-weight-asian="normal" style:font-size-complex="14pt" style:font-weight-complex="normal"/>
    </style:style>
    <style:style style:name="P79" style:family="paragraph" style:parent-style-name="Standard">
      <style:text-properties style:font-name="Liberation Serif" fo:font-size="14pt" style:text-underline-style="none" fo:font-weight="normal" officeooo:rsid="0005ebb4" officeooo:paragraph-rsid="0112ad72" style:font-size-asian="14pt" style:font-weight-asian="normal" style:font-size-complex="14pt" style:font-weight-complex="normal"/>
    </style:style>
    <style:style style:name="P80" style:family="paragraph" style:parent-style-name="Standard">
      <style:text-properties style:font-name="Liberation Serif" fo:font-size="14pt" style:text-underline-style="none" fo:font-weight="normal" officeooo:rsid="00082a7a" officeooo:paragraph-rsid="00082a7a" style:font-size-asian="14pt" style:font-weight-asian="normal" style:font-size-complex="14pt" style:font-weight-complex="normal"/>
    </style:style>
    <style:style style:name="P81" style:family="paragraph" style:parent-style-name="Standard">
      <style:text-properties style:font-name="Liberation Serif" fo:font-size="14pt" style:text-underline-style="none" fo:font-weight="normal" officeooo:rsid="00082a7a" officeooo:paragraph-rsid="00096073" style:font-size-asian="14pt" style:font-weight-asian="normal" style:font-size-complex="14pt" style:font-weight-complex="normal"/>
    </style:style>
    <style:style style:name="P82" style:family="paragraph" style:parent-style-name="Standard">
      <style:text-properties style:font-name="Liberation Serif" fo:font-size="14pt" style:text-underline-style="none" fo:font-weight="normal" officeooo:rsid="00082a7a" officeooo:paragraph-rsid="000a59f7" style:font-size-asian="14pt" style:font-weight-asian="normal" style:font-size-complex="14pt" style:font-weight-complex="normal"/>
    </style:style>
    <style:style style:name="P83" style:family="paragraph" style:parent-style-name="Standard">
      <style:text-properties style:font-name="Liberation Serif" fo:font-size="14pt" style:text-underline-style="none" fo:font-weight="normal" officeooo:rsid="00082a7a" officeooo:paragraph-rsid="000b0122" style:font-size-asian="14pt" style:font-weight-asian="normal" style:font-size-complex="14pt" style:font-weight-complex="normal"/>
    </style:style>
    <style:style style:name="P84" style:family="paragraph" style:parent-style-name="Standard">
      <style:text-properties style:font-name="Liberation Serif" fo:font-size="14pt" style:text-underline-style="none" fo:font-weight="normal" officeooo:rsid="00082a7a" officeooo:paragraph-rsid="000b6020" style:font-size-asian="14pt" style:font-weight-asian="normal" style:font-size-complex="14pt" style:font-weight-complex="normal"/>
    </style:style>
    <style:style style:name="P85" style:family="paragraph" style:parent-style-name="Standard">
      <style:text-properties style:font-name="Liberation Serif" fo:font-size="14pt" style:text-underline-style="none" fo:font-weight="normal" officeooo:rsid="00082a7a" officeooo:paragraph-rsid="000cad9e" style:font-size-asian="14pt" style:font-weight-asian="normal" style:font-size-complex="14pt" style:font-weight-complex="normal"/>
    </style:style>
    <style:style style:name="P86" style:family="paragraph" style:parent-style-name="Standard">
      <style:text-properties style:font-name="Liberation Serif" fo:font-size="14pt" style:text-underline-style="none" fo:font-weight="normal" officeooo:rsid="00082a7a" officeooo:paragraph-rsid="000d2a0e" style:font-size-asian="14pt" style:font-weight-asian="normal" style:font-size-complex="14pt" style:font-weight-complex="normal"/>
    </style:style>
    <style:style style:name="P87" style:family="paragraph" style:parent-style-name="Standard">
      <style:text-properties style:font-name="Liberation Serif" fo:font-size="14pt" style:text-underline-style="none" fo:font-weight="normal" officeooo:rsid="00082a7a" officeooo:paragraph-rsid="000edffc" style:font-size-asian="14pt" style:font-weight-asian="normal" style:font-size-complex="14pt" style:font-weight-complex="normal"/>
    </style:style>
    <style:style style:name="P88" style:family="paragraph" style:parent-style-name="Standard">
      <style:text-properties style:font-name="Liberation Serif" fo:font-size="14pt" style:text-underline-style="none" fo:font-weight="normal" officeooo:rsid="00082a7a" officeooo:paragraph-rsid="0010bb18" style:font-size-asian="14pt" style:font-weight-asian="normal" style:font-size-complex="14pt" style:font-weight-complex="normal"/>
    </style:style>
    <style:style style:name="P89" style:family="paragraph" style:parent-style-name="Standard">
      <style:text-properties style:font-name="Liberation Serif" fo:font-size="14pt" style:text-underline-style="none" fo:font-weight="normal" officeooo:rsid="00082a7a" officeooo:paragraph-rsid="00146c73" style:font-size-asian="14pt" style:font-weight-asian="normal" style:font-size-complex="14pt" style:font-weight-complex="normal"/>
    </style:style>
    <style:style style:name="P90" style:family="paragraph" style:parent-style-name="Standard">
      <style:text-properties style:font-name="Liberation Serif" fo:font-size="14pt" style:text-underline-style="none" fo:font-weight="normal" officeooo:rsid="00082a7a" officeooo:paragraph-rsid="0015f049" style:font-size-asian="14pt" style:font-weight-asian="normal" style:font-size-complex="14pt" style:font-weight-complex="normal"/>
    </style:style>
    <style:style style:name="P91" style:family="paragraph" style:parent-style-name="Standard">
      <style:text-properties style:font-name="Liberation Serif" fo:font-size="14pt" style:text-underline-style="none" fo:font-weight="normal" officeooo:rsid="00082a7a" officeooo:paragraph-rsid="00196c5e" style:font-size-asian="14pt" style:font-weight-asian="normal" style:font-size-complex="14pt" style:font-weight-complex="normal"/>
    </style:style>
    <style:style style:name="P92" style:family="paragraph" style:parent-style-name="Standard">
      <style:text-properties style:font-name="Liberation Serif" fo:font-size="14pt" style:text-underline-style="none" fo:font-weight="normal" officeooo:rsid="00082a7a" officeooo:paragraph-rsid="0019ace6" style:font-size-asian="14pt" style:font-weight-asian="normal" style:font-size-complex="14pt" style:font-weight-complex="normal"/>
    </style:style>
    <style:style style:name="P93" style:family="paragraph" style:parent-style-name="Standard">
      <style:text-properties style:font-name="Liberation Serif" fo:font-size="14pt" style:text-underline-style="none" fo:font-weight="normal" officeooo:rsid="00082a7a" officeooo:paragraph-rsid="001b7c83" style:font-size-asian="14pt" style:font-weight-asian="normal" style:font-size-complex="14pt" style:font-weight-complex="normal"/>
    </style:style>
    <style:style style:name="P94" style:family="paragraph" style:parent-style-name="Standard">
      <style:text-properties style:font-name="Liberation Serif" fo:font-size="14pt" style:text-underline-style="none" fo:font-weight="normal" officeooo:rsid="00082a7a" officeooo:paragraph-rsid="001c2c1f" style:font-size-asian="14pt" style:font-weight-asian="normal" style:font-size-complex="14pt" style:font-weight-complex="normal"/>
    </style:style>
    <style:style style:name="P95" style:family="paragraph" style:parent-style-name="Standard">
      <style:text-properties style:font-name="Liberation Serif" fo:font-size="14pt" style:text-underline-style="none" fo:font-weight="normal" officeooo:rsid="00082a7a" officeooo:paragraph-rsid="001c5cc0" style:font-size-asian="14pt" style:font-weight-asian="normal" style:font-size-complex="14pt" style:font-weight-complex="normal"/>
    </style:style>
    <style:style style:name="P96" style:family="paragraph" style:parent-style-name="Standard">
      <style:text-properties style:font-name="Liberation Serif" fo:font-size="14pt" style:text-underline-style="none" fo:font-weight="normal" officeooo:rsid="00082a7a" officeooo:paragraph-rsid="001e0c31" style:font-size-asian="14pt" style:font-weight-asian="normal" style:font-size-complex="14pt" style:font-weight-complex="normal"/>
    </style:style>
    <style:style style:name="P97" style:family="paragraph" style:parent-style-name="Standard">
      <style:text-properties style:font-name="Liberation Serif" fo:font-size="14pt" style:text-underline-style="none" fo:font-weight="normal" officeooo:rsid="00082a7a" officeooo:paragraph-rsid="001ff605" style:font-size-asian="14pt" style:font-weight-asian="normal" style:font-size-complex="14pt" style:font-weight-complex="normal"/>
    </style:style>
    <style:style style:name="P98" style:family="paragraph" style:parent-style-name="Standard">
      <style:text-properties style:font-name="Liberation Serif" fo:font-size="14pt" style:text-underline-style="none" fo:font-weight="normal" officeooo:rsid="00082a7a" officeooo:paragraph-rsid="00217c2f" style:font-size-asian="14pt" style:font-weight-asian="normal" style:font-size-complex="14pt" style:font-weight-complex="normal"/>
    </style:style>
    <style:style style:name="P99" style:family="paragraph" style:parent-style-name="Standard">
      <style:text-properties style:font-name="Liberation Serif" fo:font-size="14pt" style:text-underline-style="none" fo:font-weight="normal" officeooo:rsid="00082a7a" officeooo:paragraph-rsid="0028fa8d" style:font-size-asian="14pt" style:font-weight-asian="normal" style:font-size-complex="14pt" style:font-weight-complex="normal"/>
    </style:style>
    <style:style style:name="P100" style:family="paragraph" style:parent-style-name="Standard">
      <style:text-properties style:font-name="Liberation Serif" fo:font-size="14pt" style:text-underline-style="none" fo:font-weight="normal" officeooo:rsid="00082a7a" officeooo:paragraph-rsid="002a3703" style:font-size-asian="14pt" style:font-weight-asian="normal" style:font-size-complex="14pt" style:font-weight-complex="normal"/>
    </style:style>
    <style:style style:name="P101" style:family="paragraph" style:parent-style-name="Standard">
      <style:text-properties style:font-name="Liberation Serif" fo:font-size="14pt" style:text-underline-style="none" fo:font-weight="normal" officeooo:rsid="00082a7a" officeooo:paragraph-rsid="002db648" style:font-size-asian="14pt" style:font-weight-asian="normal" style:font-size-complex="14pt" style:font-weight-complex="normal"/>
    </style:style>
    <style:style style:name="P102" style:family="paragraph" style:parent-style-name="Standard">
      <style:text-properties style:font-name="Liberation Serif" fo:font-size="14pt" style:text-underline-style="none" fo:font-weight="normal" officeooo:rsid="00082a7a" officeooo:paragraph-rsid="002f08f9" style:font-size-asian="14pt" style:font-weight-asian="normal" style:font-size-complex="14pt" style:font-weight-complex="normal"/>
    </style:style>
    <style:style style:name="P103" style:family="paragraph" style:parent-style-name="Standard">
      <style:text-properties style:font-name="Liberation Serif" fo:font-size="14pt" style:text-underline-style="none" fo:font-weight="normal" officeooo:rsid="00082a7a" officeooo:paragraph-rsid="0031502c" style:font-size-asian="14pt" style:font-weight-asian="normal" style:font-size-complex="14pt" style:font-weight-complex="normal"/>
    </style:style>
    <style:style style:name="P104" style:family="paragraph" style:parent-style-name="Standard">
      <style:text-properties style:font-name="Liberation Serif" fo:font-size="14pt" style:text-underline-style="none" fo:font-weight="normal" officeooo:rsid="00082a7a" officeooo:paragraph-rsid="003319f4" style:font-size-asian="14pt" style:font-weight-asian="normal" style:font-size-complex="14pt" style:font-weight-complex="normal"/>
    </style:style>
    <style:style style:name="P105" style:family="paragraph" style:parent-style-name="Standard">
      <style:text-properties style:font-name="Liberation Serif" fo:font-size="14pt" style:text-underline-style="none" fo:font-weight="normal" officeooo:rsid="00082a7a" officeooo:paragraph-rsid="00355c27" style:font-size-asian="14pt" style:font-weight-asian="normal" style:font-size-complex="14pt" style:font-weight-complex="normal"/>
    </style:style>
    <style:style style:name="P106" style:family="paragraph" style:parent-style-name="Standard">
      <style:text-properties style:font-name="Liberation Serif" fo:font-size="14pt" style:text-underline-style="none" fo:font-weight="normal" officeooo:rsid="00082a7a" officeooo:paragraph-rsid="0038a9d3" style:font-size-asian="14pt" style:font-weight-asian="normal" style:font-size-complex="14pt" style:font-weight-complex="normal"/>
    </style:style>
    <style:style style:name="P107" style:family="paragraph" style:parent-style-name="Standard">
      <style:text-properties style:font-name="Liberation Serif" fo:font-size="14pt" style:text-underline-style="none" fo:font-weight="normal" officeooo:rsid="00082a7a" officeooo:paragraph-rsid="0039f59c" style:font-size-asian="14pt" style:font-weight-asian="normal" style:font-size-complex="14pt" style:font-weight-complex="normal"/>
    </style:style>
    <style:style style:name="P108" style:family="paragraph" style:parent-style-name="Standard">
      <style:text-properties style:font-name="Liberation Serif" fo:font-size="14pt" style:text-underline-style="none" fo:font-weight="normal" officeooo:rsid="00082a7a" officeooo:paragraph-rsid="003b6cc6" style:font-size-asian="14pt" style:font-weight-asian="normal" style:font-size-complex="14pt" style:font-weight-complex="normal"/>
    </style:style>
    <style:style style:name="P109" style:family="paragraph" style:parent-style-name="Standard">
      <style:text-properties style:font-name="Liberation Serif" fo:font-size="14pt" style:text-underline-style="none" fo:font-weight="normal" officeooo:rsid="00082a7a" officeooo:paragraph-rsid="003dbf03" style:font-size-asian="14pt" style:font-weight-asian="normal" style:font-size-complex="14pt" style:font-weight-complex="normal"/>
    </style:style>
    <style:style style:name="P110" style:family="paragraph" style:parent-style-name="Standard">
      <style:text-properties style:font-name="Liberation Serif" fo:font-size="14pt" style:text-underline-style="none" fo:font-weight="normal" officeooo:rsid="00082a7a" officeooo:paragraph-rsid="003eaaf0" style:font-size-asian="14pt" style:font-weight-asian="normal" style:font-size-complex="14pt" style:font-weight-complex="normal"/>
    </style:style>
    <style:style style:name="P111" style:family="paragraph" style:parent-style-name="Standard">
      <style:text-properties style:font-name="Liberation Serif" fo:font-size="14pt" style:text-underline-style="none" fo:font-weight="normal" officeooo:rsid="00082a7a" officeooo:paragraph-rsid="00401e94" style:font-size-asian="14pt" style:font-weight-asian="normal" style:font-size-complex="14pt" style:font-weight-complex="normal"/>
    </style:style>
    <style:style style:name="P112" style:family="paragraph" style:parent-style-name="Standard">
      <style:text-properties style:font-name="Liberation Serif" fo:font-size="14pt" style:text-underline-style="none" fo:font-weight="normal" officeooo:rsid="00082a7a" officeooo:paragraph-rsid="004172c8" style:font-size-asian="14pt" style:font-weight-asian="normal" style:font-size-complex="14pt" style:font-weight-complex="normal"/>
    </style:style>
    <style:style style:name="P113" style:family="paragraph" style:parent-style-name="Standard">
      <style:text-properties style:font-name="Liberation Serif" fo:font-size="14pt" style:text-underline-style="none" fo:font-weight="normal" officeooo:rsid="00082a7a" officeooo:paragraph-rsid="00429d93" style:font-size-asian="14pt" style:font-weight-asian="normal" style:font-size-complex="14pt" style:font-weight-complex="normal"/>
    </style:style>
    <style:style style:name="P114" style:family="paragraph" style:parent-style-name="Standard">
      <style:text-properties style:font-name="Liberation Serif" fo:font-size="14pt" style:text-underline-style="none" fo:font-weight="normal" officeooo:rsid="00082a7a" officeooo:paragraph-rsid="0043e789" style:font-size-asian="14pt" style:font-weight-asian="normal" style:font-size-complex="14pt" style:font-weight-complex="normal"/>
    </style:style>
    <style:style style:name="P115" style:family="paragraph" style:parent-style-name="Standard">
      <style:text-properties style:font-name="Liberation Serif" fo:font-size="14pt" style:text-underline-style="none" fo:font-weight="normal" officeooo:rsid="00082a7a" officeooo:paragraph-rsid="00454e75" style:font-size-asian="14pt" style:font-weight-asian="normal" style:font-size-complex="14pt" style:font-weight-complex="normal"/>
    </style:style>
    <style:style style:name="P116" style:family="paragraph" style:parent-style-name="Standard">
      <style:text-properties style:font-name="Liberation Serif" fo:font-size="14pt" style:text-underline-style="none" fo:font-weight="normal" officeooo:rsid="00082a7a" officeooo:paragraph-rsid="0053b407" style:font-size-asian="14pt" style:font-weight-asian="normal" style:font-size-complex="14pt" style:font-weight-complex="normal"/>
    </style:style>
    <style:style style:name="P117" style:family="paragraph" style:parent-style-name="Standard">
      <style:text-properties style:font-name="Liberation Serif" fo:font-size="14pt" style:text-underline-style="none" fo:font-weight="normal" officeooo:rsid="00082a7a" officeooo:paragraph-rsid="005591b1" style:font-size-asian="14pt" style:font-weight-asian="normal" style:font-size-complex="14pt" style:font-weight-complex="normal"/>
    </style:style>
    <style:style style:name="P118" style:family="paragraph" style:parent-style-name="Standard">
      <style:text-properties style:font-name="Liberation Serif" fo:font-size="14pt" style:text-underline-style="none" fo:font-weight="normal" officeooo:rsid="00082a7a" officeooo:paragraph-rsid="00559c97" style:font-size-asian="14pt" style:font-weight-asian="normal" style:font-size-complex="14pt" style:font-weight-complex="normal"/>
    </style:style>
    <style:style style:name="P119" style:family="paragraph" style:parent-style-name="Standard">
      <style:text-properties style:font-name="Liberation Serif" fo:font-size="14pt" style:text-underline-style="none" fo:font-weight="normal" officeooo:rsid="00082a7a" officeooo:paragraph-rsid="00575a83" style:font-size-asian="14pt" style:font-weight-asian="normal" style:font-size-complex="14pt" style:font-weight-complex="normal"/>
    </style:style>
    <style:style style:name="P120" style:family="paragraph" style:parent-style-name="Standard">
      <style:text-properties style:font-name="Liberation Serif" fo:font-size="14pt" style:text-underline-style="none" fo:font-weight="normal" officeooo:rsid="00082a7a" officeooo:paragraph-rsid="0058dc74" style:font-size-asian="14pt" style:font-weight-asian="normal" style:font-size-complex="14pt" style:font-weight-complex="normal"/>
    </style:style>
    <style:style style:name="P121" style:family="paragraph" style:parent-style-name="Standard">
      <style:text-properties style:font-name="Liberation Serif" fo:font-size="14pt" style:text-underline-style="none" fo:font-weight="normal" officeooo:rsid="00082a7a" officeooo:paragraph-rsid="005c30d2" style:font-size-asian="14pt" style:font-weight-asian="normal" style:font-size-complex="14pt" style:font-weight-complex="normal"/>
    </style:style>
    <style:style style:name="P122" style:family="paragraph" style:parent-style-name="Standard">
      <style:text-properties style:font-name="Liberation Serif" fo:font-size="14pt" style:text-underline-style="none" fo:font-weight="normal" officeooo:rsid="00082a7a" officeooo:paragraph-rsid="005da046" style:font-size-asian="14pt" style:font-weight-asian="normal" style:font-size-complex="14pt" style:font-weight-complex="normal"/>
    </style:style>
    <style:style style:name="P123" style:family="paragraph" style:parent-style-name="Standard">
      <style:text-properties style:font-name="Liberation Serif" fo:font-size="14pt" style:text-underline-style="none" fo:font-weight="normal" officeooo:rsid="00082a7a" officeooo:paragraph-rsid="005e6fe1" style:font-size-asian="14pt" style:font-weight-asian="normal" style:font-size-complex="14pt" style:font-weight-complex="normal"/>
    </style:style>
    <style:style style:name="P124" style:family="paragraph" style:parent-style-name="Standard">
      <style:text-properties style:font-name="Liberation Serif" fo:font-size="14pt" style:text-underline-style="none" fo:font-weight="normal" officeooo:rsid="00082a7a" officeooo:paragraph-rsid="0060e7f8" style:font-size-asian="14pt" style:font-weight-asian="normal" style:font-size-complex="14pt" style:font-weight-complex="normal"/>
    </style:style>
    <style:style style:name="P125" style:family="paragraph" style:parent-style-name="Standard">
      <style:text-properties style:font-name="Liberation Serif" fo:font-size="14pt" style:text-underline-style="none" fo:font-weight="normal" officeooo:rsid="00082a7a" officeooo:paragraph-rsid="00621581" style:font-size-asian="14pt" style:font-weight-asian="normal" style:font-size-complex="14pt" style:font-weight-complex="normal"/>
    </style:style>
    <style:style style:name="P126" style:family="paragraph" style:parent-style-name="Standard">
      <style:text-properties style:font-name="Liberation Serif" fo:font-size="14pt" style:text-underline-style="none" fo:font-weight="normal" officeooo:rsid="00082a7a" officeooo:paragraph-rsid="00681c84" style:font-size-asian="14pt" style:font-weight-asian="normal" style:font-size-complex="14pt" style:font-weight-complex="normal"/>
    </style:style>
    <style:style style:name="P127" style:family="paragraph" style:parent-style-name="Standard">
      <style:text-properties style:font-name="Liberation Serif" fo:font-size="14pt" style:text-underline-style="none" fo:font-weight="normal" officeooo:rsid="00082a7a" officeooo:paragraph-rsid="0069501e" style:font-size-asian="14pt" style:font-weight-asian="normal" style:font-size-complex="14pt" style:font-weight-complex="normal"/>
    </style:style>
    <style:style style:name="P128" style:family="paragraph" style:parent-style-name="Standard">
      <style:text-properties style:font-name="Liberation Serif" fo:font-size="14pt" style:text-underline-style="none" fo:font-weight="normal" officeooo:rsid="00082a7a" officeooo:paragraph-rsid="006aae16" style:font-size-asian="14pt" style:font-weight-asian="normal" style:font-size-complex="14pt" style:font-weight-complex="normal"/>
    </style:style>
    <style:style style:name="P129" style:family="paragraph" style:parent-style-name="Standard">
      <style:text-properties style:font-name="Liberation Serif" fo:font-size="14pt" style:text-underline-style="none" fo:font-weight="normal" officeooo:rsid="00082a7a" officeooo:paragraph-rsid="006c1250" style:font-size-asian="14pt" style:font-weight-asian="normal" style:font-size-complex="14pt" style:font-weight-complex="normal"/>
    </style:style>
    <style:style style:name="P130" style:family="paragraph" style:parent-style-name="Standard">
      <style:text-properties style:font-name="Liberation Serif" fo:font-size="14pt" style:text-underline-style="none" fo:font-weight="normal" officeooo:rsid="00082a7a" officeooo:paragraph-rsid="006d0cd1" style:font-size-asian="14pt" style:font-weight-asian="normal" style:font-size-complex="14pt" style:font-weight-complex="normal"/>
    </style:style>
    <style:style style:name="P131" style:family="paragraph" style:parent-style-name="Standard">
      <style:text-properties style:font-name="Liberation Serif" fo:font-size="14pt" style:text-underline-style="none" fo:font-weight="normal" officeooo:rsid="00082a7a" officeooo:paragraph-rsid="006e1a45" style:font-size-asian="14pt" style:font-weight-asian="normal" style:font-size-complex="14pt" style:font-weight-complex="normal"/>
    </style:style>
    <style:style style:name="P132" style:family="paragraph" style:parent-style-name="Standard">
      <style:text-properties style:font-name="Liberation Serif" fo:font-size="14pt" style:text-underline-style="none" fo:font-weight="normal" officeooo:rsid="00082a7a" officeooo:paragraph-rsid="006f9a4b" style:font-size-asian="14pt" style:font-weight-asian="normal" style:font-size-complex="14pt" style:font-weight-complex="normal"/>
    </style:style>
    <style:style style:name="P133"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134" style:family="paragraph" style:parent-style-name="Standard">
      <style:text-properties style:font-name="Liberation Serif" fo:font-size="14pt" style:text-underline-style="none" fo:font-weight="normal" officeooo:rsid="00082a7a" officeooo:paragraph-rsid="00737546" style:font-size-asian="14pt" style:font-weight-asian="normal" style:font-size-complex="14pt" style:font-weight-complex="normal"/>
    </style:style>
    <style:style style:name="P135" style:family="paragraph" style:parent-style-name="Standard">
      <style:text-properties style:font-name="Liberation Serif" fo:font-size="14pt" style:text-underline-style="none" fo:font-weight="normal" officeooo:rsid="00082a7a" officeooo:paragraph-rsid="0079368c" style:font-size-asian="14pt" style:font-weight-asian="normal" style:font-size-complex="14pt" style:font-weight-complex="normal"/>
    </style:style>
    <style:style style:name="P136" style:family="paragraph" style:parent-style-name="Standard">
      <style:text-properties style:font-name="Liberation Serif" fo:font-size="14pt" style:text-underline-style="none" fo:font-weight="normal" officeooo:rsid="00082a7a" officeooo:paragraph-rsid="007b4a46" style:font-size-asian="14pt" style:font-weight-asian="normal" style:font-size-complex="14pt" style:font-weight-complex="normal"/>
    </style:style>
    <style:style style:name="P137" style:family="paragraph" style:parent-style-name="Standard">
      <style:text-properties style:font-name="Liberation Serif" fo:font-size="14pt" style:text-underline-style="none" fo:font-weight="normal" officeooo:rsid="00082a7a" officeooo:paragraph-rsid="007d1681" style:font-size-asian="14pt" style:font-weight-asian="normal" style:font-size-complex="14pt" style:font-weight-complex="normal"/>
    </style:style>
    <style:style style:name="P138" style:family="paragraph" style:parent-style-name="Standard">
      <style:text-properties style:font-name="Liberation Serif" fo:font-size="14pt" style:text-underline-style="none" fo:font-weight="normal" officeooo:rsid="00082a7a" officeooo:paragraph-rsid="007fb9ed" style:font-size-asian="14pt" style:font-weight-asian="normal" style:font-size-complex="14pt" style:font-weight-complex="normal"/>
    </style:style>
    <style:style style:name="P139" style:family="paragraph" style:parent-style-name="Standard">
      <style:text-properties style:font-name="Liberation Serif" fo:font-size="14pt" style:text-underline-style="none" fo:font-weight="normal" officeooo:rsid="00082a7a" officeooo:paragraph-rsid="0080cfd8" style:font-size-asian="14pt" style:font-weight-asian="normal" style:font-size-complex="14pt" style:font-weight-complex="normal"/>
    </style:style>
    <style:style style:name="P140" style:family="paragraph" style:parent-style-name="Standard">
      <style:text-properties style:font-name="Liberation Serif" fo:font-size="14pt" style:text-underline-style="none" fo:font-weight="normal" officeooo:rsid="00082a7a" officeooo:paragraph-rsid="0084d9ec" style:font-size-asian="14pt" style:font-weight-asian="normal" style:font-size-complex="14pt" style:font-weight-complex="normal"/>
    </style:style>
    <style:style style:name="P141" style:family="paragraph" style:parent-style-name="Standard">
      <style:text-properties style:font-name="Liberation Serif" fo:font-size="14pt" style:text-underline-style="none" fo:font-weight="normal" officeooo:rsid="00082a7a" officeooo:paragraph-rsid="0086df1a" style:font-size-asian="14pt" style:font-weight-asian="normal" style:font-size-complex="14pt" style:font-weight-complex="normal"/>
    </style:style>
    <style:style style:name="P142" style:family="paragraph" style:parent-style-name="Standard">
      <style:text-properties style:font-name="Liberation Serif" fo:font-size="14pt" style:text-underline-style="none" fo:font-weight="normal" officeooo:rsid="00082a7a" officeooo:paragraph-rsid="0088c218" style:font-size-asian="14pt" style:font-weight-asian="normal" style:font-size-complex="14pt" style:font-weight-complex="normal"/>
    </style:style>
    <style:style style:name="P143" style:family="paragraph" style:parent-style-name="Standard">
      <style:text-properties style:font-name="Liberation Serif" fo:font-size="14pt" style:text-underline-style="none" fo:font-weight="normal" officeooo:rsid="00082a7a" officeooo:paragraph-rsid="008a6825" style:font-size-asian="14pt" style:font-weight-asian="normal" style:font-size-complex="14pt" style:font-weight-complex="normal"/>
    </style:style>
    <style:style style:name="P144" style:family="paragraph" style:parent-style-name="Standard">
      <style:text-properties style:font-name="Liberation Serif" fo:font-size="14pt" style:text-underline-style="none" fo:font-weight="normal" officeooo:rsid="00082a7a" officeooo:paragraph-rsid="00919572" style:font-size-asian="14pt" style:font-weight-asian="normal" style:font-size-complex="14pt" style:font-weight-complex="normal"/>
    </style:style>
    <style:style style:name="P145" style:family="paragraph" style:parent-style-name="Standard">
      <style:text-properties style:font-name="Liberation Serif" fo:font-size="14pt" style:text-underline-style="none" fo:font-weight="normal" officeooo:rsid="00082a7a" officeooo:paragraph-rsid="00923c35" style:font-size-asian="14pt" style:font-weight-asian="normal" style:font-size-complex="14pt" style:font-weight-complex="normal"/>
    </style:style>
    <style:style style:name="P146" style:family="paragraph" style:parent-style-name="Standard">
      <style:text-properties style:font-name="Liberation Serif" fo:font-size="14pt" style:text-underline-style="none" fo:font-weight="normal" officeooo:rsid="00082a7a" officeooo:paragraph-rsid="009586b3" style:font-size-asian="14pt" style:font-weight-asian="normal" style:font-size-complex="14pt" style:font-weight-complex="normal"/>
    </style:style>
    <style:style style:name="P147" style:family="paragraph" style:parent-style-name="Standard">
      <style:text-properties style:font-name="Liberation Serif" fo:font-size="14pt" style:text-underline-style="none" fo:font-weight="normal" officeooo:rsid="00082a7a" officeooo:paragraph-rsid="00990a03" style:font-size-asian="14pt" style:font-weight-asian="normal" style:font-size-complex="14pt" style:font-weight-complex="normal"/>
    </style:style>
    <style:style style:name="P148" style:family="paragraph" style:parent-style-name="Standard">
      <style:text-properties style:font-name="Liberation Serif" fo:font-size="14pt" style:text-underline-style="none" fo:font-weight="normal" officeooo:rsid="00082a7a" officeooo:paragraph-rsid="009cf33f" style:font-size-asian="14pt" style:font-weight-asian="normal" style:font-size-complex="14pt" style:font-weight-complex="normal"/>
    </style:style>
    <style:style style:name="P149" style:family="paragraph" style:parent-style-name="Standard">
      <style:text-properties style:font-name="Liberation Serif" fo:font-size="14pt" style:text-underline-style="none" fo:font-weight="normal" officeooo:rsid="00082a7a" officeooo:paragraph-rsid="00a02899" style:font-size-asian="14pt" style:font-weight-asian="normal" style:font-size-complex="14pt" style:font-weight-complex="normal"/>
    </style:style>
    <style:style style:name="P150" style:family="paragraph" style:parent-style-name="Standard">
      <style:text-properties style:font-name="Liberation Serif" fo:font-size="14pt" style:text-underline-style="none" fo:font-weight="normal" officeooo:rsid="00082a7a" officeooo:paragraph-rsid="00a2068c" style:font-size-asian="14pt" style:font-weight-asian="normal" style:font-size-complex="14pt" style:font-weight-complex="normal"/>
    </style:style>
    <style:style style:name="P151" style:family="paragraph" style:parent-style-name="Standard">
      <style:text-properties style:font-name="Liberation Serif" fo:font-size="14pt" style:text-underline-style="none" fo:font-weight="normal" officeooo:rsid="00082a7a" officeooo:paragraph-rsid="00a260e1" style:font-size-asian="14pt" style:font-weight-asian="normal" style:font-size-complex="14pt" style:font-weight-complex="normal"/>
    </style:style>
    <style:style style:name="P152" style:family="paragraph" style:parent-style-name="Standard">
      <style:text-properties style:font-name="Liberation Serif" fo:font-size="14pt" style:text-underline-style="none" fo:font-weight="normal" officeooo:rsid="00082a7a" officeooo:paragraph-rsid="00a3a5f7" style:font-size-asian="14pt" style:font-weight-asian="normal" style:font-size-complex="14pt" style:font-weight-complex="normal"/>
    </style:style>
    <style:style style:name="P153" style:family="paragraph" style:parent-style-name="Standard">
      <style:text-properties style:font-name="Liberation Serif" fo:font-size="14pt" style:text-underline-style="none" fo:font-weight="normal" officeooo:rsid="00082a7a" officeooo:paragraph-rsid="00a6e02e" style:font-size-asian="14pt" style:font-weight-asian="normal" style:font-size-complex="14pt" style:font-weight-complex="normal"/>
    </style:style>
    <style:style style:name="P154" style:family="paragraph" style:parent-style-name="Standard">
      <style:text-properties style:font-name="Liberation Serif" fo:font-size="14pt" style:text-underline-style="none" fo:font-weight="normal" officeooo:rsid="00082a7a" officeooo:paragraph-rsid="00a846d9" style:font-size-asian="14pt" style:font-weight-asian="normal" style:font-size-complex="14pt" style:font-weight-complex="normal"/>
    </style:style>
    <style:style style:name="P155" style:family="paragraph" style:parent-style-name="Standard">
      <style:text-properties style:font-name="Liberation Serif" fo:font-size="14pt" style:text-underline-style="none" fo:font-weight="normal" officeooo:rsid="00082a7a" officeooo:paragraph-rsid="00aa2ea3" style:font-size-asian="14pt" style:font-weight-asian="normal" style:font-size-complex="14pt" style:font-weight-complex="normal"/>
    </style:style>
    <style:style style:name="P156" style:family="paragraph" style:parent-style-name="Standard">
      <style:text-properties style:font-name="Liberation Serif" fo:font-size="14pt" style:text-underline-style="none" fo:font-weight="normal" officeooo:rsid="00082a7a" officeooo:paragraph-rsid="00afe1d0" style:font-size-asian="14pt" style:font-weight-asian="normal" style:font-size-complex="14pt" style:font-weight-complex="normal"/>
    </style:style>
    <style:style style:name="P157" style:family="paragraph" style:parent-style-name="Standard">
      <style:text-properties style:font-name="Liberation Serif" fo:font-size="14pt" style:text-underline-style="none" fo:font-weight="normal" officeooo:rsid="00082a7a" officeooo:paragraph-rsid="00b2eac0" style:font-size-asian="14pt" style:font-weight-asian="normal" style:font-size-complex="14pt" style:font-weight-complex="normal"/>
    </style:style>
    <style:style style:name="P158" style:family="paragraph" style:parent-style-name="Standard">
      <style:text-properties style:font-name="Liberation Serif" fo:font-size="14pt" style:text-underline-style="none" fo:font-weight="normal" officeooo:rsid="00082a7a" officeooo:paragraph-rsid="00b40078" style:font-size-asian="14pt" style:font-weight-asian="normal" style:font-size-complex="14pt" style:font-weight-complex="normal"/>
    </style:style>
    <style:style style:name="P159" style:family="paragraph" style:parent-style-name="Standard">
      <style:text-properties style:font-name="Liberation Serif" fo:font-size="14pt" style:text-underline-style="none" fo:font-weight="normal" officeooo:rsid="00082a7a" officeooo:paragraph-rsid="00b733c6" style:font-size-asian="14pt" style:font-weight-asian="normal" style:font-size-complex="14pt" style:font-weight-complex="normal"/>
    </style:style>
    <style:style style:name="P160" style:family="paragraph" style:parent-style-name="Standard">
      <style:text-properties style:font-name="Liberation Serif" fo:font-size="14pt" style:text-underline-style="none" fo:font-weight="normal" officeooo:rsid="00082a7a" officeooo:paragraph-rsid="00b7c2a6" style:font-size-asian="14pt" style:font-weight-asian="normal" style:font-size-complex="14pt" style:font-weight-complex="normal"/>
    </style:style>
    <style:style style:name="P161" style:family="paragraph" style:parent-style-name="Standard">
      <style:text-properties style:font-name="Liberation Serif" fo:font-size="14pt" style:text-underline-style="none" fo:font-weight="normal" officeooo:rsid="00082a7a" officeooo:paragraph-rsid="00b9be76" style:font-size-asian="14pt" style:font-weight-asian="normal" style:font-size-complex="14pt" style:font-weight-complex="normal"/>
    </style:style>
    <style:style style:name="P162" style:family="paragraph" style:parent-style-name="Standard">
      <style:text-properties style:font-name="Liberation Serif" fo:font-size="14pt" style:text-underline-style="none" fo:font-weight="normal" officeooo:rsid="00082a7a" officeooo:paragraph-rsid="00bab02f" style:font-size-asian="14pt" style:font-weight-asian="normal" style:font-size-complex="14pt" style:font-weight-complex="normal"/>
    </style:style>
    <style:style style:name="P163" style:family="paragraph" style:parent-style-name="Standard">
      <style:text-properties style:font-name="Liberation Serif" fo:font-size="14pt" style:text-underline-style="none" fo:font-weight="normal" officeooo:rsid="00082a7a" officeooo:paragraph-rsid="00c49e00" style:font-size-asian="14pt" style:font-weight-asian="normal" style:font-size-complex="14pt" style:font-weight-complex="normal"/>
    </style:style>
    <style:style style:name="P164" style:family="paragraph" style:parent-style-name="Standard">
      <style:text-properties style:font-name="Liberation Serif" fo:font-size="14pt" style:text-underline-style="none" fo:font-weight="normal" officeooo:rsid="00082a7a" officeooo:paragraph-rsid="00c764af" style:font-size-asian="14pt" style:font-weight-asian="normal" style:font-size-complex="14pt" style:font-weight-complex="normal"/>
    </style:style>
    <style:style style:name="P165" style:family="paragraph" style:parent-style-name="Standard">
      <style:text-properties style:font-name="Liberation Serif" fo:font-size="14pt" style:text-underline-style="none" fo:font-weight="normal" officeooo:rsid="00082a7a" officeooo:paragraph-rsid="00c7d4af" style:font-size-asian="14pt" style:font-weight-asian="normal" style:font-size-complex="14pt" style:font-weight-complex="normal"/>
    </style:style>
    <style:style style:name="P166" style:family="paragraph" style:parent-style-name="Standard">
      <style:text-properties style:font-name="Liberation Serif" fo:font-size="14pt" style:text-underline-style="none" fo:font-weight="normal" officeooo:rsid="00082a7a" officeooo:paragraph-rsid="00c82260" style:font-size-asian="14pt" style:font-weight-asian="normal" style:font-size-complex="14pt" style:font-weight-complex="normal"/>
    </style:style>
    <style:style style:name="P167" style:family="paragraph" style:parent-style-name="Standard">
      <style:text-properties style:font-name="Liberation Serif" fo:font-size="14pt" style:text-underline-style="none" fo:font-weight="normal" officeooo:rsid="00082a7a" officeooo:paragraph-rsid="00c9e147" style:font-size-asian="14pt" style:font-weight-asian="normal" style:font-size-complex="14pt" style:font-weight-complex="normal"/>
    </style:style>
    <style:style style:name="P168" style:family="paragraph" style:parent-style-name="Standard">
      <style:text-properties style:font-name="Liberation Serif" fo:font-size="14pt" style:text-underline-style="none" fo:font-weight="normal" officeooo:rsid="00082a7a" officeooo:paragraph-rsid="00cd4cc6" style:font-size-asian="14pt" style:font-weight-asian="normal" style:font-size-complex="14pt" style:font-weight-complex="normal"/>
    </style:style>
    <style:style style:name="P169" style:family="paragraph" style:parent-style-name="Standard">
      <style:text-properties style:font-name="Liberation Serif" fo:font-size="14pt" style:text-underline-style="none" fo:font-weight="normal" officeooo:rsid="00082a7a" officeooo:paragraph-rsid="00ce25b4" style:font-size-asian="14pt" style:font-weight-asian="normal" style:font-size-complex="14pt" style:font-weight-complex="normal"/>
    </style:style>
    <style:style style:name="P170" style:family="paragraph" style:parent-style-name="Standard">
      <style:text-properties style:font-name="Liberation Serif" fo:font-size="14pt" style:text-underline-style="none" fo:font-weight="normal" officeooo:rsid="00082a7a" officeooo:paragraph-rsid="00ce4cc3" style:font-size-asian="14pt" style:font-weight-asian="normal" style:font-size-complex="14pt" style:font-weight-complex="normal"/>
    </style:style>
    <style:style style:name="P171" style:family="paragraph" style:parent-style-name="Standard">
      <style:text-properties style:font-name="Liberation Serif" fo:font-size="14pt" style:text-underline-style="none" fo:font-weight="normal" officeooo:rsid="00082a7a" officeooo:paragraph-rsid="00d01ca5" style:font-size-asian="14pt" style:font-weight-asian="normal" style:font-size-complex="14pt" style:font-weight-complex="normal"/>
    </style:style>
    <style:style style:name="P172" style:family="paragraph" style:parent-style-name="Standard">
      <style:text-properties style:font-name="Liberation Serif" fo:font-size="14pt" style:text-underline-style="none" fo:font-weight="normal" officeooo:rsid="00082a7a" officeooo:paragraph-rsid="008be770" style:font-size-asian="14pt" style:font-weight-asian="normal" style:font-size-complex="14pt" style:font-weight-complex="normal"/>
    </style:style>
    <style:style style:name="P173" style:family="paragraph" style:parent-style-name="Standard">
      <style:text-properties style:font-name="Liberation Serif" fo:font-size="14pt" style:text-underline-style="none" fo:font-weight="normal" officeooo:rsid="00082a7a" officeooo:paragraph-rsid="00ae53c5" style:font-size-asian="14pt" style:font-weight-asian="normal" style:font-size-complex="14pt" style:font-weight-complex="normal"/>
    </style:style>
    <style:style style:name="P174" style:family="paragraph" style:parent-style-name="Standard">
      <style:text-properties style:font-name="Liberation Serif" fo:font-size="14pt" style:text-underline-style="none" fo:font-weight="normal" officeooo:rsid="00082a7a" officeooo:paragraph-rsid="00e29604" style:font-size-asian="14pt" style:font-weight-asian="normal" style:font-size-complex="14pt" style:font-weight-complex="normal"/>
    </style:style>
    <style:style style:name="P175" style:family="paragraph" style:parent-style-name="Standard">
      <style:text-properties style:font-name="Liberation Serif" fo:font-size="14pt" style:text-underline-style="none" fo:font-weight="normal" officeooo:rsid="00082a7a" officeooo:paragraph-rsid="00ebbb0b" style:font-size-asian="14pt" style:font-weight-asian="normal" style:font-size-complex="14pt" style:font-weight-complex="normal"/>
    </style:style>
    <style:style style:name="P176" style:family="paragraph" style:parent-style-name="Standard">
      <style:text-properties style:font-name="Liberation Serif" fo:font-size="14pt" style:text-underline-style="none" fo:font-weight="normal" officeooo:rsid="00082a7a" officeooo:paragraph-rsid="00ed60e5" style:font-size-asian="14pt" style:font-weight-asian="normal" style:font-size-complex="14pt" style:font-weight-complex="normal"/>
    </style:style>
    <style:style style:name="P177" style:family="paragraph" style:parent-style-name="Standard">
      <style:text-properties style:font-name="Liberation Serif" fo:font-size="14pt" style:text-underline-style="none" fo:font-weight="normal" officeooo:rsid="00082a7a" officeooo:paragraph-rsid="009028a1" style:font-size-asian="14pt" style:font-weight-asian="normal" style:font-size-complex="14pt" style:font-weight-complex="normal"/>
    </style:style>
    <style:style style:name="P178" style:family="paragraph" style:parent-style-name="Standard">
      <style:text-properties style:font-name="Liberation Serif" fo:font-size="14pt" style:text-underline-style="none" fo:font-weight="normal" officeooo:rsid="00082a7a" officeooo:paragraph-rsid="00ef75a2" style:font-size-asian="14pt" style:font-weight-asian="normal" style:font-size-complex="14pt" style:font-weight-complex="normal"/>
    </style:style>
    <style:style style:name="P179" style:family="paragraph" style:parent-style-name="Standard">
      <style:text-properties style:font-name="Liberation Serif" fo:font-size="14pt" style:text-underline-style="none" fo:font-weight="normal" officeooo:rsid="00082a7a" officeooo:paragraph-rsid="00efb423" style:font-size-asian="14pt" style:font-weight-asian="normal" style:font-size-complex="14pt" style:font-weight-complex="normal"/>
    </style:style>
    <style:style style:name="P180" style:family="paragraph" style:parent-style-name="Standard">
      <style:text-properties style:font-name="Liberation Serif" fo:font-size="14pt" style:text-underline-style="none" fo:font-weight="normal" officeooo:rsid="00082a7a" officeooo:paragraph-rsid="00f11c4e" style:font-size-asian="14pt" style:font-weight-asian="normal" style:font-size-complex="14pt" style:font-weight-complex="normal"/>
    </style:style>
    <style:style style:name="P181" style:family="paragraph" style:parent-style-name="Standard">
      <style:text-properties style:font-name="Liberation Serif" fo:font-size="14pt" style:text-underline-style="none" fo:font-weight="normal" officeooo:rsid="00082a7a" officeooo:paragraph-rsid="00f26717" style:font-size-asian="14pt" style:font-weight-asian="normal" style:font-size-complex="14pt" style:font-weight-complex="normal"/>
    </style:style>
    <style:style style:name="P182" style:family="paragraph" style:parent-style-name="Standard">
      <style:text-properties style:font-name="Liberation Serif" fo:font-size="14pt" style:text-underline-style="none" fo:font-weight="normal" officeooo:rsid="00082a7a" officeooo:paragraph-rsid="00f2abaf" style:font-size-asian="14pt" style:font-weight-asian="normal" style:font-size-complex="14pt" style:font-weight-complex="normal"/>
    </style:style>
    <style:style style:name="P183" style:family="paragraph" style:parent-style-name="Standard">
      <style:text-properties style:font-name="Liberation Serif" fo:font-size="14pt" style:text-underline-style="none" fo:font-weight="normal" officeooo:rsid="00082a7a" officeooo:paragraph-rsid="00f3ef0d" style:font-size-asian="14pt" style:font-weight-asian="normal" style:font-size-complex="14pt" style:font-weight-complex="normal"/>
    </style:style>
    <style:style style:name="P184" style:family="paragraph" style:parent-style-name="Standard">
      <style:text-properties style:font-name="Liberation Serif" fo:font-size="14pt" style:text-underline-style="none" fo:font-weight="normal" officeooo:rsid="00082a7a" officeooo:paragraph-rsid="00f56f06" style:font-size-asian="14pt" style:font-weight-asian="normal" style:font-size-complex="14pt" style:font-weight-complex="normal"/>
    </style:style>
    <style:style style:name="P185" style:family="paragraph" style:parent-style-name="Standard">
      <style:text-properties style:font-name="Liberation Serif" fo:font-size="14pt" style:text-underline-style="none" fo:font-weight="normal" officeooo:rsid="00082a7a" officeooo:paragraph-rsid="00f6de61" style:font-size-asian="14pt" style:font-weight-asian="normal" style:font-size-complex="14pt" style:font-weight-complex="normal"/>
    </style:style>
    <style:style style:name="P186" style:family="paragraph" style:parent-style-name="Standard">
      <style:text-properties style:font-name="Liberation Serif" fo:font-size="14pt" style:text-underline-style="none" fo:font-weight="normal" officeooo:rsid="00082a7a" officeooo:paragraph-rsid="00fb9b83" style:font-size-asian="14pt" style:font-weight-asian="normal" style:font-size-complex="14pt" style:font-weight-complex="normal"/>
    </style:style>
    <style:style style:name="P187" style:family="paragraph" style:parent-style-name="Standard">
      <style:text-properties style:font-name="Liberation Serif" fo:font-size="14pt" style:text-underline-style="none" fo:font-weight="normal" officeooo:rsid="00082a7a" officeooo:paragraph-rsid="00fbad65" style:font-size-asian="14pt" style:font-weight-asian="normal" style:font-size-complex="14pt" style:font-weight-complex="normal"/>
    </style:style>
    <style:style style:name="P188" style:family="paragraph" style:parent-style-name="Standard">
      <style:text-properties style:font-name="Liberation Serif" fo:font-size="14pt" style:text-underline-style="none" fo:font-weight="normal" officeooo:rsid="00082a7a" officeooo:paragraph-rsid="00fcc55a" style:font-size-asian="14pt" style:font-weight-asian="normal" style:font-size-complex="14pt" style:font-weight-complex="normal"/>
    </style:style>
    <style:style style:name="P189" style:family="paragraph" style:parent-style-name="Standard">
      <style:text-properties style:font-name="Liberation Serif" fo:font-size="14pt" style:text-underline-style="none" fo:font-weight="normal" officeooo:rsid="00082a7a" officeooo:paragraph-rsid="00fe6ec4" style:font-size-asian="14pt" style:font-weight-asian="normal" style:font-size-complex="14pt" style:font-weight-complex="normal"/>
    </style:style>
    <style:style style:name="P190" style:family="paragraph" style:parent-style-name="Standard">
      <style:text-properties style:font-name="Liberation Serif" fo:font-size="14pt" style:text-underline-style="none" fo:font-weight="normal" officeooo:rsid="00082a7a" officeooo:paragraph-rsid="007eef91" style:font-size-asian="14pt" style:font-weight-asian="normal" style:font-size-complex="14pt" style:font-weight-complex="normal"/>
    </style:style>
    <style:style style:name="P191" style:family="paragraph" style:parent-style-name="Standard">
      <style:text-properties style:font-name="Liberation Serif" fo:font-size="14pt" style:text-underline-style="none" fo:font-weight="normal" officeooo:rsid="00082a7a" officeooo:paragraph-rsid="00ff4bf6" style:font-size-asian="14pt" style:font-weight-asian="normal" style:font-size-complex="14pt" style:font-weight-complex="normal"/>
    </style:style>
    <style:style style:name="P192" style:family="paragraph" style:parent-style-name="Standard">
      <style:text-properties style:font-name="Liberation Serif" fo:font-size="14pt" style:text-underline-style="none" fo:font-weight="normal" officeooo:rsid="00082a7a" officeooo:paragraph-rsid="0101cebd" style:font-size-asian="14pt" style:font-weight-asian="normal" style:font-size-complex="14pt" style:font-weight-complex="normal"/>
    </style:style>
    <style:style style:name="P193" style:family="paragraph" style:parent-style-name="Standard">
      <style:text-properties style:font-name="Liberation Serif" fo:font-size="14pt" style:text-underline-style="none" fo:font-weight="normal" officeooo:rsid="00082a7a" officeooo:paragraph-rsid="0066e91b" style:font-size-asian="14pt" style:font-weight-asian="normal" style:font-size-complex="14pt" style:font-weight-complex="normal"/>
    </style:style>
    <style:style style:name="P194" style:family="paragraph" style:parent-style-name="Standard">
      <style:text-properties style:font-name="Liberation Serif" fo:font-size="14pt" style:text-underline-style="none" fo:font-weight="normal" officeooo:rsid="00082a7a" officeooo:paragraph-rsid="01033fdb" style:font-size-asian="14pt" style:font-weight-asian="normal" style:font-size-complex="14pt" style:font-weight-complex="normal"/>
    </style:style>
    <style:style style:name="P195" style:family="paragraph" style:parent-style-name="Standard">
      <style:text-properties style:font-name="Liberation Serif" fo:font-size="14pt" style:text-underline-style="none" fo:font-weight="normal" officeooo:rsid="00082a7a" officeooo:paragraph-rsid="0104d58d" style:font-size-asian="14pt" style:font-weight-asian="normal" style:font-size-complex="14pt" style:font-weight-complex="normal"/>
    </style:style>
    <style:style style:name="P196" style:family="paragraph" style:parent-style-name="Standard">
      <style:text-properties style:font-name="Liberation Serif" fo:font-size="14pt" style:text-underline-style="none" fo:font-weight="normal" officeooo:rsid="00082a7a" officeooo:paragraph-rsid="0107f778" style:font-size-asian="14pt" style:font-weight-asian="normal" style:font-size-complex="14pt" style:font-weight-complex="normal"/>
    </style:style>
    <style:style style:name="P197" style:family="paragraph" style:parent-style-name="Standard">
      <style:text-properties style:font-name="Liberation Serif" fo:font-size="14pt" style:text-underline-style="none" fo:font-weight="normal" officeooo:rsid="00082a7a" officeooo:paragraph-rsid="010b1238" style:font-size-asian="14pt" style:font-weight-asian="normal" style:font-size-complex="14pt" style:font-weight-complex="normal"/>
    </style:style>
    <style:style style:name="P198" style:family="paragraph" style:parent-style-name="Standard">
      <style:text-properties style:font-name="Liberation Serif" fo:font-size="14pt" style:text-underline-style="none" fo:font-weight="normal" officeooo:rsid="00082a7a" officeooo:paragraph-rsid="010bd426" style:font-size-asian="14pt" style:font-weight-asian="normal" style:font-size-complex="14pt" style:font-weight-complex="normal"/>
    </style:style>
    <style:style style:name="P199" style:family="paragraph" style:parent-style-name="Standard">
      <style:text-properties style:font-name="Liberation Serif" fo:font-size="14pt" style:text-underline-style="none" fo:font-weight="normal" officeooo:rsid="00082a7a" officeooo:paragraph-rsid="010c984b" style:font-size-asian="14pt" style:font-weight-asian="normal" style:font-size-complex="14pt" style:font-weight-complex="normal"/>
    </style:style>
    <style:style style:name="P200" style:family="paragraph" style:parent-style-name="Standard">
      <style:text-properties style:font-name="Liberation Serif" fo:font-size="14pt" style:text-underline-style="none" fo:font-weight="normal" officeooo:rsid="00082a7a" officeooo:paragraph-rsid="010cc6f5" style:font-size-asian="14pt" style:font-weight-asian="normal" style:font-size-complex="14pt" style:font-weight-complex="normal"/>
    </style:style>
    <style:style style:name="P201" style:family="paragraph" style:parent-style-name="Standard">
      <style:text-properties style:font-name="Liberation Serif" fo:font-size="14pt" style:text-underline-style="none" fo:font-weight="normal" officeooo:rsid="00082a7a" officeooo:paragraph-rsid="010f0ffc" style:font-size-asian="14pt" style:font-weight-asian="normal" style:font-size-complex="14pt" style:font-weight-complex="normal"/>
    </style:style>
    <style:style style:name="P202" style:family="paragraph" style:parent-style-name="Standard">
      <style:text-properties style:font-name="Liberation Serif" fo:font-size="14pt" style:text-underline-style="none" fo:font-weight="normal" officeooo:rsid="00082a7a" officeooo:paragraph-rsid="010fd91f" style:font-size-asian="14pt" style:font-weight-asian="normal" style:font-size-complex="14pt" style:font-weight-complex="normal"/>
    </style:style>
    <style:style style:name="P203" style:family="paragraph" style:parent-style-name="Standard">
      <style:text-properties style:font-name="Liberation Serif" fo:font-size="14pt" style:text-underline-style="none" fo:font-weight="normal" officeooo:rsid="00082a7a" officeooo:paragraph-rsid="0111aa27" style:font-size-asian="14pt" style:font-weight-asian="normal" style:font-size-complex="14pt" style:font-weight-complex="normal"/>
    </style:style>
    <style:style style:name="P204" style:family="paragraph" style:parent-style-name="Standard">
      <style:text-properties style:font-name="Liberation Serif" fo:font-size="14pt" style:text-underline-style="none" fo:font-weight="normal" officeooo:rsid="00082a7a" officeooo:paragraph-rsid="0112ad72" style:font-size-asian="14pt" style:font-weight-asian="normal" style:font-size-complex="14pt" style:font-weight-complex="normal"/>
    </style:style>
    <style:style style:name="P205" style:family="paragraph" style:parent-style-name="Standard">
      <style:text-properties style:font-name="Liberation Serif" fo:font-size="14pt" style:text-underline-style="none" fo:font-weight="normal" officeooo:rsid="00082a7a" officeooo:paragraph-rsid="011512ce" style:font-size-asian="14pt" style:font-weight-asian="normal" style:font-size-complex="14pt" style:font-weight-complex="normal"/>
    </style:style>
    <style:style style:name="P206" style:family="paragraph" style:parent-style-name="Standard">
      <style:text-properties style:font-name="Liberation Serif" fo:font-size="14pt" style:text-underline-style="none" fo:font-weight="normal" officeooo:rsid="00072f71" officeooo:paragraph-rsid="00072f71" style:font-size-asian="14pt" style:font-weight-asian="normal" style:font-size-complex="14pt" style:font-weight-complex="normal"/>
    </style:style>
    <style:style style:name="P207" style:family="paragraph" style:parent-style-name="Standard">
      <style:text-properties style:font-name="Liberation Serif" fo:font-size="14pt" style:text-underline-style="none" fo:font-weight="normal" officeooo:rsid="00072f71" officeooo:paragraph-rsid="00ebbb0b" style:font-size-asian="14pt" style:font-weight-asian="normal" style:font-size-complex="14pt" style:font-weight-complex="normal"/>
    </style:style>
    <style:style style:name="P208" style:family="paragraph" style:parent-style-name="Standard">
      <style:text-properties style:font-name="Liberation Serif" fo:font-size="14pt" style:text-underline-style="none" fo:font-weight="normal" officeooo:rsid="00072f71" officeooo:paragraph-rsid="00fb9b83" style:font-size-asian="14pt" style:font-weight-asian="normal" style:font-size-complex="14pt" style:font-weight-complex="normal"/>
    </style:style>
    <style:style style:name="P209" style:family="paragraph" style:parent-style-name="Standard">
      <style:text-properties style:font-name="Liberation Serif" fo:font-size="14pt" style:text-underline-style="none" fo:font-weight="normal" officeooo:rsid="00072f71" officeooo:paragraph-rsid="00fbad65" style:font-size-asian="14pt" style:font-weight-asian="normal" style:font-size-complex="14pt" style:font-weight-complex="normal"/>
    </style:style>
    <style:style style:name="P210" style:family="paragraph" style:parent-style-name="Standard">
      <style:text-properties style:font-name="Liberation Serif" fo:font-size="14pt" style:text-underline-style="none" fo:font-weight="normal" officeooo:rsid="00072f71" officeooo:paragraph-rsid="00fcc55a" style:font-size-asian="14pt" style:font-weight-asian="normal" style:font-size-complex="14pt" style:font-weight-complex="normal"/>
    </style:style>
    <style:style style:name="P211" style:family="paragraph" style:parent-style-name="Standard">
      <style:text-properties style:font-name="Liberation Serif" fo:font-size="14pt" style:text-underline-style="none" fo:font-weight="normal" officeooo:rsid="00072f71" officeooo:paragraph-rsid="00fe6ec4" style:font-size-asian="14pt" style:font-weight-asian="normal" style:font-size-complex="14pt" style:font-weight-complex="normal"/>
    </style:style>
    <style:style style:name="P212" style:family="paragraph" style:parent-style-name="Standard">
      <style:text-properties style:font-name="Liberation Serif" fo:font-size="14pt" style:text-underline-style="none" fo:font-weight="normal" officeooo:rsid="00072f71" officeooo:paragraph-rsid="01033fdb" style:font-size-asian="14pt" style:font-weight-asian="normal" style:font-size-complex="14pt" style:font-weight-complex="normal"/>
    </style:style>
    <style:style style:name="P213" style:family="paragraph" style:parent-style-name="Standard">
      <style:text-properties style:font-name="Liberation Serif" fo:font-size="14pt" style:text-underline-style="none" fo:font-weight="normal" officeooo:rsid="00072f71" officeooo:paragraph-rsid="0112ad72" style:font-size-asian="14pt" style:font-weight-asian="normal" style:font-size-complex="14pt" style:font-weight-complex="normal"/>
    </style:style>
    <style:style style:name="P214" style:family="paragraph" style:parent-style-name="Standard">
      <style:text-properties style:font-name="Liberation Serif" fo:font-size="14pt" style:text-underline-style="none" fo:font-weight="normal" officeooo:rsid="00146c73" officeooo:paragraph-rsid="00146c73" style:font-size-asian="14pt" style:font-weight-asian="normal" style:font-size-complex="14pt" style:font-weight-complex="normal"/>
    </style:style>
    <style:style style:name="P215" style:family="paragraph" style:parent-style-name="Standard">
      <style:text-properties style:font-name="Liberation Serif" fo:font-size="14pt" style:text-underline-style="none" fo:font-weight="normal" officeooo:rsid="0015f049" officeooo:paragraph-rsid="00196c5e" style:font-size-asian="14pt" style:font-weight-asian="normal" style:font-size-complex="14pt" style:font-weight-complex="normal"/>
    </style:style>
    <style:style style:name="P216" style:family="paragraph" style:parent-style-name="Standard">
      <style:text-properties style:font-name="Liberation Serif" fo:font-size="14pt" style:text-underline-style="none" fo:font-weight="normal" officeooo:rsid="0015f049" officeooo:paragraph-rsid="0015f049" style:font-size-asian="14pt" style:font-weight-asian="normal" style:font-size-complex="14pt" style:font-weight-complex="normal"/>
    </style:style>
    <style:style style:name="P217" style:family="paragraph" style:parent-style-name="Standard">
      <style:text-properties style:font-name="Liberation Serif" fo:font-size="14pt" style:text-underline-style="none" fo:font-weight="normal" officeooo:rsid="00196c5e" officeooo:paragraph-rsid="00196c5e" style:font-size-asian="14pt" style:font-weight-asian="normal" style:font-size-complex="14pt" style:font-weight-complex="normal"/>
    </style:style>
    <style:style style:name="P218" style:family="paragraph" style:parent-style-name="Standard">
      <style:text-properties style:font-name="Liberation Serif" fo:font-size="14pt" style:text-underline-style="none" fo:font-weight="normal" officeooo:rsid="0019ace6" officeooo:paragraph-rsid="0019ace6" style:font-size-asian="14pt" style:font-weight-asian="normal" style:font-size-complex="14pt" style:font-weight-complex="normal"/>
    </style:style>
    <style:style style:name="P219" style:family="paragraph" style:parent-style-name="Standard">
      <style:text-properties style:font-name="Liberation Serif" fo:font-size="14pt" style:text-underline-style="none" fo:font-weight="normal" officeooo:rsid="001b7c83" officeooo:paragraph-rsid="001b7c83" style:font-size-asian="14pt" style:font-weight-asian="normal" style:font-size-complex="14pt" style:font-weight-complex="normal"/>
    </style:style>
    <style:style style:name="P220" style:family="paragraph" style:parent-style-name="Standard">
      <style:text-properties style:font-name="Liberation Serif" fo:font-size="14pt" style:text-underline-style="none" fo:font-weight="normal" officeooo:rsid="001c2c1f" officeooo:paragraph-rsid="001c2c1f" style:font-size-asian="14pt" style:font-weight-asian="normal" style:font-size-complex="14pt" style:font-weight-complex="normal"/>
    </style:style>
    <style:style style:name="P221" style:family="paragraph" style:parent-style-name="Standard">
      <style:text-properties style:font-name="Liberation Serif" fo:font-size="14pt" style:text-underline-style="none" fo:font-weight="normal" officeooo:rsid="001c5cc0" officeooo:paragraph-rsid="001c5cc0" style:font-size-asian="14pt" style:font-weight-asian="normal" style:font-size-complex="14pt" style:font-weight-complex="normal"/>
    </style:style>
    <style:style style:name="P222" style:family="paragraph" style:parent-style-name="Standard">
      <style:text-properties style:font-name="Liberation Serif" fo:font-size="14pt" style:text-underline-style="none" fo:font-weight="normal" officeooo:rsid="001e0c31" officeooo:paragraph-rsid="001e0c31" style:font-size-asian="14pt" style:font-weight-asian="normal" style:font-size-complex="14pt" style:font-weight-complex="normal"/>
    </style:style>
    <style:style style:name="P223" style:family="paragraph" style:parent-style-name="Standard">
      <style:text-properties style:font-name="Liberation Serif" fo:font-size="14pt" style:text-underline-style="none" fo:font-weight="normal" officeooo:rsid="001e0c31" officeooo:paragraph-rsid="00b40078" style:font-size-asian="14pt" style:font-weight-asian="normal" style:font-size-complex="14pt" style:font-weight-complex="normal"/>
    </style:style>
    <style:style style:name="P224" style:family="paragraph" style:parent-style-name="Standard">
      <style:text-properties style:font-name="Liberation Serif" fo:font-size="14pt" style:text-underline-style="none" fo:font-weight="normal" officeooo:rsid="001ff605" officeooo:paragraph-rsid="001ff605" style:font-size-asian="14pt" style:font-weight-asian="normal" style:font-size-complex="14pt" style:font-weight-complex="normal"/>
    </style:style>
    <style:style style:name="P225" style:family="paragraph" style:parent-style-name="Standard">
      <style:text-properties style:font-name="Liberation Serif" fo:font-size="14pt" style:text-underline-style="none" fo:font-weight="normal" officeooo:rsid="00217c2f" officeooo:paragraph-rsid="00217c2f" style:font-size-asian="14pt" style:font-weight-asian="normal" style:font-size-complex="14pt" style:font-weight-complex="normal"/>
    </style:style>
    <style:style style:name="P226" style:family="paragraph" style:parent-style-name="Standard">
      <style:text-properties style:font-name="Liberation Serif" fo:font-size="14pt" style:text-underline-style="none" fo:font-weight="normal" officeooo:rsid="00217c2f" officeooo:paragraph-rsid="00ff4bf6" style:font-size-asian="14pt" style:font-weight-asian="normal" style:font-size-complex="14pt" style:font-weight-complex="normal"/>
    </style:style>
    <style:style style:name="P227" style:family="paragraph" style:parent-style-name="Standard">
      <style:text-properties style:font-name="Liberation Serif" fo:font-size="14pt" style:text-underline-style="none" fo:font-weight="normal" officeooo:rsid="0007813c" officeooo:paragraph-rsid="0025d59c" style:font-size-asian="14pt" style:font-weight-asian="normal" style:font-size-complex="14pt" style:font-weight-complex="normal"/>
    </style:style>
    <style:style style:name="P228" style:family="paragraph" style:parent-style-name="Standard">
      <style:text-properties style:font-name="Liberation Serif" fo:font-size="14pt" style:text-underline-style="none" fo:font-weight="normal" officeooo:rsid="0007813c" officeooo:paragraph-rsid="00e29604" style:font-size-asian="14pt" style:font-weight-asian="normal" style:font-size-complex="14pt" style:font-weight-complex="normal"/>
    </style:style>
    <style:style style:name="P229" style:family="paragraph" style:parent-style-name="Standard">
      <style:text-properties style:font-name="Liberation Serif" fo:font-size="14pt" style:text-underline-style="none" fo:font-weight="normal" officeooo:rsid="0007813c" officeooo:paragraph-rsid="0101cebd" style:font-size-asian="14pt" style:font-weight-asian="normal" style:font-size-complex="14pt" style:font-weight-complex="normal"/>
    </style:style>
    <style:style style:name="P230" style:family="paragraph" style:parent-style-name="Standard">
      <style:text-properties style:font-name="Liberation Serif" fo:font-size="14pt" style:text-underline-style="none" fo:font-weight="normal" officeooo:rsid="0007813c" officeooo:paragraph-rsid="010cc6f5" style:font-size-asian="14pt" style:font-weight-asian="normal" style:font-size-complex="14pt" style:font-weight-complex="normal"/>
    </style:style>
    <style:style style:name="P231" style:family="paragraph" style:parent-style-name="Standard">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32" style:family="paragraph" style:parent-style-name="Text_20_body">
      <style:text-properties style:font-name="Liberation Serif" fo:font-size="14pt" style:text-underline-style="none" fo:font-weight="normal" officeooo:paragraph-rsid="0025d59c" style:font-size-asian="14pt" style:font-weight-asian="normal" style:font-size-complex="14pt" style:font-weight-complex="normal"/>
    </style:style>
    <style:style style:name="P233" style:family="paragraph" style:parent-style-name="Standard">
      <style:text-properties style:font-name="Liberation Serif" fo:font-size="14pt" style:text-underline-style="none" fo:font-weight="normal" officeooo:rsid="0007a92a" officeooo:paragraph-rsid="0025d59c" style:font-size-asian="14pt" style:font-weight-asian="normal" style:font-size-complex="14pt" style:font-weight-complex="normal"/>
    </style:style>
    <style:style style:name="P234" style:family="paragraph" style:parent-style-name="Standard">
      <style:text-properties style:font-name="Liberation Serif" fo:font-size="14pt" style:text-underline-style="none" fo:font-weight="normal" officeooo:rsid="0007a92a" officeooo:paragraph-rsid="00efb423" style:font-size-asian="14pt" style:font-weight-asian="normal" style:font-size-complex="14pt" style:font-weight-complex="normal"/>
    </style:style>
    <style:style style:name="P235" style:family="paragraph" style:parent-style-name="Standard">
      <style:text-properties style:font-name="Liberation Serif" fo:font-size="14pt" style:text-underline-style="none" fo:font-weight="normal" officeooo:rsid="0007a92a" officeooo:paragraph-rsid="00f11c4e" style:font-size-asian="14pt" style:font-weight-asian="normal" style:font-size-complex="14pt" style:font-weight-complex="normal"/>
    </style:style>
    <style:style style:name="P236" style:family="paragraph" style:parent-style-name="Standard">
      <style:text-properties style:font-name="Liberation Serif" fo:font-size="14pt" style:text-underline-style="none" fo:font-weight="normal" officeooo:rsid="00250a8b" officeooo:paragraph-rsid="00250a8b" style:font-size-asian="14pt" style:font-weight-asian="normal" style:font-size-complex="14pt" style:font-weight-complex="normal"/>
    </style:style>
    <style:style style:name="P237" style:family="paragraph" style:parent-style-name="Standard">
      <style:text-properties style:font-name="Liberation Serif" fo:font-size="14pt" style:text-underline-style="none" fo:font-weight="normal" officeooo:rsid="00250a8b" officeooo:paragraph-rsid="00460872" style:font-size-asian="14pt" style:font-weight-asian="normal" style:font-size-complex="14pt" style:font-weight-complex="normal"/>
    </style:style>
    <style:style style:name="P238" style:family="paragraph" style:parent-style-name="Standard">
      <style:text-properties style:font-name="Liberation Serif" fo:font-size="14pt" style:text-underline-style="none" fo:font-weight="normal" officeooo:rsid="00836b04" officeooo:paragraph-rsid="00836b04" style:font-size-asian="14pt" style:font-weight-asian="normal" style:font-size-complex="14pt" style:font-weight-complex="normal"/>
    </style:style>
    <style:style style:name="P239" style:family="paragraph" style:parent-style-name="Standard">
      <style:text-properties style:font-name="Liberation Serif" fo:font-size="14pt" style:text-underline-style="none" fo:font-weight="normal" officeooo:rsid="008427d4" officeooo:paragraph-rsid="00b40078" style:font-size-asian="14pt" style:font-weight-asian="normal" style:font-size-complex="14pt" style:font-weight-complex="normal"/>
    </style:style>
    <style:style style:name="P240" style:family="paragraph" style:parent-style-name="Standard">
      <style:text-properties style:font-name="Liberation Serif" fo:font-size="14pt" style:text-underline-style="none" fo:font-weight="normal" officeooo:rsid="008427d4" officeooo:paragraph-rsid="00f3ef0d" style:font-size-asian="14pt" style:font-weight-asian="normal" style:font-size-complex="14pt" style:font-weight-complex="normal"/>
    </style:style>
    <style:style style:name="P241" style:family="paragraph" style:parent-style-name="Standard">
      <style:text-properties style:font-name="Liberation Serif" fo:font-size="14pt" style:text-underline-style="none" fo:font-weight="normal" officeooo:rsid="008427d4" officeooo:paragraph-rsid="00f56f06" style:font-size-asian="14pt" style:font-weight-asian="normal" style:font-size-complex="14pt" style:font-weight-complex="normal"/>
    </style:style>
    <style:style style:name="P242" style:family="paragraph" style:parent-style-name="Standard">
      <style:text-properties style:font-name="Liberation Serif" fo:font-size="14pt" style:text-underline-style="none" fo:font-weight="normal" officeooo:rsid="008427d4" officeooo:paragraph-rsid="00f6de61" style:font-size-asian="14pt" style:font-weight-asian="normal" style:font-size-complex="14pt" style:font-weight-complex="normal"/>
    </style:style>
    <style:style style:name="P243" style:family="paragraph" style:parent-style-name="Standard">
      <style:text-properties style:font-name="Liberation Serif" fo:font-size="14pt" style:text-underline-style="none" fo:font-weight="normal" officeooo:rsid="00d01ca5" officeooo:paragraph-rsid="00d01ca5" style:font-size-asian="14pt" style:font-weight-asian="normal" style:font-size-complex="14pt" style:font-weight-complex="normal"/>
    </style:style>
    <style:style style:name="P244" style:family="paragraph" style:parent-style-name="Standard">
      <style:text-properties style:font-name="Liberation Serif" fo:font-size="14pt" style:text-underline-style="none" fo:font-weight="normal" officeooo:rsid="00d01ca5" officeooo:paragraph-rsid="00ed60e5" style:font-size-asian="14pt" style:font-weight-asian="normal" style:font-size-complex="14pt" style:font-weight-complex="normal"/>
    </style:style>
    <style:style style:name="P245" style:family="paragraph" style:parent-style-name="Standard">
      <style:text-properties style:font-name="Liberation Serif" fo:font-size="14pt" style:text-underline-style="none" fo:font-weight="normal" officeooo:rsid="00d01ca5" officeooo:paragraph-rsid="00ef75a2" style:font-size-asian="14pt" style:font-weight-asian="normal" style:font-size-complex="14pt" style:font-weight-complex="normal"/>
    </style:style>
    <style:style style:name="P246" style:family="paragraph" style:parent-style-name="Standard">
      <style:text-properties style:font-name="Liberation Serif" fo:font-size="14pt" style:text-underline-style="none" fo:font-weight="normal" officeooo:rsid="00d01ca5" officeooo:paragraph-rsid="00f26717" style:font-size-asian="14pt" style:font-weight-asian="normal" style:font-size-complex="14pt" style:font-weight-complex="normal"/>
    </style:style>
    <style:style style:name="P247" style:family="paragraph" style:parent-style-name="Standard">
      <style:text-properties style:font-name="Liberation Serif" fo:font-size="14pt" style:text-underline-style="none" fo:font-weight="normal" officeooo:rsid="00d01ca5" officeooo:paragraph-rsid="00f2abaf" style:font-size-asian="14pt" style:font-weight-asian="normal" style:font-size-complex="14pt" style:font-weight-complex="normal"/>
    </style:style>
    <style:style style:name="P248" style:family="paragraph" style:parent-style-name="Standard">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49" style:family="paragraph" style:parent-style-name="Text_20_body">
      <style:text-properties style:font-name="Liberation Serif" fo:font-size="14pt" style:text-underline-style="none" fo:font-weight="normal" officeooo:rsid="00d01ca5" officeooo:paragraph-rsid="0104d58d" style:font-size-asian="14pt" style:font-weight-asian="normal" style:font-size-complex="14pt" style:font-weight-complex="normal"/>
    </style:style>
    <style:style style:name="P250" style:family="paragraph" style:parent-style-name="Standard">
      <style:text-properties style:font-name="Liberation Serif" fo:font-size="14pt" style:text-underline-style="none" fo:font-weight="normal" officeooo:rsid="00d01ca5" officeooo:paragraph-rsid="011512ce" style:font-size-asian="14pt" style:font-weight-asian="normal" style:font-size-complex="14pt" style:font-weight-complex="normal"/>
    </style:style>
    <style:style style:name="P251" style:family="paragraph" style:parent-style-name="Standard">
      <style:text-properties style:font-name="Liberation Serif" fo:font-size="14pt" style:text-underline-style="none" fo:font-weight="normal" officeooo:rsid="00d9f6e6" officeooo:paragraph-rsid="00d9f6e6" style:font-size-asian="14pt" style:font-weight-asian="normal" style:font-size-complex="14pt" style:font-weight-complex="normal"/>
    </style:style>
    <style:style style:name="P252" style:family="paragraph" style:parent-style-name="Standard">
      <style:text-properties style:font-name="Liberation Serif" fo:font-size="14pt" style:text-underline-style="none" fo:font-weight="normal" officeooo:rsid="00d7282d" officeooo:paragraph-rsid="00fcc55a" style:font-size-asian="14pt" style:font-weight-asian="normal" style:font-size-complex="14pt" style:font-weight-complex="normal"/>
    </style:style>
    <style:style style:name="P253" style:family="paragraph" style:parent-style-name="Standard">
      <style:text-properties style:font-name="Liberation Serif" fo:font-size="14pt" style:text-underline-style="none" fo:font-weight="normal" officeooo:rsid="00d7282d" officeooo:paragraph-rsid="00fe6ec4" style:font-size-asian="14pt" style:font-weight-asian="normal" style:font-size-complex="14pt" style:font-weight-complex="normal"/>
    </style:style>
    <style:style style:name="P254" style:family="paragraph" style:parent-style-name="Standard">
      <style:text-properties style:font-name="Liberation Serif" fo:font-size="14pt" style:text-underline-style="none" fo:font-weight="normal" officeooo:rsid="00d7282d" officeooo:paragraph-rsid="0112ad72" style:font-size-asian="14pt" style:font-weight-asian="normal" style:font-size-complex="14pt" style:font-weight-complex="normal"/>
    </style:style>
    <style:style style:name="P255" style:family="paragraph" style:parent-style-name="Standard">
      <style:text-properties style:font-name="Liberation Serif" fo:font-size="14pt" style:text-underline-style="none" fo:font-weight="normal" officeooo:rsid="00fbad65" officeooo:paragraph-rsid="00fe6ec4" style:font-size-asian="14pt" style:font-weight-asian="normal" style:font-size-complex="14pt" style:font-weight-complex="normal"/>
    </style:style>
    <style:style style:name="P256" style:family="paragraph" style:parent-style-name="Standard">
      <style:text-properties style:font-name="Liberation Serif" fo:font-size="14pt" style:text-underline-style="none" fo:font-weight="normal" officeooo:rsid="00fbad65" officeooo:paragraph-rsid="0112ad72" style:font-size-asian="14pt" style:font-weight-asian="normal" style:font-size-complex="14pt" style:font-weight-complex="normal"/>
    </style:style>
    <style:style style:name="P257" style:family="paragraph" style:parent-style-name="Standard">
      <style:text-properties style:font-name="Liberation Serif" fo:font-size="14pt" style:text-underline-style="none" fo:font-weight="normal" officeooo:rsid="01033fdb" officeooo:paragraph-rsid="01033fdb" style:font-size-asian="14pt" style:font-weight-asian="normal" style:font-size-complex="14pt" style:font-weight-complex="normal"/>
    </style:style>
    <style:style style:name="P258" style:family="paragraph" style:parent-style-name="Standard">
      <style:text-properties style:font-name="Liberation Serif" fo:font-size="14pt" style:text-underline-style="none" fo:font-weight="normal" officeooo:rsid="010cc6f5" officeooo:paragraph-rsid="010cc6f5" style:font-size-asian="14pt" style:font-weight-asian="normal" style:font-size-complex="14pt" style:font-weight-complex="normal"/>
    </style:style>
    <style:style style:name="P259" style:family="paragraph" style:parent-style-name="Standard">
      <style:text-properties style:font-name="Liberation Serif" fo:font-size="14pt" style:text-underline-style="solid" style:text-underline-width="auto" style:text-underline-color="font-color" fo:font-weight="normal" officeooo:rsid="00072f71" officeooo:paragraph-rsid="01033fdb" style:font-size-asian="14pt" style:font-weight-asian="normal" style:font-size-complex="14pt" style:font-weight-complex="normal"/>
    </style:style>
    <style:style style:name="P260" style:family="paragraph" style:parent-style-name="Standard">
      <style:text-properties fo:color="#c9211e" loext:opacity="100%" style:font-name="Liberation Serif" fo:font-size="14pt" style:text-underline-style="none" fo:font-weight="bold" officeooo:rsid="00b17323" officeooo:paragraph-rsid="00b18324" style:font-size-asian="14pt" style:font-weight-asian="bold" style:font-size-complex="14pt" style:font-weight-complex="bold"/>
    </style:style>
    <style:style style:name="P261" style:family="paragraph" style:parent-style-name="Standard">
      <style:text-properties fo:color="#c9211e" loext:opacity="100%" style:font-name="Liberation Serif" fo:font-size="14pt" style:text-underline-style="none" fo:font-weight="bold" officeooo:rsid="00b17323" officeooo:paragraph-rsid="00b40078" style:font-size-asian="14pt" style:font-weight-asian="bold" style:font-size-complex="14pt" style:font-weight-complex="bold"/>
    </style:style>
    <style:style style:name="P262" style:family="paragraph" style:parent-style-name="Standard">
      <style:text-properties style:use-window-font-color="true" loext:opacity="0%" style:font-name="Liberation Serif" fo:font-size="14pt" style:text-underline-style="none" fo:font-weight="normal" officeooo:rsid="00b17323" officeooo:paragraph-rsid="00b40078" style:font-size-asian="14pt" style:font-weight-asian="normal" style:font-size-complex="14pt" style:font-weight-complex="normal"/>
    </style:style>
    <style:style style:name="P263" style:family="paragraph" style:parent-style-name="Standard">
      <style:text-properties style:use-window-font-color="true" loext:opacity="0%" style:font-name="Liberation Serif" fo:font-size="14pt" style:text-underline-style="none" fo:font-weight="normal" officeooo:rsid="00082a7a" officeooo:paragraph-rsid="01099a0b" style:font-size-asian="14pt" style:font-weight-asian="normal" style:font-size-complex="14pt" style:font-weight-complex="normal"/>
    </style:style>
    <style:style style:name="P264" style:family="paragraph" style:parent-style-name="Standard">
      <style:text-properties style:use-window-font-color="true" loext:opacity="0%" style:font-name="Liberation Serif" fo:font-size="14pt" style:text-underline-style="none" fo:font-weight="normal" officeooo:rsid="00082a7a" officeooo:paragraph-rsid="011316b8" style:font-size-asian="14pt" style:font-weight-asian="normal" style:font-size-complex="14pt" style:font-weight-complex="normal"/>
    </style:style>
    <style:style style:name="P265" style:family="paragraph" style:parent-style-name="Standard">
      <style:text-properties style:use-window-font-color="true" loext:opacity="0%" style:font-name="Liberation Serif" fo:font-size="14pt" style:text-underline-style="none" fo:font-weight="normal" officeooo:rsid="00082a7a" officeooo:paragraph-rsid="00d9f6e6" fo:background-color="transparent" style:font-size-asian="14pt" style:font-weight-asian="normal" style:font-size-complex="14pt" style:font-weight-complex="normal"/>
    </style:style>
    <style:style style:name="P266" style:family="paragraph" style:parent-style-name="Standard">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67" style:family="paragraph" style:parent-style-name="Text_20_body">
      <style:text-properties style:use-window-font-color="true" loext:opacity="0%" style:font-name="Liberation Serif" fo:font-size="14pt" style:text-underline-style="none" fo:font-weight="normal" officeooo:rsid="00d1ce79" officeooo:paragraph-rsid="00d9f6e6" fo:background-color="transparent" style:font-size-asian="14pt" style:font-weight-asian="normal" style:font-size-complex="14pt" style:font-weight-complex="normal"/>
    </style:style>
    <style:style style:name="P268" style:family="paragraph" style:parent-style-name="Standard">
      <style:text-properties style:use-window-font-color="true" loext:opacity="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269" style:family="paragraph" style:parent-style-name="Standard">
      <style:text-properties style:use-window-font-color="true" loext:opacity="0%" style:font-name="Liberation Serif" fo:font-size="14pt" style:text-underline-style="none" fo:font-weight="normal" officeooo:rsid="0053b407" officeooo:paragraph-rsid="01140467" fo:background-color="transparent" style:font-size-asian="14pt" style:font-weight-asian="normal" style:font-size-complex="14pt" style:font-weight-complex="normal"/>
    </style:style>
    <style:style style:name="P270" style:family="paragraph" style:parent-style-name="Standard">
      <style:text-properties style:use-window-font-color="true" loext:opacity="0%" style:font-name="Liberation Serif" fo:font-size="14pt" style:text-underline-style="none" fo:font-weight="bold" officeooo:rsid="00d45b84" officeooo:paragraph-rsid="00ed60e5" style:font-size-asian="14pt" style:font-weight-asian="bold" style:font-size-complex="14pt" style:font-weight-complex="bold"/>
    </style:style>
    <style:style style:name="P271" style:family="paragraph" style:parent-style-name="Standard">
      <style:text-properties style:use-window-font-color="true" loext:opacity="0%" style:font-name="Liberation Serif" fo:font-size="14pt" style:text-underline-style="none" fo:font-weight="bold" officeooo:rsid="00d45b84" officeooo:paragraph-rsid="00ef75a2" style:font-size-asian="14pt" style:font-weight-asian="bold" style:font-size-complex="14pt" style:font-weight-complex="bold"/>
    </style:style>
    <style:style style:name="P272" style:family="paragraph" style:parent-style-name="Standard">
      <style:text-properties fo:color="#a1467e" loext:opacity="100%" style:font-name="Liberation Serif" fo:font-size="14pt" style:text-underline-style="none" fo:font-weight="normal" officeooo:rsid="00d7282d" officeooo:paragraph-rsid="00d7282d" style:font-size-asian="14pt" style:font-weight-asian="normal" style:font-size-complex="14pt" style:font-weight-complex="normal"/>
    </style:style>
    <style:style style:name="P273" style:family="paragraph" style:parent-style-name="Standard">
      <style:text-properties fo:color="#a1467e" loext:opacity="100%" style:font-name="Liberation Serif" fo:font-size="14pt" style:text-underline-style="none" fo:font-weight="normal" officeooo:rsid="00d7282d" officeooo:paragraph-rsid="00dc8404" style:font-size-asian="14pt" style:font-weight-asian="normal" style:font-size-complex="14pt" style:font-weight-complex="normal"/>
    </style:style>
    <style:style style:name="P274" style:family="paragraph" style:parent-style-name="Standard">
      <style:text-properties fo:color="#a1467e" loext:opacity="100%" style:font-name="Liberation Serif" fo:font-size="14pt" style:text-underline-style="none" fo:font-weight="normal" officeooo:rsid="00d7282d" officeooo:paragraph-rsid="00e60838" style:font-size-asian="14pt" style:font-weight-asian="normal" style:font-size-complex="14pt" style:font-weight-complex="normal"/>
    </style:style>
    <style:style style:name="P275" style:family="paragraph" style:parent-style-name="Standard">
      <style:text-properties fo:color="#a1467e" loext:opacity="100%" style:font-name="Liberation Serif" fo:font-size="14pt" style:text-underline-style="none" fo:font-weight="normal" officeooo:rsid="00d7282d" officeooo:paragraph-rsid="00e7e771" style:font-size-asian="14pt" style:font-weight-asian="normal" style:font-size-complex="14pt" style:font-weight-complex="normal"/>
    </style:style>
    <style:style style:name="P276" style:family="paragraph" style:parent-style-name="Standard">
      <style:text-properties fo:color="#a1467e" loext:opacity="100%" style:font-name="Liberation Serif" fo:font-size="14pt" style:text-underline-style="none" fo:font-weight="normal" officeooo:rsid="00d7282d" officeooo:paragraph-rsid="00ed26d2" style:font-size-asian="14pt" style:font-weight-asian="normal" style:font-size-complex="14pt" style:font-weight-complex="normal"/>
    </style:style>
    <style:style style:name="P277" style:family="paragraph" style:parent-style-name="Standard">
      <style:text-properties fo:color="#a1467e" loext:opacity="100%" style:font-name="Liberation Serif" fo:font-size="14pt" style:text-underline-style="none" fo:font-weight="normal" officeooo:rsid="00d7282d" officeooo:paragraph-rsid="00ed60e5" style:font-size-asian="14pt" style:font-weight-asian="normal" style:font-size-complex="14pt" style:font-weight-complex="normal"/>
    </style:style>
    <style:style style:name="P278" style:family="paragraph" style:parent-style-name="Standard">
      <style:text-properties fo:color="#a1467e" loext:opacity="100%" style:font-name="Liberation Serif" fo:font-size="14pt" style:text-underline-style="none" fo:font-weight="normal" officeooo:rsid="00d7282d" officeooo:paragraph-rsid="00ef75a2" style:font-size-asian="14pt" style:font-weight-asian="normal" style:font-size-complex="14pt" style:font-weight-complex="normal"/>
    </style:style>
    <style:style style:name="P279" style:family="paragraph" style:parent-style-name="Standard">
      <style:text-properties fo:color="#a1467e" loext:opacity="100%" style:font-name="Liberation Serif" fo:font-size="14pt" style:text-underline-style="none" fo:font-weight="normal" officeooo:rsid="00d7282d" officeooo:paragraph-rsid="00efb423" style:font-size-asian="14pt" style:font-weight-asian="normal" style:font-size-complex="14pt" style:font-weight-complex="normal"/>
    </style:style>
    <style:style style:name="P280" style:family="paragraph" style:parent-style-name="Standard">
      <style:text-properties fo:color="#a1467e" loext:opacity="100%" style:font-name="Liberation Serif" fo:font-size="14pt" style:text-underline-style="none" fo:font-weight="normal" officeooo:rsid="00d7282d" officeooo:paragraph-rsid="00f11c4e" style:font-size-asian="14pt" style:font-weight-asian="normal" style:font-size-complex="14pt" style:font-weight-complex="normal"/>
    </style:style>
    <style:style style:name="P281" style:family="paragraph" style:parent-style-name="Standard">
      <style:text-properties fo:color="#a1467e" loext:opacity="100%" style:font-name="Liberation Serif" fo:font-size="14pt" style:text-underline-style="none" fo:font-weight="normal" officeooo:rsid="00d7282d" officeooo:paragraph-rsid="00f286c1" style:font-size-asian="14pt" style:font-weight-asian="normal" style:font-size-complex="14pt" style:font-weight-complex="normal"/>
    </style:style>
    <style:style style:name="P282" style:family="paragraph" style:parent-style-name="Standard">
      <style:text-properties fo:color="#a1467e" loext:opacity="100%" style:font-name="Liberation Serif" fo:font-size="14pt" style:text-underline-style="none" fo:font-weight="normal" officeooo:rsid="00d7282d" officeooo:paragraph-rsid="00f2abaf" style:font-size-asian="14pt" style:font-weight-asian="normal" style:font-size-complex="14pt" style:font-weight-complex="normal"/>
    </style:style>
    <style:style style:name="P283" style:family="paragraph" style:parent-style-name="Standard">
      <style:text-properties fo:color="#a1467e" loext:opacity="100%" style:font-name="Liberation Serif" fo:font-size="14pt" style:text-underline-style="none" fo:font-weight="normal" officeooo:rsid="00d7282d" officeooo:paragraph-rsid="00f3ef0d" style:font-size-asian="14pt" style:font-weight-asian="normal" style:font-size-complex="14pt" style:font-weight-complex="normal"/>
    </style:style>
    <style:style style:name="P284" style:family="paragraph" style:parent-style-name="Standard">
      <style:text-properties fo:color="#a1467e" loext:opacity="100%" style:font-name="Liberation Serif" fo:font-size="14pt" style:text-underline-style="none" fo:font-weight="normal" officeooo:rsid="00d7282d" officeooo:paragraph-rsid="00f56f06" style:font-size-asian="14pt" style:font-weight-asian="normal" style:font-size-complex="14pt" style:font-weight-complex="normal"/>
    </style:style>
    <style:style style:name="P285" style:family="paragraph" style:parent-style-name="Standard">
      <style:text-properties fo:color="#a1467e" loext:opacity="100%" style:font-name="Liberation Serif" fo:font-size="14pt" style:text-underline-style="none" fo:font-weight="normal" officeooo:rsid="00d7282d" officeooo:paragraph-rsid="00f6de61" style:font-size-asian="14pt" style:font-weight-asian="normal" style:font-size-complex="14pt" style:font-weight-complex="normal"/>
    </style:style>
    <style:style style:name="P286" style:family="paragraph" style:parent-style-name="Standard">
      <style:text-properties fo:color="#a1467e" loext:opacity="100%" style:font-name="Liberation Serif" fo:font-size="14pt" style:text-underline-style="none" fo:font-weight="normal" officeooo:rsid="00d7282d" officeooo:paragraph-rsid="00f7c212" style:font-size-asian="14pt" style:font-weight-asian="normal" style:font-size-complex="14pt" style:font-weight-complex="normal"/>
    </style:style>
    <style:style style:name="P287" style:family="paragraph" style:parent-style-name="Standard">
      <style:text-properties fo:color="#a1467e" loext:opacity="100%" style:font-name="Liberation Serif" fo:font-size="14pt" style:text-underline-style="none" fo:font-weight="normal" officeooo:rsid="00d7282d" officeooo:paragraph-rsid="00fb9b83" style:font-size-asian="14pt" style:font-weight-asian="normal" style:font-size-complex="14pt" style:font-weight-complex="normal"/>
    </style:style>
    <style:style style:name="P288" style:family="paragraph" style:parent-style-name="Standard">
      <style:text-properties fo:color="#a1467e" loext:opacity="100%" style:font-name="Liberation Serif" fo:font-size="14pt" style:text-underline-style="none" fo:font-weight="normal" officeooo:rsid="00d7282d" officeooo:paragraph-rsid="00fbad65" style:font-size-asian="14pt" style:font-weight-asian="normal" style:font-size-complex="14pt" style:font-weight-complex="normal"/>
    </style:style>
    <style:style style:name="P289" style:family="paragraph" style:parent-style-name="Standard">
      <style:text-properties fo:color="#a1467e" loext:opacity="100%" style:font-name="Liberation Serif" fo:font-size="14pt" style:text-underline-style="none" fo:font-weight="normal" officeooo:rsid="00d7282d" officeooo:paragraph-rsid="00ff4bf6" style:font-size-asian="14pt" style:font-weight-asian="normal" style:font-size-complex="14pt" style:font-weight-complex="normal"/>
    </style:style>
    <style:style style:name="P290" style:family="paragraph" style:parent-style-name="Standard">
      <style:text-properties fo:color="#a1467e" loext:opacity="100%" style:font-name="Liberation Serif" fo:font-size="14pt" style:text-underline-style="none" fo:font-weight="normal" officeooo:rsid="00d7282d" officeooo:paragraph-rsid="0101cebd" style:font-size-asian="14pt" style:font-weight-asian="normal" style:font-size-complex="14pt" style:font-weight-complex="normal"/>
    </style:style>
    <style:style style:name="P291" style:family="paragraph" style:parent-style-name="Standard">
      <style:text-properties fo:color="#a1467e" loext:opacity="100%" style:font-name="Liberation Serif" fo:font-size="14pt" style:text-underline-style="none" fo:font-weight="normal" officeooo:rsid="00d7282d" officeooo:paragraph-rsid="010302e3" style:font-size-asian="14pt" style:font-weight-asian="normal" style:font-size-complex="14pt" style:font-weight-complex="normal"/>
    </style:style>
    <style:style style:name="P292" style:family="paragraph" style:parent-style-name="Standard">
      <style:text-properties fo:color="#a1467e" loext:opacity="100%" style:font-name="Liberation Serif" fo:font-size="14pt" style:text-underline-style="none" fo:font-weight="normal" officeooo:rsid="00d7282d" officeooo:paragraph-rsid="01033fdb" style:font-size-asian="14pt" style:font-weight-asian="normal" style:font-size-complex="14pt" style:font-weight-complex="normal"/>
    </style:style>
    <style:style style:name="P293" style:family="paragraph" style:parent-style-name="Standard">
      <style:text-properties fo:color="#a1467e" loext:opacity="100%" style:font-name="Liberation Serif" fo:font-size="14pt" style:text-underline-style="none" fo:font-weight="normal" officeooo:rsid="00d7282d" officeooo:paragraph-rsid="0104d58d" style:font-size-asian="14pt" style:font-weight-asian="normal" style:font-size-complex="14pt" style:font-weight-complex="normal"/>
    </style:style>
    <style:style style:name="P294" style:family="paragraph" style:parent-style-name="Standard">
      <style:text-properties fo:color="#a1467e" loext:opacity="100%" style:font-name="Liberation Serif" fo:font-size="14pt" style:text-underline-style="none" fo:font-weight="normal" officeooo:rsid="00d7282d" officeooo:paragraph-rsid="010cc6f5" style:font-size-asian="14pt" style:font-weight-asian="normal" style:font-size-complex="14pt" style:font-weight-complex="normal"/>
    </style:style>
    <style:style style:name="P295" style:family="paragraph" style:parent-style-name="Standard">
      <style:text-properties fo:color="#a1467e" loext:opacity="100%" style:font-name="Liberation Serif" fo:font-size="14pt" style:text-underline-style="none" fo:font-weight="normal" officeooo:rsid="00d7282d" officeooo:paragraph-rsid="011512ce" style:font-size-asian="14pt" style:font-weight-asian="normal" style:font-size-complex="14pt" style:font-weight-complex="normal"/>
    </style:style>
    <style:style style:name="P296" style:family="paragraph" style:parent-style-name="Standard">
      <style:text-properties fo:color="#a1467e" loext:opacity="100%" style:font-name="Liberation Serif" fo:font-size="14pt" style:text-underline-style="none" fo:font-weight="bold" officeooo:rsid="00d7282d" officeooo:paragraph-rsid="00d7282d" style:font-size-asian="14pt" style:font-weight-asian="bold" style:font-size-complex="14pt" style:font-weight-complex="bold"/>
    </style:style>
    <style:style style:name="P297" style:family="paragraph" style:parent-style-name="Standard">
      <style:text-properties fo:color="#a1467e" loext:opacity="100%" style:font-name="Liberation Serif" fo:font-size="14pt" style:text-underline-style="none" fo:font-weight="bold" officeooo:rsid="00d7282d" officeooo:paragraph-rsid="00dc8404" style:font-size-asian="14pt" style:font-weight-asian="bold" style:font-size-complex="14pt" style:font-weight-complex="bold"/>
    </style:style>
    <style:style style:name="P298" style:family="paragraph" style:parent-style-name="Standard">
      <style:text-properties fo:color="#a1467e" loext:opacity="100%" style:font-name="Liberation Serif" fo:font-size="14pt" style:text-underline-style="none" fo:font-weight="bold" officeooo:rsid="00d7282d" officeooo:paragraph-rsid="00f7c212" style:font-size-asian="14pt" style:font-weight-asian="bold" style:font-size-complex="14pt" style:font-weight-complex="bold"/>
    </style:style>
    <style:style style:name="P299" style:family="paragraph" style:parent-style-name="Standard">
      <style:text-properties fo:color="#00a933" loext:opacity="100%" style:font-name="Liberation Serif" fo:font-size="14pt" style:text-underline-style="none" fo:font-weight="bold" officeooo:rsid="0078474c" officeooo:paragraph-rsid="008be770" style:font-size-asian="14pt" style:font-weight-asian="bold" style:font-size-complex="14pt" style:font-weight-complex="bold"/>
    </style:style>
    <style:style style:name="P300" style:family="paragraph" style:parent-style-name="Standard">
      <style:text-properties fo:color="#00a933" loext:opacity="100%" style:font-name="Liberation Serif" fo:font-size="14pt" style:text-underline-style="none" fo:font-weight="bold" officeooo:rsid="0078474c" officeooo:paragraph-rsid="007eef91" style:font-size-asian="14pt" style:font-weight-asian="bold" style:font-size-complex="14pt" style:font-weight-complex="bold"/>
    </style:style>
    <style:style style:name="P301" style:family="paragraph" style:parent-style-name="Standard">
      <style:text-properties fo:color="#00a933" loext:opacity="100%" style:font-name="Liberation Serif" fo:font-size="14pt" style:text-underline-style="none" fo:font-weight="bold" officeooo:rsid="0078474c" officeooo:paragraph-rsid="009028a1" style:font-size-asian="14pt" style:font-weight-asian="bold" style:font-size-complex="14pt" style:font-weight-complex="bold"/>
    </style:style>
    <style:style style:name="P302" style:family="paragraph" style:parent-style-name="Standard">
      <style:text-properties fo:color="#00a933" loext:opacity="100%" style:font-name="Liberation Serif" fo:font-size="14pt" style:text-underline-style="none" fo:font-weight="bold" officeooo:rsid="0053b407" officeooo:paragraph-rsid="0066e91b" style:font-size-asian="14pt" style:font-weight-asian="bold" style:font-size-complex="14pt" style:font-weight-complex="bold"/>
    </style:style>
    <style:style style:name="P303" style:family="paragraph" style:parent-style-name="Standard">
      <style:text-properties fo:color="#00a933" loext:opacity="100%" style:font-name="Liberation Serif" fo:font-size="14pt" fo:font-style="normal" style:text-underline-style="none" fo:font-weight="bold" officeooo:rsid="00737546" officeooo:paragraph-rsid="00ae53c5" style:font-size-asian="14pt" style:font-style-asian="normal" style:font-weight-asian="bold" style:font-size-complex="14pt" style:font-style-complex="normal" style:font-weight-complex="bold"/>
    </style:style>
    <style:style style:name="P304" style:family="paragraph" style:parent-style-name="Standard">
      <style:text-properties fo:color="#00a933" loext:opacity="100%" style:font-name="Liberation Serif" fo:font-size="14pt" fo:font-style="normal" style:text-underline-style="none" fo:font-weight="bold" officeooo:rsid="00737546" officeooo:paragraph-rsid="00dc8404" style:font-size-asian="14pt" style:font-style-asian="normal" style:font-weight-asian="bold" style:font-size-complex="14pt" style:font-style-complex="normal" style:font-weight-complex="bold"/>
    </style:style>
    <style:style style:name="P305" style:family="paragraph" style:parent-style-name="Standard">
      <style:text-properties fo:color="#00a933" loext:opacity="100%" style:font-name="Liberation Serif" fo:font-size="14pt" fo:font-style="normal" style:text-underline-style="none" fo:font-weight="bold" officeooo:rsid="00737546" officeooo:paragraph-rsid="00f3ef0d" style:font-size-asian="14pt" style:font-style-asian="normal" style:font-weight-asian="bold" style:font-size-complex="14pt" style:font-style-complex="normal" style:font-weight-complex="bold"/>
    </style:style>
    <style:style style:name="P306" style:family="paragraph" style:parent-style-name="Standard">
      <style:text-properties fo:color="#00a933" loext:opacity="100%" style:font-name="Liberation Serif" fo:font-size="14pt" fo:font-style="normal" style:text-underline-style="none" fo:font-weight="bold" officeooo:rsid="00737546" officeooo:paragraph-rsid="00f56f06" style:font-size-asian="14pt" style:font-style-asian="normal" style:font-weight-asian="bold" style:font-size-complex="14pt" style:font-style-complex="normal" style:font-weight-complex="bold"/>
    </style:style>
    <style:style style:name="P307" style:family="paragraph" style:parent-style-name="Standard">
      <style:text-properties fo:color="#00a933" loext:opacity="100%" style:font-name="Liberation Serif" fo:font-size="14pt" fo:font-style="normal" style:text-underline-style="none" fo:font-weight="bold" officeooo:rsid="00737546" officeooo:paragraph-rsid="00f6de61" style:font-size-asian="14pt" style:font-style-asian="normal" style:font-weight-asian="bold" style:font-size-complex="14pt" style:font-style-complex="normal" style:font-weight-complex="bold"/>
    </style:style>
    <style:style style:name="P308" style:family="paragraph" style:parent-style-name="Standard">
      <style:text-properties fo:color="#069a2e" loext:opacity="100%" style:font-name="Liberation Serif" fo:font-size="14pt" style:text-underline-style="none" fo:font-weight="bold" officeooo:rsid="00d1ce79" officeooo:paragraph-rsid="00d01ca5" style:font-size-asian="14pt" style:font-weight-asian="bold" style:font-size-complex="14pt" style:font-weight-complex="bold"/>
    </style:style>
    <style:style style:name="P309" style:family="paragraph" style:parent-style-name="Standard">
      <style:text-properties fo:color="#069a2e" loext:opacity="100%" style:font-name="Liberation Serif" fo:font-size="14pt" style:text-underline-style="none" fo:font-weight="bold" officeooo:rsid="00d1ce79" officeooo:paragraph-rsid="00d9f6e6" style:font-size-asian="14pt" style:font-weight-asian="bold" style:font-size-complex="14pt" style:font-weight-complex="bold"/>
    </style:style>
    <style:style style:name="P310" style:family="paragraph" style:parent-style-name="Standard">
      <style:text-properties fo:color="#069a2e" loext:opacity="100%" style:font-name="Liberation Serif" fo:font-size="14pt" style:text-underline-style="none" fo:font-weight="bold" officeooo:rsid="00d45b84" officeooo:paragraph-rsid="00d01ca5" style:font-size-asian="14pt" style:font-weight-asian="bold" style:font-size-complex="14pt" style:font-weight-complex="bold"/>
    </style:style>
    <style:style style:name="P311" style:family="paragraph" style:parent-style-name="Standard">
      <style:text-properties fo:color="#069a2e" loext:opacity="100%" style:font-name="Liberation Serif" fo:font-size="14pt" style:text-underline-style="none" fo:font-weight="bold" officeooo:rsid="00d45b84" officeooo:paragraph-rsid="00ed60e5" style:font-size-asian="14pt" style:font-weight-asian="bold" style:font-size-complex="14pt" style:font-weight-complex="bold"/>
    </style:style>
    <style:style style:name="P312" style:family="paragraph" style:parent-style-name="Standard">
      <style:text-properties fo:color="#069a2e" loext:opacity="100%" style:font-name="Liberation Serif" fo:font-size="14pt" style:text-underline-style="none" fo:font-weight="bold" officeooo:rsid="0107f6b9" officeooo:paragraph-rsid="010f0ffc" style:font-size-asian="14pt" style:font-weight-asian="bold" style:font-size-complex="14pt" style:font-weight-complex="bold"/>
    </style:style>
    <style:style style:name="P313"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1cebd" style:font-size-asian="14pt" style:font-weight-asian="normal" style:font-size-complex="14pt" style:font-weight-complex="normal"/>
    </style:style>
    <style:style style:name="P314"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813c" officeooo:paragraph-rsid="010cc6f5" style:font-size-asian="14pt" style:font-weight-asian="normal" style:font-size-complex="14pt" style:font-weight-complex="normal"/>
    </style:style>
    <style:style style:name="P315" style:family="paragraph" style:parent-style-name="Text_20_body">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16"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ad65" style:font-size-asian="14pt" style:font-weight-asian="normal" style:font-size-complex="14pt" style:font-weight-complex="normal"/>
    </style:style>
    <style:style style:name="P317"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033fdb" style:font-size-asian="14pt" style:font-weight-asian="normal" style:font-size-complex="14pt" style:font-weight-complex="normal"/>
    </style:style>
    <style:style style:name="P318"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0fb9b83" style:font-size-asian="14pt" style:font-weight-asian="normal" style:font-size-complex="14pt" style:font-weight-complex="normal"/>
    </style:style>
    <style:style style:name="P319"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2ad72" style:font-size-asian="14pt" style:font-weight-asian="normal" style:font-size-complex="14pt" style:font-weight-complex="normal"/>
    </style:style>
    <style:style style:name="P320" style:family="paragraph" style:parent-style-name="Standard">
      <style:paragraph-properties fo:margin-top="0cm" fo:margin-bottom="0cm" style:contextual-spacing="false" style:line-height-at-least="0.776cm" fo:orphans="2" fo:widows="2"/>
      <style:text-properties fo:font-variant="normal" fo:text-transform="none" fo:color="#1e1f21" loext:opacity="100%" style:font-name="apple-system" fo:font-size="14pt" fo:letter-spacing="normal" fo:font-style="normal" fo:font-weight="normal" loext:padding="0cm" loext:border="none"/>
    </style:style>
    <style:style style:name="P321" style:family="paragraph" style:parent-style-name="Standard">
      <style:paragraph-properties fo:margin-left="0cm" fo:margin-right="0.847cm" fo:margin-top="0cm" fo:margin-bottom="0cm" style:contextual-spacing="false" style:line-height-at-least="1.129cm" fo:orphans="2" fo:widows="2" fo:text-indent="0cm" style:auto-text-indent="false"/>
      <style:text-properties fo:font-variant="normal" fo:text-transform="none" fo:color="#000000" loext:opacity="7%" style:font-name="apple-system1" fo:font-size="12pt" fo:letter-spacing="normal" fo:font-style="normal" fo:font-weight="normal" loext:padding="0cm" loext:border="none"/>
    </style:style>
    <style:style style:name="P322" style:family="paragraph" style:parent-style-name="Standard">
      <style:text-properties fo:color="#2a6099" loext:opacity="100%" style:font-name="Liberation Serif" fo:font-size="14pt" style:text-underline-style="none" fo:font-weight="bold" officeooo:rsid="00d7282d" officeooo:paragraph-rsid="00f3ef0d" fo:background-color="transparent" style:font-size-asian="14pt" style:font-weight-asian="bold" style:font-size-complex="14pt" style:font-weight-complex="bold"/>
    </style:style>
    <style:style style:name="P323" style:family="paragraph" style:parent-style-name="Standard">
      <style:text-properties fo:color="#2a6099" loext:opacity="100%" style:font-name="Liberation Serif" fo:font-size="14pt" style:text-underline-style="none" fo:font-weight="bold" officeooo:rsid="00d7282d" officeooo:paragraph-rsid="00f56f06" fo:background-color="transparent" style:font-size-asian="14pt" style:font-weight-asian="bold" style:font-size-complex="14pt" style:font-weight-complex="bold"/>
    </style:style>
    <style:style style:name="P324" style:family="paragraph" style:parent-style-name="Standard">
      <style:text-properties fo:color="#2a6099" loext:opacity="100%" style:font-name="Liberation Serif" fo:font-size="14pt" style:text-underline-style="none" fo:font-weight="bold" officeooo:rsid="00d7282d" officeooo:paragraph-rsid="00f6de61" fo:background-color="transparent" style:font-size-asian="14pt" style:font-weight-asian="bold" style:font-size-complex="14pt" style:font-weight-complex="bold"/>
    </style:style>
    <style:style style:name="P325" style:family="paragraph" style:parent-style-name="Standard">
      <style:text-properties fo:color="#f10d0c"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26" style:family="paragraph" style:parent-style-name="Standard">
      <style:text-properties fo:color="#168253" loext:opacity="100%" style:font-name="Liberation Serif" fo:font-size="14pt" style:text-underline-style="none" fo:font-weight="bold" officeooo:rsid="0102e6b0" officeooo:paragraph-rsid="0101cebd" style:font-size-asian="14pt" style:font-weight-asian="bold" style:font-size-complex="14pt" style:font-weight-complex="bold"/>
    </style:style>
    <style:style style:name="P327" style:family="paragraph" style:parent-style-name="Standard">
      <style:paragraph-properties fo:margin-left="0.282cm" fo:margin-right="0.564cm" fo:margin-top="0cm" fo:margin-bottom="0.247cm" style:contextual-spacing="false" style:line-height-at-least="0.776cm" fo:orphans="2" fo:widows="2" fo:text-indent="0cm" style:auto-text-indent="false"/>
    </style:style>
    <style:style style:name="P328" style:family="paragraph" style:parent-style-name="Standard">
      <style:paragraph-properties fo:margin-left="0.141cm" fo:margin-right="0.564cm" fo:margin-top="0cm" fo:margin-bottom="0cm" style:contextual-spacing="false" style:line-height-at-least="0.776cm" fo:orphans="2" fo:widows="2" fo:text-indent="0cm" style:auto-text-indent="false"/>
    </style:style>
    <style:style style:name="P329" style:family="paragraph" style:parent-style-name="Standard">
      <style:paragraph-properties fo:margin-top="0cm" fo:margin-bottom="0cm" style:contextual-spacing="false" style:line-height-at-least="0.776cm" fo:orphans="2" fo:widows="2"/>
      <style:text-properties style:font-name="apple-system" fo:font-size="14pt" loext:padding="0cm" loext:border="none"/>
    </style:style>
    <style:style style:name="P330" style:family="paragraph" style:parent-style-name="Standard">
      <style:text-properties officeooo:paragraph-rsid="011512ce"/>
    </style:style>
    <style:style style:name="P331" style:family="paragraph" style:parent-style-name="Text_20_body">
      <style:text-properties officeooo:paragraph-rsid="011512ce"/>
    </style:style>
    <style:style style:name="P332" style:family="paragraph" style:parent-style-name="Standard">
      <style:text-properties style:font-name="Liberation Serif" fo:font-size="14pt" style:text-underline-style="none" fo:font-weight="normal" officeooo:rsid="00082a7a" officeooo:paragraph-rsid="00729e3e" style:font-size-asian="14pt" style:font-weight-asian="normal" style:font-size-complex="14pt" style:font-weight-complex="normal"/>
    </style:style>
    <style:style style:name="P333" style:family="paragraph" style:parent-style-name="Standard">
      <style:text-properties style:font-name="Liberation Serif" fo:font-size="14pt" style:text-underline-style="none" fo:font-weight="normal" officeooo:rsid="00082a7a" officeooo:paragraph-rsid="011abc9b" style:font-size-asian="14pt" style:font-weight-asian="normal" style:font-size-complex="14pt" style:font-weight-complex="normal"/>
    </style:style>
    <style:style style:name="P334" style:family="paragraph" style:parent-style-name="Standard">
      <style:text-properties style:font-name="Liberation Serif" fo:font-size="14pt" style:text-underline-style="none" fo:font-weight="normal" officeooo:rsid="00082a7a" officeooo:paragraph-rsid="011c49a4" style:font-size-asian="14pt" style:font-weight-asian="normal" style:font-size-complex="14pt" style:font-weight-complex="normal"/>
    </style:style>
    <style:style style:name="P335" style:family="paragraph" style:parent-style-name="Standard">
      <style:text-properties style:font-name="Liberation Serif" fo:font-size="14pt" style:text-underline-style="none" fo:font-weight="normal" officeooo:rsid="00082a7a" officeooo:paragraph-rsid="011d7b23" style:font-size-asian="14pt" style:font-weight-asian="normal" style:font-size-complex="14pt" style:font-weight-complex="normal"/>
    </style:style>
    <style:style style:name="P336" style:family="paragraph" style:parent-style-name="Standard">
      <style:text-properties style:font-name="Liberation Serif" fo:font-size="14pt" style:text-underline-style="none" fo:font-weight="normal" officeooo:rsid="00082a7a" officeooo:paragraph-rsid="011f1ba3" style:font-size-asian="14pt" style:font-weight-asian="normal" style:font-size-complex="14pt" style:font-weight-complex="normal"/>
    </style:style>
    <style:style style:name="P337" style:family="paragraph" style:parent-style-name="Standard">
      <style:text-properties style:font-name="Liberation Serif" fo:font-size="14pt" style:text-underline-style="none" fo:font-weight="normal" officeooo:rsid="00082a7a" officeooo:paragraph-rsid="00f6de61" style:font-size-asian="14pt" style:font-weight-asian="normal" style:font-size-complex="14pt" style:font-weight-complex="normal"/>
    </style:style>
    <style:style style:name="P338" style:family="paragraph" style:parent-style-name="Standard">
      <style:text-properties style:font-name="Liberation Serif" fo:font-size="14pt" style:text-underline-style="none" fo:font-weight="normal" officeooo:rsid="00082a7a" officeooo:paragraph-rsid="011f5d51" style:font-size-asian="14pt" style:font-weight-asian="normal" style:font-size-complex="14pt" style:font-weight-complex="normal"/>
    </style:style>
    <style:style style:name="P339" style:family="paragraph" style:parent-style-name="Standard">
      <style:text-properties style:font-name="Liberation Serif" fo:font-size="14pt" style:text-underline-style="none" fo:font-weight="normal" officeooo:rsid="00082a7a" officeooo:paragraph-rsid="01210cc9" style:font-size-asian="14pt" style:font-weight-asian="normal" style:font-size-complex="14pt" style:font-weight-complex="normal"/>
    </style:style>
    <style:style style:name="P340" style:family="paragraph" style:parent-style-name="Standard">
      <style:text-properties style:font-name="Liberation Serif" fo:font-size="14pt" style:text-underline-style="none" fo:font-weight="normal" officeooo:rsid="00082a7a" officeooo:paragraph-rsid="00a51a82" style:font-size-asian="14pt" style:font-weight-asian="normal" style:font-size-complex="14pt" style:font-weight-complex="normal"/>
    </style:style>
    <style:style style:name="P341" style:family="paragraph" style:parent-style-name="Standard">
      <style:text-properties style:font-name="Liberation Serif" fo:font-size="14pt" style:text-underline-style="none" fo:font-weight="normal" officeooo:rsid="00082a7a" officeooo:paragraph-rsid="0121813f" style:font-size-asian="14pt" style:font-weight-asian="normal" style:font-size-complex="14pt" style:font-weight-complex="normal"/>
    </style:style>
    <style:style style:name="P342" style:family="paragraph" style:parent-style-name="Standard">
      <style:text-properties style:font-name="Liberation Serif" fo:font-size="14pt" style:text-underline-style="none" fo:font-weight="normal" officeooo:rsid="0005ebb4" officeooo:paragraph-rsid="011abc9b" style:font-size-asian="14pt" style:font-weight-asian="normal" style:font-size-complex="14pt" style:font-weight-complex="normal"/>
    </style:style>
    <style:style style:name="P343" style:family="paragraph" style:parent-style-name="Standard">
      <style:text-properties style:font-name="Liberation Serif" fo:font-size="14pt" style:text-underline-style="none" fo:font-weight="normal" officeooo:rsid="0005ebb4" officeooo:paragraph-rsid="00fbad65" style:font-size-asian="14pt" style:font-weight-asian="normal" style:font-size-complex="14pt" style:font-weight-complex="normal"/>
    </style:style>
    <style:style style:name="P344" style:family="paragraph" style:parent-style-name="Standard">
      <style:text-properties style:font-name="Liberation Serif" fo:font-size="14pt" style:text-underline-style="none" fo:font-weight="normal" officeooo:rsid="0005ebb4" officeooo:paragraph-rsid="011c49a4" style:font-size-asian="14pt" style:font-weight-asian="normal" style:font-size-complex="14pt" style:font-weight-complex="normal"/>
    </style:style>
    <style:style style:name="P345" style:family="paragraph" style:parent-style-name="Standard">
      <style:text-properties style:font-name="Liberation Serif" fo:font-size="14pt" style:text-underline-style="none" fo:font-weight="normal" officeooo:rsid="0005ebb4" officeooo:paragraph-rsid="002f08f9" style:font-size-asian="14pt" style:font-weight-asian="normal" style:font-size-complex="14pt" style:font-weight-complex="normal"/>
    </style:style>
    <style:style style:name="P346" style:family="paragraph" style:parent-style-name="Standard">
      <style:text-properties style:font-name="Liberation Serif" fo:font-size="14pt" style:text-underline-style="none" fo:font-weight="normal" officeooo:rsid="0005ebb4" officeooo:paragraph-rsid="011d7b23" style:font-size-asian="14pt" style:font-weight-asian="normal" style:font-size-complex="14pt" style:font-weight-complex="normal"/>
    </style:style>
    <style:style style:name="P347" style:family="paragraph" style:parent-style-name="Standard">
      <style:text-properties style:font-name="Liberation Serif" fo:font-size="14pt" style:text-underline-style="none" fo:font-weight="normal" officeooo:rsid="0005ebb4" officeooo:paragraph-rsid="00f11c4e" style:font-size-asian="14pt" style:font-weight-asian="normal" style:font-size-complex="14pt" style:font-weight-complex="normal"/>
    </style:style>
    <style:style style:name="P348" style:family="paragraph" style:parent-style-name="Standard">
      <style:text-properties style:font-name="Liberation Serif" fo:font-size="14pt" style:text-underline-style="none" fo:font-weight="normal" officeooo:rsid="0005ebb4" officeooo:paragraph-rsid="0121813f" style:font-size-asian="14pt" style:font-weight-asian="normal" style:font-size-complex="14pt" style:font-weight-complex="normal"/>
    </style:style>
    <style:style style:name="P349" style:family="paragraph" style:parent-style-name="Standard">
      <style:text-properties style:font-name="Liberation Serif" fo:font-size="14pt" style:text-underline-style="none" fo:font-weight="normal" officeooo:rsid="00fbad65" officeooo:paragraph-rsid="011c49a4" style:font-size-asian="14pt" style:font-weight-asian="normal" style:font-size-complex="14pt" style:font-weight-complex="normal"/>
    </style:style>
    <style:style style:name="P350" style:family="paragraph" style:parent-style-name="Standard">
      <style:text-properties style:font-name="Liberation Serif" fo:font-size="14pt" style:text-underline-style="none" fo:font-weight="normal" officeooo:rsid="00072f71" officeooo:paragraph-rsid="011c49a4" style:font-size-asian="14pt" style:font-weight-asian="normal" style:font-size-complex="14pt" style:font-weight-complex="normal"/>
    </style:style>
    <style:style style:name="P351" style:family="paragraph" style:parent-style-name="Standard">
      <style:text-properties style:font-name="Liberation Serif" fo:font-size="14pt" style:text-underline-style="none" fo:font-weight="normal" officeooo:rsid="00d7282d" officeooo:paragraph-rsid="011c49a4" style:font-size-asian="14pt" style:font-weight-asian="normal" style:font-size-complex="14pt" style:font-weight-complex="normal"/>
    </style:style>
    <style:style style:name="P352" style:family="paragraph" style:parent-style-name="Standard">
      <style:text-properties style:font-name="Liberation Serif" fo:font-size="14pt" style:text-underline-style="none" fo:font-weight="normal" officeooo:rsid="0007813c" officeooo:paragraph-rsid="011d7b23" style:font-size-asian="14pt" style:font-weight-asian="normal" style:font-size-complex="14pt" style:font-weight-complex="normal"/>
    </style:style>
    <style:style style:name="P353" style:family="paragraph" style:parent-style-name="Standard">
      <style:text-properties style:font-name="Liberation Serif" fo:font-size="14pt" style:text-underline-style="none" fo:font-weight="normal" officeooo:rsid="0007a92a" officeooo:paragraph-rsid="011f1ba3" style:font-size-asian="14pt" style:font-weight-asian="normal" style:font-size-complex="14pt" style:font-weight-complex="normal"/>
    </style:style>
    <style:style style:name="P354" style:family="paragraph" style:parent-style-name="Standard">
      <style:text-properties style:font-name="Liberation Serif" fo:font-size="14pt" style:text-underline-style="none" fo:font-weight="normal" officeooo:rsid="0007a92a" officeooo:paragraph-rsid="0121813f" style:font-size-asian="14pt" style:font-weight-asian="normal" style:font-size-complex="14pt" style:font-weight-complex="normal"/>
    </style:style>
    <style:style style:name="P355" style:family="paragraph" style:parent-style-name="Standard">
      <style:text-properties style:font-name="Liberation Serif" fo:font-size="14pt" style:text-underline-style="none" fo:font-weight="normal" officeooo:rsid="008427d4" officeooo:paragraph-rsid="011f5d51" style:font-size-asian="14pt" style:font-weight-asian="normal" style:font-size-complex="14pt" style:font-weight-complex="normal"/>
    </style:style>
    <style:style style:name="P356" style:family="paragraph" style:parent-style-name="Standard">
      <style:text-properties fo:font-size="14pt" officeooo:rsid="00196c5e" officeooo:paragraph-rsid="011abc9b" style:font-size-asian="14pt" style:font-size-complex="14pt"/>
    </style:style>
    <style:style style:name="P357" style:family="paragraph" style:parent-style-name="Standard">
      <style:text-properties officeooo:rsid="00072f71" officeooo:paragraph-rsid="011c49a4"/>
    </style:style>
    <style:style style:name="P358" style:family="paragraph" style:parent-style-name="Standard">
      <style:text-properties fo:font-variant="normal" fo:text-transform="none" fo:color="#1e1f21" loext:opacity="100%" style:font-name="apple-system1" fo:font-size="14pt" fo:letter-spacing="normal" fo:font-style="normal" style:text-underline-style="none" fo:font-weight="normal" officeooo:rsid="00072f71" officeooo:paragraph-rsid="011c49a4" style:font-size-asian="14pt" style:font-weight-asian="normal" style:font-size-complex="14pt" style:font-weight-complex="normal"/>
    </style:style>
    <style:style style:name="P359" style:family="paragraph" style:parent-style-name="Standard">
      <style:text-properties fo:color="#a1467e" loext:opacity="100%" style:font-name="Liberation Serif" fo:font-size="14pt" style:text-underline-style="none" fo:font-weight="normal" officeooo:rsid="00d7282d" officeooo:paragraph-rsid="011c818d" style:font-size-asian="14pt" style:font-weight-asian="normal" style:font-size-complex="14pt" style:font-weight-complex="normal"/>
    </style:style>
    <style:style style:name="P360" style:family="paragraph" style:parent-style-name="Standard">
      <style:text-properties fo:color="#a1467e" loext:opacity="100%" style:font-name="Liberation Serif" fo:font-size="14pt" style:text-underline-style="none" fo:font-weight="normal" officeooo:rsid="00d7282d" officeooo:paragraph-rsid="011d7b23" style:font-size-asian="14pt" style:font-weight-asian="normal" style:font-size-complex="14pt" style:font-weight-complex="normal"/>
    </style:style>
    <style:style style:name="P361" style:family="paragraph" style:parent-style-name="Standard">
      <style:text-properties fo:color="#a1467e" loext:opacity="100%" style:font-name="Liberation Serif" fo:font-size="14pt" style:text-underline-style="none" fo:font-weight="normal" officeooo:rsid="00d7282d" officeooo:paragraph-rsid="011f1ba3" style:font-size-asian="14pt" style:font-weight-asian="normal" style:font-size-complex="14pt" style:font-weight-complex="normal"/>
    </style:style>
    <style:style style:name="P362" style:family="paragraph" style:parent-style-name="Standard">
      <style:text-properties fo:color="#a1467e" loext:opacity="100%" style:font-name="Liberation Serif" fo:font-size="14pt" style:text-underline-style="none" fo:font-weight="normal" officeooo:rsid="00d7282d" officeooo:paragraph-rsid="011f5d51" style:font-size-asian="14pt" style:font-weight-asian="normal" style:font-size-complex="14pt" style:font-weight-complex="normal"/>
    </style:style>
    <style:style style:name="P363" style:family="paragraph" style:parent-style-name="Standard">
      <style:text-properties fo:color="#a1467e" loext:opacity="100%" style:font-name="Liberation Serif" fo:font-size="14pt" style:text-underline-style="none" fo:font-weight="normal" officeooo:rsid="00d7282d" officeooo:paragraph-rsid="0121813f" style:font-size-asian="14pt" style:font-weight-asian="normal" style:font-size-complex="14pt" style:font-weight-complex="normal"/>
    </style:style>
    <style:style style:name="P364" style:family="paragraph" style:parent-style-name="Standard">
      <style:text-properties fo:color="#a1467e" loext:opacity="100%" style:font-name="Liberation Serif" fo:font-size="14pt" style:text-underline-style="none" fo:font-weight="normal" officeooo:rsid="00d7282d" officeooo:paragraph-rsid="01218b0e" style:font-size-asian="14pt" style:font-weight-asian="normal" style:font-size-complex="14pt" style:font-weight-complex="normal"/>
    </style:style>
    <style:style style:name="P365" style:family="paragraph" style:parent-style-name="Standard">
      <style:text-properties officeooo:rsid="0007813c" officeooo:paragraph-rsid="011d7b23"/>
    </style:style>
    <style:style style:name="P366" style:family="paragraph" style:parent-style-name="Standard">
      <style:text-properties officeooo:rsid="0007a92a" officeooo:paragraph-rsid="011f1ba3"/>
    </style:style>
    <style:style style:name="P367" style:family="paragraph" style:parent-style-name="Standard">
      <style:text-properties officeooo:rsid="0007a92a" officeooo:paragraph-rsid="0121813f"/>
    </style:style>
    <style:style style:name="P368" style:family="paragraph" style:parent-style-name="Standard">
      <style:text-properties fo:color="#00a933" loext:opacity="100%" style:font-name="Liberation Serif" fo:font-size="14pt" fo:font-style="normal" style:text-underline-style="none" fo:font-weight="bold" officeooo:rsid="00737546" officeooo:paragraph-rsid="011f5d51" style:font-size-asian="14pt" style:font-style-asian="normal" style:font-weight-asian="bold" style:font-size-complex="14pt" style:font-style-complex="normal" style:font-weight-complex="bold"/>
    </style:style>
    <style:style style:name="P369" style:family="paragraph" style:parent-style-name="Standard">
      <style:text-properties fo:color="#00a933"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70" style:family="paragraph" style:parent-style-name="Standard">
      <style:text-properties fo:color="#2a6099" loext:opacity="100%" style:font-name="Liberation Serif" fo:font-size="14pt" style:text-underline-style="none" fo:font-weight="bold" officeooo:rsid="00d7282d" officeooo:paragraph-rsid="011f5d51" fo:background-color="transparent" style:font-size-asian="14pt" style:font-weight-asian="bold" style:font-size-complex="14pt" style:font-weight-complex="bold"/>
    </style:style>
    <style:style style:name="P371" style:family="paragraph" style:parent-style-name="Standard">
      <style:text-properties fo:color="#f10d0c" loext:opacity="10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P372" style:family="paragraph" style:parent-style-name="Standard">
      <style:text-properties style:use-window-font-color="true" loext:opacity="0%" style:font-name="Liberation Serif" fo:font-size="14pt" style:text-underline-style="none" fo:font-weight="normal" officeooo:rsid="00d9f6e6" officeooo:paragraph-rsid="00d9f6e6" fo:background-color="transparent" style:font-size-asian="14pt" style:font-weight-asian="normal" style:font-size-complex="14pt" style:font-weight-complex="normal"/>
    </style:style>
    <style:style style:name="T1" style:family="text">
      <style:text-properties officeooo:rsid="000a59f7"/>
    </style:style>
    <style:style style:name="T2" style:family="text">
      <style:text-properties officeooo:rsid="000b0122"/>
    </style:style>
    <style:style style:name="T3" style:family="text">
      <style:text-properties officeooo:rsid="000b6020"/>
    </style:style>
    <style:style style:name="T4" style:family="text">
      <style:text-properties officeooo:rsid="000d2a0e"/>
    </style:style>
    <style:style style:name="T5" style:family="text">
      <style:text-properties officeooo:rsid="000edffc"/>
    </style:style>
    <style:style style:name="T6" style:family="text">
      <style:text-properties officeooo:rsid="0010bb18"/>
    </style:style>
    <style:style style:name="T7" style:family="text">
      <style:text-properties officeooo:rsid="00146c73"/>
    </style:style>
    <style:style style:name="T8" style:family="text">
      <style:text-properties officeooo:rsid="00196c5e"/>
    </style:style>
    <style:style style:name="T9" style:family="text">
      <style:text-properties officeooo:rsid="001c2c1f"/>
    </style:style>
    <style:style style:name="T10" style:family="text">
      <style:text-properties officeooo:rsid="001e0c31"/>
    </style:style>
    <style:style style:name="T11" style:family="text">
      <style:text-properties officeooo:rsid="001ff605"/>
    </style:style>
    <style:style style:name="T12" style:family="text">
      <style:text-properties officeooo:rsid="00217c2f"/>
    </style:style>
    <style:style style:name="T13" style:family="text">
      <style:text-properties officeooo:rsid="0007813c"/>
    </style:style>
    <style:style style:name="T14" style:family="text">
      <style:text-properties officeooo:rsid="0007a92a"/>
    </style:style>
    <style:style style:name="T15" style:family="text">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T16" style:family="text">
      <style:text-properties style:font-name="Liberation Serif" fo:font-size="14pt" style:text-underline-style="none" fo:font-weight="normal" style:font-size-asian="14pt" style:font-weight-asian="normal" style:font-size-complex="14pt" style:font-weight-complex="normal"/>
    </style:style>
    <style:style style:name="T17" style:family="text">
      <style:text-properties style:font-name="Liberation Serif" fo:font-size="14pt" style:text-underline-style="none" fo:font-weight="normal" officeooo:rsid="00e29604" style:font-size-asian="14pt" style:font-weight-asian="normal" style:font-size-complex="14pt" style:font-weight-complex="normal"/>
    </style:style>
    <style:style style:name="T18" style:family="text">
      <style:text-properties style:font-name="Liberation Serif" fo:font-size="14pt" style:text-underline-style="none" fo:font-weight="normal" officeooo:rsid="00efb423" style:font-size-asian="14pt" style:font-weight-asian="normal" style:font-size-complex="14pt" style:font-weight-complex="normal"/>
    </style:style>
    <style:style style:name="T19" style:family="text">
      <style:text-properties style:font-name="Liberation Serif" fo:font-size="14pt" style:text-underline-style="none" fo:font-weight="normal" officeooo:rsid="00f11c4e" style:font-size-asian="14pt" style:font-weight-asian="normal" style:font-size-complex="14pt" style:font-weight-complex="normal"/>
    </style:style>
    <style:style style:name="T20" style:family="text">
      <style:text-properties style:font-name="Liberation Serif" fo:font-size="14pt" style:text-underline-style="none" fo:font-weight="normal" officeooo:rsid="00fb9b83" style:font-size-asian="14pt" style:font-weight-asian="normal" style:font-size-complex="14pt" style:font-weight-complex="normal"/>
    </style:style>
    <style:style style:name="T21" style:family="text">
      <style:text-properties style:font-name="Liberation Serif" fo:font-size="14pt" style:text-underline-style="none" fo:font-weight="normal" officeooo:rsid="00fbad65" style:font-size-asian="14pt" style:font-weight-asian="normal" style:font-size-complex="14pt" style:font-weight-complex="normal"/>
    </style:style>
    <style:style style:name="T22" style:family="text">
      <style:text-properties style:font-name="Liberation Serif" fo:font-size="14pt" style:text-underline-style="none" fo:font-weight="normal" officeooo:rsid="00fcc55a" style:font-size-asian="14pt" style:font-weight-asian="normal" style:font-size-complex="14pt" style:font-weight-complex="normal"/>
    </style:style>
    <style:style style:name="T23" style:family="text">
      <style:text-properties style:font-name="Liberation Serif" fo:font-size="14pt" style:text-underline-style="none" fo:font-weight="normal" officeooo:rsid="00fe6ec4" style:font-size-asian="14pt" style:font-weight-asian="normal" style:font-size-complex="14pt" style:font-weight-complex="normal"/>
    </style:style>
    <style:style style:name="T24" style:family="text">
      <style:text-properties style:font-name="Liberation Serif" fo:font-size="14pt" style:text-underline-style="none" fo:font-weight="normal" officeooo:rsid="0101cebd" style:font-size-asian="14pt" style:font-weight-asian="normal" style:font-size-complex="14pt" style:font-weight-complex="normal"/>
    </style:style>
    <style:style style:name="T25" style:family="text">
      <style:text-properties style:font-name="Liberation Serif" fo:font-size="14pt" style:text-underline-style="none" fo:font-weight="normal" officeooo:rsid="01033fdb" style:font-size-asian="14pt" style:font-weight-asian="normal" style:font-size-complex="14pt" style:font-weight-complex="normal"/>
    </style:style>
    <style:style style:name="T26" style:family="text">
      <style:text-properties style:font-name="Liberation Serif" fo:font-size="14pt" style:text-underline-style="none" fo:font-weight="normal" officeooo:rsid="010cc6f5" style:font-size-asian="14pt" style:font-weight-asian="normal" style:font-size-complex="14pt" style:font-weight-complex="normal"/>
    </style:style>
    <style:style style:name="T27" style:family="text">
      <style:text-properties style:font-name="Liberation Serif" fo:font-size="14pt" style:text-underline-style="none" fo:font-weight="normal" officeooo:rsid="0112ad72" style:font-size-asian="14pt" style:font-weight-asian="normal" style:font-size-complex="14pt" style:font-weight-complex="normal"/>
    </style:style>
    <style:style style:name="T28" style:family="text">
      <style:text-properties style:font-name="Liberation Serif" fo:font-size="14pt" style:text-underline-style="none" fo:font-weight="normal" officeooo:rsid="0005ebb4" style:font-size-asian="14pt" style:font-weight-asian="normal" style:font-size-complex="14pt" style:font-weight-complex="normal"/>
    </style:style>
    <style:style style:name="T29" style:family="text">
      <style:text-properties style:font-name="Liberation Serif" fo:font-size="14pt" style:text-underline-style="none" fo:font-weight="normal" officeooo:rsid="011c49a4" style:font-size-asian="14pt" style:font-weight-asian="normal" style:font-size-complex="14pt" style:font-weight-complex="normal"/>
    </style:style>
    <style:style style:name="T30" style:family="text">
      <style:text-properties style:font-name="Liberation Serif" fo:font-size="14pt" style:text-underline-style="none" fo:font-weight="normal" officeooo:rsid="011d7b23" style:font-size-asian="14pt" style:font-weight-asian="normal" style:font-size-complex="14pt" style:font-weight-complex="normal"/>
    </style:style>
    <style:style style:name="T31" style:family="text">
      <style:text-properties style:font-name="Liberation Serif" fo:font-size="14pt" style:text-underline-style="none" fo:font-weight="normal" officeooo:rsid="011f1ba3" style:font-size-asian="14pt" style:font-weight-asian="normal" style:font-size-complex="14pt" style:font-weight-complex="normal"/>
    </style:style>
    <style:style style:name="T32" style:family="text">
      <style:text-properties style:font-name="Liberation Serif" fo:font-size="14pt" style:text-underline-style="none" fo:font-weight="normal" officeooo:rsid="0121813f" style:font-size-asian="14pt" style:font-weight-asian="normal" style:font-size-complex="14pt" style:font-weight-complex="normal"/>
    </style:style>
    <style:style style:name="T33" style:family="text">
      <style:text-properties style:font-name="Liberation Serif" style:text-underline-style="solid" style:text-underline-width="auto" style:text-underline-color="font-color" fo:font-weight="normal" style:font-weight-asian="normal" style:font-weight-complex="normal"/>
    </style:style>
    <style:style style:name="T34" style:family="text">
      <style:text-properties style:font-name="Liberation Serif" style:text-underline-style="none" fo:font-weight="normal" style:font-weight-asian="normal" style:font-weight-complex="normal"/>
    </style:style>
    <style:style style:name="T35" style:family="text">
      <style:text-properties style:font-name="Liberation Serif" style:text-underline-style="none" fo:font-weight="normal" officeooo:rsid="00ff4bf6" style:font-weight-asian="normal" style:font-weight-complex="normal"/>
    </style:style>
    <style:style style:name="T36" style:family="text">
      <style:text-properties style:font-name="Liberation Serif" style:text-underline-style="none" fo:font-weight="normal" officeooo:rsid="011abc9b" style:font-weight-asian="normal" style:font-weight-complex="normal"/>
    </style:style>
    <style:style style:name="T37" style:family="text">
      <style:text-properties officeooo:rsid="0028fa8d"/>
    </style:style>
    <style:style style:name="T38" style:family="text">
      <style:text-properties officeooo:rsid="003319f4"/>
    </style:style>
    <style:style style:name="T39" style:family="text">
      <style:text-properties officeooo:rsid="0033d32e"/>
    </style:style>
    <style:style style:name="T40" style:family="text">
      <style:text-properties officeooo:rsid="0038a9d3"/>
    </style:style>
    <style:style style:name="T41" style:family="text">
      <style:text-properties officeooo:rsid="0039f59c"/>
    </style:style>
    <style:style style:name="T42" style:family="text">
      <style:text-properties officeooo:rsid="003dbf03"/>
    </style:style>
    <style:style style:name="T43" style:family="text">
      <style:text-properties officeooo:rsid="00401e94"/>
    </style:style>
    <style:style style:name="T44" style:family="text">
      <style:text-properties officeooo:rsid="004172c8"/>
    </style:style>
    <style:style style:name="T45" style:family="text">
      <style:text-properties officeooo:rsid="00429d93"/>
    </style:style>
    <style:style style:name="T46" style:family="text">
      <style:text-properties officeooo:rsid="00454e75"/>
    </style:style>
    <style:style style:name="T47" style:family="text">
      <style:text-properties officeooo:rsid="00460872"/>
    </style:style>
    <style:style style:name="T48" style:family="text">
      <style:text-properties fo:color="#c9211e" loext:opacity="100%" fo:font-weight="bold" officeooo:rsid="008656eb" style:font-weight-asian="bold" style:font-weight-complex="bold"/>
    </style:style>
    <style:style style:name="T49" style:family="text">
      <style:text-properties fo:color="#c9211e" loext:opacity="100%" fo:font-weight="bold" officeooo:rsid="00b17323" style:font-weight-asian="bold" style:font-weight-complex="bold"/>
    </style:style>
    <style:style style:name="T50" style:family="text">
      <style:text-properties fo:color="#c9211e" loext:opacity="100%" fo:font-style="normal" fo:font-weight="bold" officeooo:rsid="00b17323" style:font-style-asian="normal" style:font-weight-asian="bold" style:font-style-complex="normal" style:font-weight-complex="bold"/>
    </style:style>
    <style:style style:name="T51" style:family="text">
      <style:text-properties fo:color="#00a933" loext:opacity="100%"/>
    </style:style>
    <style:style style:name="T52" style:family="text">
      <style:text-properties fo:color="#00a933" loext:opacity="100%" fo:font-weight="bold" style:font-weight-asian="bold" style:font-weight-complex="bold"/>
    </style:style>
    <style:style style:name="T53" style:family="text">
      <style:text-properties fo:color="#00a933" loext:opacity="100%" fo:font-weight="bold" officeooo:rsid="004ed2ab" style:font-weight-asian="bold" style:font-weight-complex="bold"/>
    </style:style>
    <style:style style:name="T54" style:family="text">
      <style:text-properties fo:color="#00a933" loext:opacity="100%" fo:font-weight="bold" officeooo:rsid="0053b407" style:font-weight-asian="bold" style:font-weight-complex="bold"/>
    </style:style>
    <style:style style:name="T55" style:family="text">
      <style:text-properties fo:color="#00a933" loext:opacity="100%" fo:font-weight="bold" officeooo:rsid="00575a83" style:font-weight-asian="bold" style:font-weight-complex="bold"/>
    </style:style>
    <style:style style:name="T56" style:family="text">
      <style:text-properties fo:color="#00a933" loext:opacity="100%" fo:font-weight="bold" officeooo:rsid="005e6fe1" style:font-weight-asian="bold" style:font-weight-complex="bold"/>
    </style:style>
    <style:style style:name="T57" style:family="text">
      <style:text-properties fo:color="#00a933" loext:opacity="100%" fo:font-weight="bold" officeooo:rsid="0069501e" style:font-weight-asian="bold" style:font-weight-complex="bold"/>
    </style:style>
    <style:style style:name="T58" style:family="text">
      <style:text-properties fo:color="#00a933" loext:opacity="100%" fo:font-weight="bold" officeooo:rsid="006cd4a5" style:font-weight-asian="bold" style:font-weight-complex="bold"/>
    </style:style>
    <style:style style:name="T59" style:family="text">
      <style:text-properties fo:color="#00a933" loext:opacity="100%" fo:font-weight="bold" officeooo:rsid="006d0cd1" style:font-weight-asian="bold" style:font-weight-complex="bold"/>
    </style:style>
    <style:style style:name="T60" style:family="text">
      <style:text-properties fo:color="#00a933" loext:opacity="100%" fo:font-weight="bold" officeooo:rsid="0070474d" style:font-weight-asian="bold" style:font-weight-complex="bold"/>
    </style:style>
    <style:style style:name="T61" style:family="text">
      <style:text-properties fo:color="#00a933" loext:opacity="100%" fo:font-weight="bold" officeooo:rsid="00737546" style:font-weight-asian="bold" style:font-weight-complex="bold"/>
    </style:style>
    <style:style style:name="T62" style:family="text">
      <style:text-properties fo:color="#00a933" loext:opacity="100%" fo:font-weight="bold" officeooo:rsid="0078474c" style:font-weight-asian="bold" style:font-weight-complex="bold"/>
    </style:style>
    <style:style style:name="T63" style:family="text">
      <style:text-properties fo:color="#00a933" loext:opacity="100%" fo:font-weight="bold" officeooo:rsid="007ec5df" style:font-weight-asian="bold" style:font-weight-complex="bold"/>
    </style:style>
    <style:style style:name="T64" style:family="text">
      <style:text-properties fo:color="#00a933" loext:opacity="100%" fo:font-weight="bold" officeooo:rsid="007ed856" style:font-weight-asian="bold" style:font-weight-complex="bold"/>
    </style:style>
    <style:style style:name="T65" style:family="text">
      <style:text-properties fo:color="#00a933" loext:opacity="100%" fo:font-weight="bold" officeooo:rsid="0084d9ec" style:font-weight-asian="bold" style:font-weight-complex="bold"/>
    </style:style>
    <style:style style:name="T66" style:family="text">
      <style:text-properties fo:color="#00a933" loext:opacity="100%" fo:font-weight="bold" officeooo:rsid="008a6825" style:font-weight-asian="bold" style:font-weight-complex="bold"/>
    </style:style>
    <style:style style:name="T67" style:family="text">
      <style:text-properties fo:color="#00a933" loext:opacity="100%" fo:font-weight="bold" officeooo:rsid="008b8f5c" style:font-weight-asian="bold" style:font-weight-complex="bold"/>
    </style:style>
    <style:style style:name="T68" style:family="text">
      <style:text-properties fo:color="#00a933" loext:opacity="100%" fo:font-weight="bold" officeooo:rsid="00919572" style:font-weight-asian="bold" style:font-weight-complex="bold"/>
    </style:style>
    <style:style style:name="T69" style:family="text">
      <style:text-properties fo:color="#00a933" loext:opacity="100%" fo:font-weight="bold" officeooo:rsid="00a2068c" style:font-weight-asian="bold" style:font-weight-complex="bold"/>
    </style:style>
    <style:style style:name="T70" style:family="text">
      <style:text-properties fo:color="#00a933" loext:opacity="100%" fo:font-weight="bold" officeooo:rsid="00a260e1" style:font-weight-asian="bold" style:font-weight-complex="bold"/>
    </style:style>
    <style:style style:name="T71" style:family="text">
      <style:text-properties fo:color="#00a933" loext:opacity="100%" fo:font-weight="bold" officeooo:rsid="00c82260" style:font-weight-asian="bold" style:font-weight-complex="bold"/>
    </style:style>
    <style:style style:name="T72" style:family="text">
      <style:text-properties fo:color="#00a933" loext:opacity="100%" fo:font-weight="bold" officeooo:rsid="00cd4cc6" style:font-weight-asian="bold" style:font-weight-complex="bold"/>
    </style:style>
    <style:style style:name="T73" style:family="text">
      <style:text-properties fo:color="#00a933" loext:opacity="100%" fo:font-weight="bold" officeooo:rsid="00ceaf3e" style:font-weight-asian="bold" style:font-weight-complex="bold"/>
    </style:style>
    <style:style style:name="T74" style:family="text">
      <style:text-properties fo:color="#00a933" loext:opacity="100%" fo:font-weight="bold" officeooo:rsid="010bd426" style:font-weight-asian="bold" style:font-weight-complex="bold"/>
    </style:style>
    <style:style style:name="T75" style:family="text">
      <style:text-properties fo:color="#00a933" loext:opacity="100%" fo:font-weight="bold" officeooo:rsid="010c984b" style:font-weight-asian="bold" style:font-weight-complex="bold"/>
    </style:style>
    <style:style style:name="T76" style:family="text">
      <style:text-properties fo:color="#00a933" loext:opacity="100%" fo:font-weight="bold" officeooo:rsid="01122377" style:font-weight-asian="bold" style:font-weight-complex="bold"/>
    </style:style>
    <style:style style:name="T77" style:family="text">
      <style:text-properties fo:color="#00a933" loext:opacity="100%" fo:font-weight="bold" officeooo:rsid="011316b8" style:font-weight-asian="bold" style:font-weight-complex="bold"/>
    </style:style>
    <style:style style:name="T78" style:family="text">
      <style:text-properties fo:color="#00a933" loext:opacity="100%" fo:font-weight="bold" officeooo:rsid="01140467" style:font-weight-asian="bold" style:font-weight-complex="bold"/>
    </style:style>
    <style:style style:name="T79" style:family="text">
      <style:text-properties fo:color="#00a933" loext:opacity="100%" fo:font-weight="bold" officeooo:rsid="011512ce" style:font-weight-asian="bold" style:font-weight-complex="bold"/>
    </style:style>
    <style:style style:name="T80" style:family="text">
      <style:text-properties fo:color="#00a933" loext:opacity="100%" fo:font-weight="bold" officeooo:rsid="011abc9b" style:font-weight-asian="bold" style:font-weight-complex="bold"/>
    </style:style>
    <style:style style:name="T81" style:family="text">
      <style:text-properties fo:color="#00a933" loext:opacity="100%" fo:font-weight="bold" officeooo:rsid="011d7b23" style:font-weight-asian="bold" style:font-weight-complex="bold"/>
    </style:style>
    <style:style style:name="T82" style:family="text">
      <style:text-properties fo:color="#00a933" loext:opacity="100%" fo:font-weight="bold" officeooo:rsid="0121813f" style:font-weight-asian="bold" style:font-weight-complex="bold"/>
    </style:style>
    <style:style style:name="T83" style:family="text">
      <style:text-properties fo:color="#00a933" loext:opacity="100%" fo:font-style="normal" fo:font-weight="bold" officeooo:rsid="00737546" style:font-style-asian="normal" style:font-weight-asian="bold" style:font-style-complex="normal" style:font-weight-complex="bold"/>
    </style:style>
    <style:style style:name="T84" style:family="text">
      <style:text-properties fo:color="#00a933" loext:opacity="100%" fo:font-style="normal" fo:font-weight="bold" officeooo:rsid="00b9be76" style:font-style-asian="normal" style:font-weight-asian="bold" style:font-style-complex="normal" style:font-weight-complex="bold"/>
    </style:style>
    <style:style style:name="T85" style:family="text">
      <style:text-properties fo:color="#00a933" loext:opacity="100%" fo:font-style="normal" fo:font-weight="bold" officeooo:rsid="00bab02f" style:font-style-asian="normal" style:font-weight-asian="bold" style:font-style-complex="normal" style:font-weight-complex="bold"/>
    </style:style>
    <style:style style:name="T86" style:family="text">
      <style:text-properties fo:color="#00a933" loext:opacity="100%" fo:font-style="normal" fo:font-weight="bold" officeooo:rsid="00ce25b4" style:font-style-asian="normal" style:font-weight-asian="bold" style:font-style-complex="normal" style:font-weight-complex="bold"/>
    </style:style>
    <style:style style:name="T87" style:family="text">
      <style:text-properties fo:color="#00a933" loext:opacity="100%" fo:font-style="normal" fo:font-weight="bold" officeooo:rsid="00ceaf3e" style:font-style-asian="normal" style:font-weight-asian="bold" style:font-style-complex="normal" style:font-weight-complex="bold"/>
    </style:style>
    <style:style style:name="T88" style:family="text">
      <style:text-properties fo:color="#00a933" loext:opacity="100%" fo:font-style="normal" fo:font-weight="bold" officeooo:rsid="00f6bedb" style:font-style-asian="normal" style:font-weight-asian="bold" style:font-style-complex="normal" style:font-weight-complex="bold"/>
    </style:style>
    <style:style style:name="T89" style:family="text">
      <style:text-properties fo:color="#00a933" loext:opacity="100%" fo:font-style="normal" fo:font-weight="bold" officeooo:rsid="011f5d51" style:font-style-asian="normal" style:font-weight-asian="bold" style:font-style-complex="normal" style:font-weight-complex="bold"/>
    </style:style>
    <style:style style:name="T90" style:family="text">
      <style:text-properties fo:color="#00a933" loext:opacity="100%" style:font-name="Liberation Serif" style:text-underline-style="none" fo:font-weight="bold" officeooo:rsid="007ed856" style:font-weight-asian="bold" style:font-weight-complex="bold"/>
    </style:style>
    <style:style style:name="T91" style:family="text">
      <style:text-properties officeooo:rsid="0053b407"/>
    </style:style>
    <style:style style:name="T92" style:family="text">
      <style:text-properties officeooo:rsid="005a7380"/>
    </style:style>
    <style:style style:name="T93" style:family="text">
      <style:text-properties officeooo:rsid="0060820f"/>
    </style:style>
    <style:style style:name="T94" style:family="text">
      <style:text-properties officeooo:rsid="006f9a4b"/>
    </style:style>
    <style:style style:name="T95" style:family="text">
      <style:text-properties officeooo:rsid="00779f5a"/>
    </style:style>
    <style:style style:name="T96" style:family="text">
      <style:text-properties officeooo:rsid="007d1681"/>
    </style:style>
    <style:style style:name="T97" style:family="text">
      <style:text-properties officeooo:rsid="0080cfd8"/>
    </style:style>
    <style:style style:name="T98" style:family="text">
      <style:text-properties officeooo:rsid="00836b04"/>
    </style:style>
    <style:style style:name="T99" style:family="text">
      <style:text-properties officeooo:rsid="008427d4"/>
    </style:style>
    <style:style style:name="T100" style:family="text">
      <style:text-properties officeooo:rsid="008656eb"/>
    </style:style>
    <style:style style:name="T101" style:family="text">
      <style:text-properties officeooo:rsid="0087fac6"/>
    </style:style>
    <style:style style:name="T102" style:family="text">
      <style:text-properties officeooo:rsid="009028a1"/>
    </style:style>
    <style:style style:name="T103" style:family="text">
      <style:text-properties fo:color="#ea7500" loext:opacity="100%" fo:font-weight="bold" officeooo:rsid="006e1a45" style:font-weight-asian="bold" style:font-weight-complex="bold"/>
    </style:style>
    <style:style style:name="T104" style:family="text">
      <style:text-properties fo:color="#ea7500" loext:opacity="100%" fo:font-style="normal" fo:font-weight="bold" officeooo:rsid="00b7c2a6" style:font-style-asian="normal" style:font-weight-asian="bold" style:font-style-complex="normal" style:font-weight-complex="bold"/>
    </style:style>
    <style:style style:name="T105" style:family="text">
      <style:text-properties officeooo:rsid="009754e1"/>
    </style:style>
    <style:style style:name="T106" style:family="text">
      <style:text-properties officeooo:rsid="009a2147"/>
    </style:style>
    <style:style style:name="T107" style:family="text">
      <style:text-properties officeooo:rsid="009e5798"/>
    </style:style>
    <style:style style:name="T108" style:family="text">
      <style:text-properties style:use-window-font-color="true" loext:opacity="0%" officeooo:rsid="0039f59c"/>
    </style:style>
    <style:style style:name="T109" style:family="text">
      <style:text-properties style:use-window-font-color="true" loext:opacity="0%" officeooo:rsid="003dbf03"/>
    </style:style>
    <style:style style:name="T110" style:family="text">
      <style:text-properties style:use-window-font-color="true" loext:opacity="0%" officeooo:rsid="00b17323"/>
    </style:style>
    <style:style style:name="T111" style:family="text">
      <style:text-properties style:use-window-font-color="true" loext:opacity="0%" officeooo:rsid="00d1ce79" fo:background-color="transparent" loext:char-shading-value="0"/>
    </style:style>
    <style:style style:name="T112" style:family="text">
      <style:text-properties style:use-window-font-color="true" loext:opacity="0%" fo:font-style="normal" fo:font-weight="bold" officeooo:rsid="00b17323" style:font-style-asian="normal" style:font-weight-asian="bold" style:font-style-complex="normal" style:font-weight-complex="bold"/>
    </style:style>
    <style:style style:name="T113" style:family="text">
      <style:text-properties officeooo:rsid="00b40078"/>
    </style:style>
    <style:style style:name="T114" style:family="text">
      <style:text-properties officeooo:rsid="00b9be76"/>
    </style:style>
    <style:style style:name="T115" style:family="text">
      <style:text-properties officeooo:rsid="00d01ca5"/>
    </style:style>
    <style:style style:name="T116" style:family="text">
      <style:text-properties officeooo:rsid="00d1ce79"/>
    </style:style>
    <style:style style:name="T117" style:family="text">
      <style:text-properties fo:color="#069a2e" loext:opacity="100%" fo:font-weight="bold" officeooo:rsid="00d1ce79" style:font-weight-asian="bold" style:font-weight-complex="bold"/>
    </style:style>
    <style:style style:name="T118" style:family="text">
      <style:text-properties fo:color="#069a2e" loext:opacity="100%" fo:font-weight="bold" officeooo:rsid="00d45b84" style:font-weight-asian="bold" style:font-weight-complex="bold"/>
    </style:style>
    <style:style style:name="T119" style:family="text">
      <style:text-properties fo:color="#069a2e" loext:opacity="100%" fo:font-weight="bold" officeooo:rsid="00d547b6" style:font-weight-asian="bold" style:font-weight-complex="bold"/>
    </style:style>
    <style:style style:name="T120" style:family="text">
      <style:text-properties fo:color="#069a2e" loext:opacity="100%" fo:font-weight="bold" officeooo:rsid="0107f6b9" style:font-weight-asian="bold" style:font-weight-complex="bold"/>
    </style:style>
    <style:style style:name="T121" style:family="text">
      <style:text-properties fo:color="#069a2e" loext:opacity="100%" fo:font-weight="bold" officeooo:rsid="010b1238" style:font-weight-asian="bold" style:font-weight-complex="bold"/>
    </style:style>
    <style:style style:name="T122" style:family="text">
      <style:text-properties fo:color="#069a2e" loext:opacity="100%" fo:font-weight="bold" officeooo:rsid="010f0ffc" style:font-weight-asian="bold" style:font-weight-complex="bold"/>
    </style:style>
    <style:style style:name="T123" style:family="text">
      <style:text-properties fo:color="#069a2e" loext:opacity="100%" fo:font-weight="bold" officeooo:rsid="010fd91f" style:font-weight-asian="bold" style:font-weight-complex="bold"/>
    </style:style>
    <style:style style:name="T124" style:family="text">
      <style:text-properties fo:color="#069a2e" loext:opacity="100%" fo:font-weight="bold" officeooo:rsid="0111aa27" style:font-weight-asian="bold" style:font-weight-complex="bold"/>
    </style:style>
    <style:style style:name="T125" style:family="text">
      <style:text-properties fo:color="#069a2e" loext:opacity="100%" fo:font-weight="bold" officeooo:rsid="0112ad72" style:font-weight-asian="bold" style:font-weight-complex="bold"/>
    </style:style>
    <style:style style:name="T126" style:family="text">
      <style:text-properties fo:color="#069a2e" loext:opacity="100%" fo:font-weight="bold" officeooo:rsid="0119d2cc" style:font-weight-asian="bold" style:font-weight-complex="bold"/>
    </style:style>
    <style:style style:name="T127" style:family="text">
      <style:text-properties fo:color="#069a2e" loext:opacity="100%" fo:font-weight="bold" officeooo:rsid="011c49a4"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officeooo:rsid="0078474c" style:font-weight-asian="bold" style:font-weight-complex="bold"/>
    </style:style>
    <style:style style:name="T130" style:family="text">
      <style:text-properties fo:font-weight="bold" officeooo:rsid="00d45b84" style:font-weight-asian="bold" style:font-weight-complex="bold"/>
    </style:style>
    <style:style style:name="T131" style:family="text">
      <style:text-properties officeooo:rsid="00df77f2"/>
    </style:style>
    <style:style style:name="T132" style:family="text">
      <style:text-properties officeooo:rsid="00e29604"/>
    </style:style>
    <style:style style:name="T133" style:family="text">
      <style:text-properties fo:color="#2a6099" loext:opacity="100%" fo:font-weight="bold" fo:background-color="transparent" loext:char-shading-value="0" style:font-weight-asian="bold" style:font-weight-complex="bold"/>
    </style:style>
    <style:style style:name="T134" style:family="text">
      <style:text-properties fo:color="#2a6099" loext:opacity="100%" fo:font-weight="bold" officeooo:rsid="00e40b17" fo:background-color="transparent" loext:char-shading-value="0" style:font-weight-asian="bold" style:font-weight-complex="bold"/>
    </style:style>
    <style:style style:name="T135" style:family="text">
      <style:text-properties fo:color="#2a6099" loext:opacity="100%" fo:font-weight="bold" officeooo:rsid="007ed856" fo:background-color="transparent" loext:char-shading-value="0" style:font-weight-asian="bold" style:font-weight-complex="bold"/>
    </style:style>
    <style:style style:name="T136" style:family="text">
      <style:text-properties fo:color="#2a6099" loext:opacity="100%" fo:font-weight="bold" style:font-weight-asian="bold" style:font-weight-complex="bold"/>
    </style:style>
    <style:style style:name="T137" style:family="text">
      <style:text-properties fo:color="#2a6099" loext:opacity="100%" fo:font-weight="bold" officeooo:rsid="00e40b17" style:font-weight-asian="bold" style:font-weight-complex="bold"/>
    </style:style>
    <style:style style:name="T138" style:family="text">
      <style:text-properties officeooo:rsid="00ebbb0b"/>
    </style:style>
    <style:style style:name="T139" style:family="text">
      <style:text-properties officeooo:rsid="00ed60e5"/>
    </style:style>
    <style:style style:name="T140" style:family="text">
      <style:text-properties officeooo:rsid="00ef75a2"/>
    </style:style>
    <style:style style:name="T141" style:family="text">
      <style:text-properties officeooo:rsid="00f2abaf"/>
    </style:style>
    <style:style style:name="T142" style:family="text">
      <style:text-properties officeooo:rsid="00f3ef0d"/>
    </style:style>
    <style:style style:name="T143" style:family="text">
      <style:text-properties officeooo:rsid="00f6bedb"/>
    </style:style>
    <style:style style:name="T144" style:family="text">
      <style:text-properties officeooo:rsid="00f6de61"/>
    </style:style>
    <style:style style:name="T145" style:family="text">
      <style:text-properties officeooo:rsid="00f7c212"/>
    </style:style>
    <style:style style:name="T146" style:family="text">
      <style:text-properties fo:color="#3faf46" loext:opacity="100%" fo:font-weight="bold" officeooo:rsid="00f7c212" style:font-weight-asian="bold" style:font-weight-complex="bold"/>
    </style:style>
    <style:style style:name="T147" style:family="text">
      <style:text-properties fo:color="#3faf46" loext:opacity="100%" fo:font-weight="bold" officeooo:rsid="00f8b0f2" style:font-weight-asian="bold" style:font-weight-complex="bold"/>
    </style:style>
    <style:style style:name="T148" style:family="text">
      <style:text-properties fo:color="#3faf46" loext:opacity="100%" fo:font-weight="bold" officeooo:rsid="011f1ba3" style:font-weight-asian="bold" style:font-weight-complex="bold"/>
    </style:style>
    <style:style style:name="T149" style:family="text">
      <style:text-properties officeooo:rsid="00fa22fa"/>
    </style:style>
    <style:style style:name="T150" style:family="text">
      <style:text-properties fo:font-variant="normal" fo:text-transform="none" fo:color="#1e1f21" loext:opacity="100%" style:font-name="apple-system1" fo:letter-spacing="normal" fo:font-style="normal"/>
    </style:style>
    <style:style style:name="T151" style:family="text">
      <style:text-properties fo:font-variant="normal" fo:text-transform="none" fo:color="#1e1f21" loext:opacity="100%" style:font-name="apple-system1" fo:font-size="12pt" fo:letter-spacing="normal" fo:font-style="normal" fo:font-weight="normal" loext:padding="0cm" loext:border="none"/>
    </style:style>
    <style:style style:name="T152" style:family="text">
      <style:text-properties fo:font-variant="normal" fo:text-transform="none" fo:color="#1e1f21" loext:opacity="100%"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53" style:family="text">
      <style:text-properties fo:font-variant="normal" fo:text-transform="none" fo:color="#1e1f21" loext:opacity="100%" style:text-line-through-style="none" style:text-line-through-type="none" style:font-name="apple-system" fo:font-size="14pt" fo:letter-spacing="normal" fo:font-style="normal" style:text-underline-style="none" fo:font-weight="bold" style:text-blinking="false" fo:background-color="transparent" loext:char-shading-value="0" loext:padding="0cm" loext:border="none"/>
    </style:style>
    <style:style style:name="T154" style:family="text">
      <style:text-properties fo:font-variant="normal" fo:text-transform="none" fo:color="#1e1f21" loext:opacity="100%" style:text-line-through-style="none" style:text-line-through-type="none" style:font-name="apple-system" fo:font-size="14pt" fo:letter-spacing="normal" fo:font-style="normal" style:text-underline-style="solid" style:text-underline-width="auto" style:text-underline-color="font-color" fo:font-weight="normal" style:text-blinking="false" fo:background-color="transparent" loext:char-shading-value="0" loext:padding="0cm" loext:border="none"/>
    </style:style>
    <style:style style:name="T155" style:family="text">
      <style:text-properties fo:font-variant="normal" fo:text-transform="none" fo:color="#1e1f21" loext:opacity="100%" fo:letter-spacing="normal"/>
    </style:style>
    <style:style style:name="T156" style:family="text">
      <style:text-properties fo:font-variant="normal" fo:text-transform="none" fo:color="#1e1f21" loext:opacity="100%" style:font-name="apple-system" fo:font-size="14pt" fo:letter-spacing="normal" fo:font-style="normal" fo:font-weight="normal" loext:padding="0cm" loext:border="none"/>
    </style:style>
    <style:style style:name="T157" style:family="text">
      <style:text-properties fo:font-variant="normal" fo:text-transform="none" style:text-line-through-style="none" style:text-line-through-type="none" style:font-name="apple-system1" fo:letter-spacing="normal" fo:font-style="normal" style:text-underline-style="solid" style:text-underline-width="auto" style:text-underline-color="font-color" style:text-blinking="false" fo:background-color="#f9f8f8" loext:char-shading-value="0"/>
    </style:style>
    <style:style style:name="T158" style:family="text">
      <style:text-properties fo:font-variant="normal" fo:text-transform="none" fo:color="#2a6099" loext:opacity="100%" style:font-name="apple-system1" fo:letter-spacing="normal" fo:font-style="normal" fo:font-weight="bold" fo:background-color="transparent" loext:char-shading-value="0" style:font-weight-asian="bold" style:font-weight-complex="bold"/>
    </style:style>
    <style:style style:name="T159" style:family="text">
      <style:text-properties fo:font-variant="normal" fo:text-transform="none" fo:color="#2a6099" loext:opacity="100%" style:font-name="apple-system1" fo:letter-spacing="normal" fo:font-style="normal" fo:font-weight="bold" officeooo:rsid="00e40b17" fo:background-color="transparent" loext:char-shading-value="0" style:font-weight-asian="bold" style:font-weight-complex="bold"/>
    </style:style>
    <style:style style:name="T160" style:family="text">
      <style:text-properties officeooo:rsid="0078474c"/>
    </style:style>
    <style:style style:name="T161" style:family="text">
      <style:text-properties officeooo:rsid="01005451"/>
    </style:style>
    <style:style style:name="T162" style:family="text">
      <style:text-properties officeooo:rsid="0102e1b4"/>
    </style:style>
    <style:style style:name="T163" style:family="text">
      <style:text-properties fo:color="#168253" loext:opacity="100%" fo:font-weight="bold" officeooo:rsid="0102e6b0" style:font-weight-asian="bold" style:font-weight-complex="bold"/>
    </style:style>
    <style:style style:name="T164" style:family="text">
      <style:text-properties fo:color="#168253" loext:opacity="100%" fo:font-weight="bold" officeooo:rsid="010cc6f5" style:font-weight-asian="bold" style:font-weight-complex="bold"/>
    </style:style>
    <style:style style:name="T165" style:family="text">
      <style:text-properties officeooo:rsid="010302e3"/>
    </style:style>
    <style:style style:name="T166" style:family="text">
      <style:text-properties officeooo:rsid="0104d58d"/>
    </style:style>
    <style:style style:name="T167" style:family="text">
      <style:text-properties officeooo:rsid="010cc6f5"/>
    </style:style>
    <style:style style:name="T168" style:family="text">
      <style:text-properties style:text-line-through-style="none" style:text-line-through-type="none" style:text-underline-style="solid" style:text-underline-width="auto" style:text-underline-color="font-color" style:text-blinking="false" fo:background-color="#f9f8f8" loext:char-shading-value="0"/>
    </style:style>
    <style:style style:name="T169" style:family="text">
      <style:text-properties style:text-line-through-style="none" style:text-line-through-type="none" style:font-name="apple-system" fo:font-weight="bold" style:text-blinking="false" fo:background-color="transparent" loext:char-shading-value="0" loext:padding="0cm" loext:border="none"/>
    </style:style>
    <style:style style:name="T170" style:family="text">
      <style:text-properties fo:font-size="12pt" loext:padding="0cm" loext:border="none"/>
    </style:style>
    <style:style style:name="T171" style:family="text">
      <style:text-properties officeooo:rsid="01122377"/>
    </style:style>
    <style:style style:name="T172" style:family="text">
      <style:text-properties officeooo:rsid="011316b8"/>
    </style:style>
    <style:style style:name="T173" style:family="text">
      <style:text-properties officeooo:rsid="011512ce"/>
    </style:style>
    <style:style style:name="T174" style:family="text">
      <style:text-properties officeooo:rsid="011d7b23"/>
    </style:style>
    <style:style style:name="T175" style:family="text">
      <style:text-properties officeooo:rsid="011f1ba3"/>
    </style:style>
    <style:style style:name="T176" style:family="text">
      <style:text-properties officeooo:rsid="011f5d51"/>
    </style:style>
    <style:style style:name="T177" style:family="text">
      <style:text-properties officeooo:rsid="01218b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4"><text:span text:style-name="T134">New </text:span><text:span text:style-name="T133">work </text:span><text:span text:style-name="T128"><text:tab/><text:tab/></text:span><text:span text:style-name="T129">R</text:span><text:span text:style-name="T128">ework</text:span></text:p>
      <text:p text:style-name="P22"><text:a xlink:type="simple" xlink:href="https://app.asana.com/0/1205238400590836/1205266069990546" text:style-name="Internet_20_link" text:visited-style-name="Visited_20_Internet_20_Link"><text:span text:style-name="T34"/></text:a></text:p>
      <text:p text:style-name="P22"><text:a xlink:type="simple" xlink:href="https://app.asana.com/0/1205238400590836/1205266069990546" text:style-name="Internet_20_link" text:visited-style-name="Visited_20_Internet_20_Link"><text:span text:style-name="T34"/></text:a></text:p>
      <text:p text:style-name="P22"><text:a xlink:type="simple" xlink:href="https://app.asana.com/0/1205238400590836/1205266069990546" text:style-name="Internet_20_link" text:visited-style-name="Visited_20_Internet_20_Link"><text:span text:style-name="T34"/></text:a></text:p>
      <text:p text:style-name="P22"><text:a xlink:type="simple" xlink:href="https://app.asana.com/0/1205238400590836/1205266069990546" text:style-name="Internet_20_link" text:visited-style-name="Visited_20_Internet_20_Link"><text:span text:style-name="T34">https://app.asana.com/0/1205238400590836/1205266069990546</text:span></text:a></text:p>
      <text:p text:style-name="P236">[client asana]</text:p>
      <text:p text:style-name="P31"/>
      <text:p text:style-name="P31"/>
      <text:p text:style-name="P31"><text:a xlink:type="simple" xlink:href="https://app.asana.com/0/1198978231362997/1205283232591542" text:style-name="Internet_20_link" text:visited-style-name="Visited_20_Internet_20_Link">https://app.asana.com/0/1198978231362997/1205283232591542</text:a></text:p>
      <text:p text:style-name="P31"/>
      <text:p text:style-name="P237">[<text:span text:style-name="T47">ours</text:span> asana]</text:p>
      <text:p text:style-name="P237"/>
      <text:p text:style-name="P237"/>
      <text:p text:style-name="P237">https://xd.adobe.com/view/74c485c8-ab7f-482c-8679-5168fada3f2a-2197/screen/4335af0e-a177-4a5d-b725-2f3b098941d4/</text:p>
      <text:p text:style-name="P31"/>
      <text:p text:style-name="P31"/>
      <text:p text:style-name="P31">GWG website adjustments</text:p>
      <text:p text:style-name="P31"/>
      <text:p text:style-name="P32">General (Allgemein)</text:p>
      <text:p text:style-name="P1"><text:span text:style-name="T16">1. </text:span><text:a xlink:type="simple" xlink:href="https://app.asana.com/0/1205238400590836/1205238400590855" text:style-name="Internet_20_link" text:visited-style-name="Visited_20_Internet_20_Link"><text:span text:style-name="T15">https://app.asana.com/0/1205238400590836/1205238400590855</text:span></text:a></text:p>
      <text:p text:style-name="P32">Favicon distorted, use new svg</text:p>
      <text:p text:style-name="P32">- Use gwg_favicon.svg</text:p>
      <text:p text:style-name="P32"/>
      <text:p text:style-name="P80">task type: Design</text:p>
      <text:p text:style-name="P80">time: CR small</text:p>
      <text:p text:style-name="P80">status: <text:span text:style-name="T53">Done [5 min]</text:span></text:p>
      <text:p text:style-name="P80"/>
      <text:p text:style-name="P32">--------------</text:p>
      <text:p text:style-name="P32"/>
      <text:p text:style-name="P1"><text:span text:style-name="T16">2. </text:span><text:a xlink:type="simple" xlink:href="https://app.asana.com/0/1205238400590836/1205238400590839" text:style-name="Internet_20_link" text:visited-style-name="Visited_20_Internet_20_Link"><text:span text:style-name="T15">https://app.asana.com/0/1205238400590836/1205238400590839</text:span></text:a></text:p>
      <text:p text:style-name="P32">Proportion elements - all a bit big</text:p>
      <text:p text:style-name="P32">- With Full HD everything fits well, with higher resolution the elements become too huge</text:p>
      <text:p text:style-name="P32">keeping the correct proportions.</text:p>
      <text:p text:style-name="P32"/>
      <text:p text:style-name="P81">task type: Design</text:p>
      <text:p text:style-name="P81">time: </text:p>
      <text:p text:style-name="P174">status: <text:s/><text:span text:style-name="T53">Done</text:span></text:p>
      <text:p text:style-name="P32"/>
      <text:p text:style-name="P33">--------------</text:p>
      <text:p text:style-name="P32"/>
      <text:p text:style-name="P32"/>
      <text:p text:style-name="P32"/>
      <text:p text:style-name="P32"/>
      <text:p text:style-name="P32"><text:soft-page-break/></text:p>
      <text:p text:style-name="P32"/>
      <text:p text:style-name="P32"/>
      <text:p text:style-name="P1"><text:span text:style-name="T16">3. </text:span><text:a xlink:type="simple" xlink:href="https://app.asana.com/0/1205238400590836/1205238400590849" text:style-name="Internet_20_link" text:visited-style-name="Visited_20_Internet_20_Link"><text:span text:style-name="T15">https://app.asana.com/0/1205238400590836/1205238400590849</text:span></text:a></text:p>
      <text:p text:style-name="P32">Make the scroll down arrow visible</text:p>
      <text:p text:style-name="P32">- The arrow that signals that you should scroll down must be visible in all resolutions and should move/get a subtle effect</text:p>
      <text:p text:style-name="P32"/>
      <text:p text:style-name="P32">see animate css → pulse</text:p>
      <text:p text:style-name="P10"><text:a xlink:type="simple" xlink:href="https://animate.style/" text:style-name="Internet_20_link" text:visited-style-name="Visited_20_Internet_20_Link"><text:span text:style-name="T34">https://animate.style/</text:span></text:a></text:p>
      <text:p text:style-name="P32"/>
      <text:p text:style-name="P82">task type: Design</text:p>
      <text:p text:style-name="P82">time: <text:span text:style-name="T1">CR </text:span><text:span text:style-name="T2">big</text:span></text:p>
      <text:p text:style-name="P166">status: <text:s/><text:span text:style-name="T53">Done [</text:span><text:span text:style-name="T73">2</text:span><text:span text:style-name="T71">hrs</text:span><text:span text:style-name="T53">], </text:span><text:span text:style-name="T71">please use small content to show the full area visible on first viewport</text:span></text:p>
      <text:p text:style-name="P32"/>
      <text:p text:style-name="P34">--------------</text:p>
      <text:p text:style-name="P32"/>
      <text:p text:style-name="P2"><text:span text:style-name="T16">4. </text:span><text:a xlink:type="simple" xlink:href="https://app.asana.com/0/1205238400590836/1205238400590851" text:style-name="Internet_20_link" text:visited-style-name="Visited_20_Internet_20_Link"><text:span text:style-name="T15">https://app.asana.com/0/1205238400590836/1205238400590851</text:span></text:a></text:p>
      <text:p text:style-name="P206">Cookie hint: Color circle in blue</text:p>
      <text:p text:style-name="P206"/>
      <text:p text:style-name="P83">task type: <text:span text:style-name="T2">Development</text:span></text:p>
      <text:p text:style-name="P83">time: <text:span text:style-name="T1">CR </text:span><text:span text:style-name="T2">small</text:span></text:p>
      <text:p text:style-name="P164">status: <text:span text:style-name="T53">Done [5 min]</text:span></text:p>
      <text:p text:style-name="P206"/>
      <text:p text:style-name="P34">--------------</text:p>
      <text:p text:style-name="P206"/>
      <text:p text:style-name="P206"/>
      <text:p text:style-name="P2"><text:span text:style-name="T16">5. </text:span><text:a xlink:type="simple" xlink:href="https://app.asana.com/0/1205238400590836/1205238400590853" text:style-name="Internet_20_link" text:visited-style-name="Visited_20_Internet_20_Link"><text:span text:style-name="T15">https://app.asana.com/0/1205238400590836/1205238400590853</text:span></text:a></text:p>
      <text:p text:style-name="P206">Scroll to top button green on hover</text:p>
      <text:p text:style-name="P206">- If the scroll to top button goes over the blue footer, invert (white button, blue arrow)</text:p>
      <text:p text:style-name="P206"/>
      <text:p text:style-name="P83">task type: Design</text:p>
      <text:p text:style-name="P83">time: <text:span text:style-name="T1">CR </text:span><text:span text:style-name="T2">big </text:span><text:span text:style-name="T91">[1hr]</text:span></text:p>
      <text:p text:style-name="P116">status: <text:s/><text:span text:style-name="T54">DONE [</text:span><text:span text:style-name="T73">30 min</text:span><text:span text:style-name="T54">]</text:span></text:p>
      <text:p text:style-name="P83"/>
      <text:p text:style-name="P34">--------------</text:p>
      <text:p text:style-name="P206"/>
      <text:p text:style-name="P2"><text:span text:style-name="T16">6. </text:span><text:a xlink:type="simple" xlink:href="https://app.asana.com/0/1205238400590836/1205238400590859" text:style-name="Internet_20_link" text:visited-style-name="Visited_20_Internet_20_Link"><text:span text:style-name="T15">https://app.asana.com/0/1205238400590836/1205238400590859</text:span></text:a></text:p>
      <text:p text:style-name="P206">Link style in body text: green and underline on hover</text:p>
      <text:p text:style-name="P206">- ref: FAQ_Link.png</text:p>
      <text:p text:style-name="P206"/>
      <text:p text:style-name="P84">task type: Design</text:p>
      <text:p text:style-name="P84">time: <text:span text:style-name="T1">CR </text:span><text:span text:style-name="T3">small</text:span></text:p>
      <text:p text:style-name="P117">status: <text:span text:style-name="T53">Done [5 min]</text:span></text:p>
      <text:p text:style-name="P84"><text:soft-page-break/></text:p>
      <text:p text:style-name="P35">--------------</text:p>
      <text:p text:style-name="P206"/>
      <text:p text:style-name="P206"/>
      <text:p text:style-name="P206"/>
      <text:p text:style-name="P206"/>
      <text:p text:style-name="P206"/>
      <text:p text:style-name="P206"/>
      <text:p text:style-name="P206"/>
      <text:p text:style-name="P206"/>
      <text:p text:style-name="P2"><text:span text:style-name="T16">7. </text:span><text:a xlink:type="simple" xlink:href="https://app.asana.com/0/1205238400590836/1205247522751778" text:style-name="Internet_20_link" text:visited-style-name="Visited_20_Internet_20_Link"><text:span text:style-name="T15">https://app.asana.com/0/1205238400590836/1205247522751778</text:span></text:a></text:p>
      <text:p text:style-name="P206">Invert contact buttons on the right edge of the screen on hover (icon white, button blue)</text:p>
      <text:p text:style-name="P206"/>
      <text:p text:style-name="P85">task type: Design <text:span text:style-name="T7">and development</text:span></text:p>
      <text:p text:style-name="P85">time: <text:span text:style-name="T1">CR </text:span><text:span text:style-name="T7">big</text:span></text:p>
      <text:p text:style-name="P118">status: <text:span text:style-name="T54">DONE [</text:span><text:span text:style-name="T58">30min</text:span><text:span text:style-name="T54">]</text:span></text:p>
      <text:p text:style-name="P85"/>
      <text:p text:style-name="P36">--------------</text:p>
      <text:p text:style-name="P206"/>
      <text:p text:style-name="P2"><text:span text:style-name="T16">8. </text:span><text:a xlink:type="simple" xlink:href="https://app.asana.com/0/1205238400590836/1205238402471689" text:style-name="Internet_20_link" text:visited-style-name="Visited_20_Internet_20_Link"><text:span text:style-name="T15">https://app.asana.com/0/1205238400590836/1205238402471689</text:span></text:a></text:p>
      <text:p text:style-name="P206">Change images box shadow to #00000052</text:p>
      <text:p text:style-name="P206"/>
      <text:p text:style-name="P85">task type: Design</text:p>
      <text:p text:style-name="P85">time: <text:span text:style-name="T1">CR </text:span><text:span text:style-name="T92">small</text:span></text:p>
      <text:p text:style-name="P119">status: <text:span text:style-name="T54">DONE [</text:span><text:span text:style-name="T73">5</text:span><text:span text:style-name="T55"> min</text:span><text:span text:style-name="T54">]</text:span></text:p>
      <text:p text:style-name="P85"/>
      <text:p text:style-name="P36">--------------</text:p>
      <text:p text:style-name="P36"/>
      <text:p text:style-name="P3"><text:span text:style-name="T16">8. </text:span><text:span text:style-name="T15">https://app.asana.com/0/1205238400590836/1205415864264081</text:span></text:p>
      <text:p text:style-name="P207">mobile: slider element</text:p>
      <text:p text:style-name="P207"/>
      <text:p text:style-name="P207"><text:span text:style-name="T150">Hi </text:span><text:a xlink:type="simple" xlink:href="https://app.asana.com/0/profile/1205283268424228" text:style-name="Internet_20_link" text:visited-style-name="Visited_20_Internet_20_Link"><text:span text:style-name="T157">aftab@bytebuilders.de</text:span></text:a><text:span text:style-name="T150">, on mobile the slider element highlights the wrong box. It should focus on the active box an make it slightly bigger. the boxes that are out of focus should remain smaller. Further the spacing to the left and right sometimes looks wrong, depending on wich box is zoomed on</text:span></text:p>
      <text:p text:style-name="P207"/>
      <text:p text:style-name="P276"><text:span text:style-name="T134">New </text:span><text:span text:style-name="T133">work </text:span></text:p>
      <text:p text:style-name="P207"/>
      <text:p text:style-name="P175">task type: <text:span text:style-name="T149">design</text:span><text:span text:style-name="T138"> </text:span></text:p>
      <text:p text:style-name="P175">time: <text:span text:style-name="T149">cr</text:span></text:p>
      <text:p text:style-name="P199">status: <text:span text:style-name="T54">DONE [</text:span><text:span text:style-name="T75">2hrs</text:span><text:span text:style-name="T54">]</text:span></text:p>
      <text:p text:style-name="P175"/>
      <text:p text:style-name="P64">--------------</text:p>
      <text:p text:style-name="P64"/>
      <text:p text:style-name="P4"><text:soft-page-break/><text:span text:style-name="T20">9</text:span><text:span text:style-name="T16">. </text:span><text:span text:style-name="T15">https://app.asana.com/0/1205238400590836/1205420707729750</text:span></text:p>
      <text:p text:style-name="P208">Remove box-shadow on every page</text:p>
      <text:p text:style-name="P208"/>
      <text:p text:style-name="P208"><text:span text:style-name="T150">Hi </text:span><text:a xlink:type="simple" xlink:href="https://app.asana.com/0/profile/1205283268424228" text:style-name="Internet_20_link" text:visited-style-name="Visited_20_Internet_20_Link"><text:span text:style-name="T152">aftab@bytebuilders.de</text:span></text:a><text:span text:style-name="T150">, we decided to remove all box-shadow from the Site, to have a cleaner look.</text:span></text:p>
      <text:p text:style-name="P318"/>
      <text:p text:style-name="P318"><text:a xlink:type="simple" xlink:href="https://app.asana.com/0/profile/1170440141957591" text:style-name="Internet_20_link" text:visited-style-name="Visited_20_Internet_20_Link"><text:span text:style-name="T169">Costa Banerjee</text:span></text:a><text:span text:style-name="T170">Yesterday at 16:38</text:span></text:p>
      <text:p text:style-name="P328"><text:a xlink:type="simple" xlink:href="https://app.asana.com/0/profile/744512394120135" text:style-name="Internet_20_link" text:visited-style-name="Visited_20_Internet_20_Link"><text:span text:style-name="T154">@Dominik Viereck</text:span></text:a><text:span text:style-name="T156"> </text:span><text:a xlink:type="simple" xlink:href="https://app.asana.com/0/profile/1203634670276101" text:style-name="Internet_20_link" text:visited-style-name="Visited_20_Internet_20_Link"><text:span text:style-name="T154">@Svenja Hübner</text:span></text:a></text:p>
      <text:p text:style-name="P329"/>
      <text:p text:style-name="P320">Meint ihr alle Seiten, wo ein Element dieser Art verwendet wird oder alle Elemente auf allen Seiten, wo wir einen Box-Shadow verwenden?</text:p>
      <text:p text:style-name="P321">DV</text:p>
      <text:p text:style-name="P327"><text:a xlink:type="simple" xlink:href="https://app.asana.com/0/profile/744512394120135" text:style-name="Internet_20_link" text:visited-style-name="Visited_20_Internet_20_Link"><text:span text:style-name="T153">Dominik Viereck</text:span></text:a><text:span text:style-name="T151">Yesterday at 17:16</text:span></text:p>
      <text:p text:style-name="P320">In dem Falle alle Elemente auf allen Seiten die einen Box Shadow verwenden</text:p>
      <text:p text:style-name="P318"/>
      <text:p text:style-name="P318"/>
      <text:p text:style-name="P208"/>
      <text:p text:style-name="P287"><text:span text:style-name="T134">New </text:span><text:span text:style-name="T133">work </text:span></text:p>
      <text:p text:style-name="P208"/>
      <text:p text:style-name="P186">task type: <text:span text:style-name="T149">design</text:span><text:span text:style-name="T138"> </text:span></text:p>
      <text:p text:style-name="P186">time: <text:span text:style-name="T149">cr</text:span></text:p>
      <text:p text:style-name="P202">status: <text:span text:style-name="T120">done [</text:span><text:span text:style-name="T121">1</text:span><text:span text:style-name="T123">5</text:span><text:span text:style-name="T120">min]</text:span></text:p>
      <text:p text:style-name="P186"/>
      <text:p text:style-name="P71">--------------</text:p>
      <text:p text:style-name="P71"/>
      <text:p text:style-name="P5"><text:span text:style-name="T21">10</text:span><text:span text:style-name="T16">. </text:span><text:span text:style-name="T15">https://app.asana.com/0/1205238400590836/1205420715364314</text:span></text:p>
      <text:p text:style-name="P209">mobile: center header image</text:p>
      <text:p text:style-name="P209"/>
      <text:p text:style-name="P315">to avoid such image sections, center the header image</text:p>
      <text:p text:style-name="P316"/>
      <text:p text:style-name="P209"/>
      <text:p text:style-name="P288"><text:span text:style-name="T134">New </text:span><text:span text:style-name="T133">work </text:span></text:p>
      <text:p text:style-name="P209"/>
      <text:p text:style-name="P187">task type: <text:span text:style-name="T149">design</text:span><text:span text:style-name="T138"> </text:span></text:p>
      <text:p text:style-name="P187">time: <text:span text:style-name="T149">cr</text:span></text:p>
      <text:p text:style-name="P197">status: <text:span text:style-name="T120">done [</text:span><text:span text:style-name="T121">10</text:span><text:span text:style-name="T120">min]</text:span></text:p>
      <text:p text:style-name="P187"/>
      <text:p text:style-name="P73">--------------</text:p>
      <text:p text:style-name="P73"/>
      <text:p text:style-name="P6"><text:span text:style-name="T21">1</text:span><text:span text:style-name="T22">1</text:span><text:span text:style-name="T16">. </text:span><text:span text:style-name="T15">https://app.asana.com/0/1205238400590836/1205421241595332</text:span></text:p>
      <text:p text:style-name="P210"><text:soft-page-break/>Global: Remove chat icon</text:p>
      <text:p text:style-name="P210"/>
      <text:p text:style-name="P252"><text:span text:style-name="T134">New </text:span><text:span text:style-name="T133">work </text:span></text:p>
      <text:p text:style-name="P210"/>
      <text:p text:style-name="P188">task type: <text:span text:style-name="T149">design</text:span><text:span text:style-name="T138"> </text:span></text:p>
      <text:p text:style-name="P188">time: <text:span text:style-name="T149">cr</text:span></text:p>
      <text:p text:style-name="P188">status: <text:span text:style-name="T120">done [5min]</text:span></text:p>
      <text:p text:style-name="P188"/>
      <text:p text:style-name="P188"/>
      <text:p text:style-name="P74">--------------</text:p>
      <text:p text:style-name="P255"/>
      <text:p text:style-name="P255"/>
      <text:p text:style-name="P7"><text:span text:style-name="T21">1</text:span><text:span text:style-name="T23">2</text:span><text:span text:style-name="T16">. </text:span><text:span text:style-name="T15">https://app.asana.com/0/1205238400590836/1205420715364350</text:span></text:p>
      <text:p text:style-name="P211">mobile: navigation/menu smaller when scrolling down</text:p>
      <text:p text:style-name="P211"/>
      <text:p text:style-name="P211">white bar 60px</text:p>
      <text:p text:style-name="P211">logo 165px width</text:p>
      <text:p text:style-name="P211">burger button remains as it is</text:p>
      <text:p text:style-name="P211"/>
      <text:p text:style-name="P253"><text:span text:style-name="T134">New </text:span><text:span text:style-name="T133">work </text:span></text:p>
      <text:p text:style-name="P211"/>
      <text:p text:style-name="P189">task type: <text:span text:style-name="T149">design</text:span><text:span text:style-name="T138"> </text:span></text:p>
      <text:p text:style-name="P189">time: <text:span text:style-name="T149">cr</text:span></text:p>
      <text:p text:style-name="P201">status: <text:span text:style-name="T120">done [</text:span><text:span text:style-name="T122">1hr</text:span><text:span text:style-name="T120">]</text:span></text:p>
      <text:p text:style-name="P312"/>
      <text:p text:style-name="P79">--------------</text:p>
      <text:p text:style-name="P256"/>
      <text:p text:style-name="P256"/>
      <text:p text:style-name="P9"><text:span text:style-name="T21">1</text:span><text:span text:style-name="T27">3</text:span><text:span text:style-name="T16">. </text:span><text:span text:style-name="T15">https://app.asana.com/0/1205238400590836/1205431069312075</text:span></text:p>
      <text:p text:style-name="P213">Carousel: global link arrow</text:p>
      <text:p text:style-name="P213"/>
      <text:p text:style-name="P319">ifno link is set, please hide the arrow</text:p>
      <text:p text:style-name="P213"/>
      <text:p text:style-name="P254"><text:span text:style-name="T134">New </text:span><text:span text:style-name="T133">work </text:span></text:p>
      <text:p text:style-name="P213"/>
      <text:p text:style-name="P204">task type: <text:span text:style-name="T149">design</text:span><text:span text:style-name="T138"> </text:span></text:p>
      <text:p text:style-name="P204">time: <text:span text:style-name="T149">cr</text:span></text:p>
      <text:p text:style-name="P204"><text:span text:style-name="T120">status: done [</text:span><text:span text:style-name="T126">2</text:span><text:span text:style-name="T125">0min</text:span><text:span text:style-name="T120">]</text:span></text:p>
      <text:p text:style-name="P187"/>
      <text:p text:style-name="P344">--------------</text:p>
      <text:p text:style-name="P349"/>
      <text:p text:style-name="P349"/>
      <text:p text:style-name="P357"><text:span text:style-name="T21"/></text:p>
      <text:p text:style-name="P357"><text:span text:style-name="T21"/></text:p>
      <text:p text:style-name="P357"><text:span text:style-name="T21"/></text:p>
      <text:p text:style-name="P357"><text:soft-page-break/><text:span text:style-name="T21"/></text:p>
      <text:p text:style-name="P357"><text:span text:style-name="T21">1</text:span><text:span text:style-name="T29">4</text:span><text:span text:style-name="T16">. </text:span><text:span text:style-name="T28">https://app.asana.com/0/1205238400590836/1205439748069666</text:span></text:p>
      <text:p text:style-name="P358"/>
      <text:p text:style-name="P350"/>
      <text:p text:style-name="P351"><text:span text:style-name="T134">New </text:span><text:span text:style-name="T133">work </text:span></text:p>
      <text:p text:style-name="P350"/>
      <text:p text:style-name="P334">task type: <text:span text:style-name="T149">design</text:span><text:span text:style-name="T138"> </text:span></text:p>
      <text:p text:style-name="P334">time: <text:span text:style-name="T149">cr</text:span></text:p>
      <text:p text:style-name="P334"><text:span text:style-name="T120">status: done [</text:span><text:span text:style-name="T127">1</text:span><text:span text:style-name="T125">0min</text:span><text:span text:style-name="T120">]</text:span></text:p>
      <text:p text:style-name="P72"/>
      <text:p text:style-name="P72"/>
      <text:p text:style-name="P72"/>
      <text:p text:style-name="P206"/>
      <text:p text:style-name="P206"/>
      <text:p text:style-name="P206">Typography (Typografie)</text:p>
      <text:p text:style-name="P206"/>
      <text:p text:style-name="P2"><text:span text:style-name="T16">1. </text:span><text:a xlink:type="simple" xlink:href="https://app.asana.com/0/1205238400590836/1205238402471615" text:style-name="Internet_20_link" text:visited-style-name="Visited_20_Internet_20_Link"><text:span text:style-name="T15">https://app.asana.com/0/1205238400590836/1205238402471615</text:span></text:a></text:p>
      <text:p text:style-name="P206">H2 font-weight:300</text:p>
      <text:p text:style-name="P206"/>
      <text:p text:style-name="P85">task type: Design</text:p>
      <text:p text:style-name="P85">time: <text:span text:style-name="T1">CR </text:span><text:span text:style-name="T4">small</text:span></text:p>
      <text:p text:style-name="P120">status: <text:span text:style-name="T54">DONE [</text:span><text:span text:style-name="T73">5</text:span><text:span text:style-name="T55"> min</text:span><text:span text:style-name="T54">]</text:span></text:p>
      <text:p text:style-name="P85"/>
      <text:p text:style-name="P36">--------------</text:p>
      <text:p text:style-name="P206"/>
      <text:p text:style-name="P2"><text:span text:style-name="T16">2. </text:span><text:a xlink:type="simple" xlink:href="https://app.asana.com/0/1205238400590836/1205246414279779" text:style-name="Internet_20_link" text:visited-style-name="Visited_20_Internet_20_Link"><text:span text:style-name="T15">https://app.asana.com/0/1205238400590836/1205246414279779</text:span></text:a></text:p>
      <text:p text:style-name="P206">Body text font-weight 300</text:p>
      <text:p text:style-name="P206"/>
      <text:p text:style-name="P86">task type: Design</text:p>
      <text:p text:style-name="P86">time: <text:span text:style-name="T1">CR </text:span><text:span text:style-name="T4">small</text:span></text:p>
      <text:p text:style-name="P121">status: <text:span text:style-name="T54">DONE [</text:span><text:span text:style-name="T73">5</text:span><text:span text:style-name="T55"> min</text:span><text:span text:style-name="T54">]</text:span></text:p>
      <text:p text:style-name="P86"/>
      <text:p text:style-name="P37">--------------</text:p>
      <text:p text:style-name="P206"/>
      <text:p text:style-name="P206"/>
      <text:p text:style-name="P206"/>
      <text:p text:style-name="P206"/>
      <text:p text:style-name="P206"/>
      <text:p text:style-name="P206"/>
      <text:p text:style-name="P2"><text:span text:style-name="T16">3. </text:span><text:a xlink:type="simple" xlink:href="https://app.asana.com/0/1205238400590836/1205266069990540" text:style-name="Internet_20_link" text:visited-style-name="Visited_20_Internet_20_Link"><text:span text:style-name="T15">https://app.asana.com/0/1205238400590836/1205266069990540</text:span></text:a></text:p>
      <text:p text:style-name="P206">Customize H6 font</text:p>
      <text:p text:style-name="P206">- Inter use uppercase</text:p>
      <text:p text:style-name="P206">- no letter spacing</text:p>
      <text:p text:style-name="P206">- font size 25px remains</text:p>
      <text:p text:style-name="P206">ref: Typo_h6.png</text:p>
      <text:p text:style-name="P206"><text:soft-page-break/></text:p>
      <text:p text:style-name="P86">task type: Design</text:p>
      <text:p text:style-name="P86">time: <text:span text:style-name="T1">CR </text:span><text:span text:style-name="T4">small</text:span></text:p>
      <text:p text:style-name="P122">status: <text:span text:style-name="T54">DONE [</text:span><text:span text:style-name="T73">5</text:span><text:span text:style-name="T55"> min</text:span><text:span text:style-name="T54">]</text:span></text:p>
      <text:p text:style-name="P86"/>
      <text:p text:style-name="P37">--------------</text:p>
      <text:p text:style-name="P206"/>
      <text:p text:style-name="P206"/>
      <text:p text:style-name="P2"><text:span text:style-name="T16">4. </text:span><text:a xlink:type="simple" xlink:href="https://app.asana.com/0/1205238400590836/1205238402471759" text:style-name="Internet_20_link" text:visited-style-name="Visited_20_Internet_20_Link"><text:span text:style-name="T15">https://app.asana.com/0/1205238400590836/1205238402471759</text:span></text:a></text:p>
      <text:p text:style-name="P206">mobile h6 18px</text:p>
      <text:p text:style-name="P206"/>
      <text:p text:style-name="P87">task type: Design</text:p>
      <text:p text:style-name="P87">time: <text:span text:style-name="T1">CR </text:span><text:span text:style-name="T4">small</text:span></text:p>
      <text:p text:style-name="P123">status: <text:span text:style-name="T54">DONE [</text:span><text:span text:style-name="T56">5</text:span><text:span text:style-name="T55"> min</text:span><text:span text:style-name="T54">]</text:span></text:p>
      <text:p text:style-name="P87"/>
      <text:p text:style-name="P38">--------------</text:p>
      <text:p text:style-name="P38"/>
      <text:p text:style-name="P206"/>
      <text:p text:style-name="P206">Navi</text:p>
      <text:p text:style-name="P2"><text:span text:style-name="T16">1. </text:span><text:a xlink:type="simple" xlink:href="https://app.asana.com/0/1205238400590836/1205238402471729" text:style-name="Internet_20_link" text:visited-style-name="Visited_20_Internet_20_Link"><text:span text:style-name="T15">https://app.asana.com/0/1205238400590836/1205238402471729</text:span></text:a></text:p>
      <text:p text:style-name="P206">Replace logo</text:p>
      <text:p text:style-name="P206">ref: gwg_logo.svg</text:p>
      <text:p text:style-name="P206"/>
      <text:p text:style-name="P87">task type: <text:span text:style-name="T93">Development</text:span></text:p>
      <text:p text:style-name="P87">time: <text:span text:style-name="T1">CR </text:span><text:span text:style-name="T4">small</text:span></text:p>
      <text:p text:style-name="P126">status: <text:span text:style-name="T54">DONE [</text:span><text:span text:style-name="T56">5</text:span><text:span text:style-name="T55"> min</text:span><text:span text:style-name="T54">]</text:span></text:p>
      <text:p text:style-name="P87"/>
      <text:p text:style-name="P38">--------------</text:p>
      <text:p text:style-name="P206"/>
      <text:p text:style-name="P206"/>
      <text:p text:style-name="P206"/>
      <text:p text:style-name="P206"/>
      <text:p text:style-name="P2"><text:span text:style-name="T16">2. </text:span><text:a xlink:type="simple" xlink:href="https://app.asana.com/0/1205238400590836/1205238402471619" text:style-name="Internet_20_link" text:visited-style-name="Visited_20_Internet_20_Link"><text:span text:style-name="T15">https://app.asana.com/0/1205238400590836/1205238402471619</text:span></text:a></text:p>
      <text:p text:style-name="P206">Remove box shadow from navbar</text:p>
      <text:p text:style-name="P206"/>
      <text:p text:style-name="P87">task type: Design</text:p>
      <text:p text:style-name="P87">time: <text:span text:style-name="T5">Bug</text:span></text:p>
      <text:p text:style-name="P124">status: <text:span text:style-name="T54">DONE</text:span></text:p>
      <text:p text:style-name="P87"/>
      <text:p text:style-name="P38">--------------</text:p>
      <text:p text:style-name="P206"/>
      <text:p text:style-name="P2"><text:span text:style-name="T16">3. </text:span><text:a xlink:type="simple" xlink:href="https://app.asana.com/0/1205238400590836/1205238402471621" text:style-name="Internet_20_link" text:visited-style-name="Visited_20_Internet_20_Link"><text:span text:style-name="T15">https://app.asana.com/0/1205238400590836/1205238402471621</text:span></text:a></text:p>
      <text:p text:style-name="P206">Menu items letter-spacing: 0.19rem</text:p>
      <text:p text:style-name="P206"/>
      <text:p text:style-name="P88">task type: Design</text:p>
      <text:p text:style-name="P88"><text:soft-page-break/>time: <text:span text:style-name="T6">CR small</text:span></text:p>
      <text:p text:style-name="P125">status: <text:span text:style-name="T54">DONE [</text:span><text:span text:style-name="T73">5</text:span><text:span text:style-name="T55"> min</text:span><text:span text:style-name="T54">]</text:span></text:p>
      <text:p text:style-name="P88"/>
      <text:p text:style-name="P39">--------------</text:p>
      <text:p text:style-name="P206"/>
      <text:p text:style-name="P2"><text:span text:style-name="T16">4. </text:span><text:a xlink:type="simple" xlink:href="https://app.asana.com/0/1205238400590836/1205238402471623" text:style-name="Internet_20_link" text:visited-style-name="Visited_20_Internet_20_Link"><text:span text:style-name="T15">https://app.asana.com/0/1205238400590836/1205238402471623</text:span></text:a></text:p>
      <text:p text:style-name="P206">Insert submenu</text:p>
      <text:p text:style-name="P206">- Submenu: Typography as in the navigation system, rounded box and in light green #EEFBF3</text:p>
      <text:p text:style-name="P206">ref: 230815_Wohnungssuche_submenu.png</text:p>
      <text:p text:style-name="P206"/>
      <text:p text:style-name="P88">task type: Design <text:span text:style-name="T6">and development</text:span></text:p>
      <text:p text:style-name="P88">time: <text:span text:style-name="T6">CR big</text:span></text:p>
      <text:p text:style-name="P127">status: <text:span text:style-name="T54">DONE [</text:span><text:span text:style-name="T73">2</text:span><text:span text:style-name="T57">hrs</text:span><text:span text:style-name="T54">]</text:span></text:p>
      <text:p text:style-name="P88"/>
      <text:p text:style-name="P39">--------------</text:p>
      <text:p text:style-name="P206"/>
      <text:p text:style-name="P206"/>
      <text:p text:style-name="P2"><text:span text:style-name="T16">5. </text:span><text:a xlink:type="simple" xlink:href="https://app.asana.com/0/1205238400590836/1205238402471755" text:style-name="Internet_20_link" text:visited-style-name="Visited_20_Internet_20_Link"><text:span text:style-name="T15">https://app.asana.com/0/1205238400590836/1205238402471755</text:span></text:a></text:p>
      <text:p text:style-name="P206">Mobile: Set navigation points right-aligned and color green after clicking</text:p>
      <text:p text:style-name="P206"/>
      <text:p text:style-name="P206"/>
      <text:p text:style-name="P88">task type: Design</text:p>
      <text:p text:style-name="P88">time: <text:span text:style-name="T6">CR small</text:span></text:p>
      <text:p text:style-name="P167">status: <text:span text:style-name="T54">DONE [</text:span><text:span text:style-name="T73">15min</text:span><text:span text:style-name="T54">]</text:span></text:p>
      <text:p text:style-name="P206"/>
      <text:p text:style-name="P39">--------------</text:p>
      <text:p text:style-name="P206"/>
      <text:p text:style-name="P2"><text:span text:style-name="T16">6. </text:span><text:a xlink:type="simple" xlink:href="https://app.asana.com/0/1205238400590836/1205266069990546" text:style-name="Internet_20_link" text:visited-style-name="Visited_20_Internet_20_Link"><text:span text:style-name="T15">https://app.asana.com/0/1205238400590836/1205266069990546</text:span></text:a></text:p>
      <text:p text:style-name="P206">Color menu items green on hover</text:p>
      <text:p text:style-name="P206"/>
      <text:p text:style-name="P88">task type: Design</text:p>
      <text:p text:style-name="P88">time: <text:span text:style-name="T6">CR small</text:span></text:p>
      <text:p text:style-name="P193">status: <text:span text:style-name="T54">DONE [</text:span><text:span text:style-name="T56">5</text:span><text:span text:style-name="T55"> min</text:span><text:span text:style-name="T54">]</text:span></text:p>
      <text:p text:style-name="P302"/>
      <text:p text:style-name="P77">--------------</text:p>
      <text:p text:style-name="P212"/>
      <text:p text:style-name="P257"/>
      <text:p text:style-name="P257"/>
      <text:p text:style-name="P257"/>
      <text:p text:style-name="P257"/>
      <text:p text:style-name="P257"/>
      <text:p text:style-name="P257"/>
      <text:p text:style-name="P8"><text:span text:style-name="T25">7</text:span><text:span text:style-name="T16">. </text:span><text:a xlink:type="simple" xlink:href="https://app.asana.com/0/1205238400590836/1205421241595334" text:style-name="Internet_20_link" text:visited-style-name="Visited_20_Internet_20_Link"><text:span text:style-name="T15">https://app.asana.com/0/1205238400590836/1205421241595334</text:span></text:a></text:p>
      <text:p text:style-name="P259"/>
      <text:p text:style-name="P212"><text:soft-page-break/><text:span text:style-name="T150">hi </text:span><text:a xlink:type="simple" xlink:href="https://app.asana.com/0/profile/1205283268424228" text:style-name="Internet_20_link" text:visited-style-name="Visited_20_Internet_20_Link"><text:span text:style-name="T157">aftab@bytebuilders.de</text:span></text:a><text:span text:style-name="T155"> </text:span><text:span text:style-name="T150">we need to change the Dropdownoptions to the "regionaler Zusatz" just like the screenshot from the old site. I already checked, that we have the information present in the backend.</text:span></text:p>
      <text:p text:style-name="P317"/>
      <text:p text:style-name="P292"><text:span text:style-name="T159">New </text:span><text:span text:style-name="T158">work</text:span></text:p>
      <text:p text:style-name="P212"/>
      <text:p text:style-name="P194">task type: Design</text:p>
      <text:p text:style-name="P194">time: <text:span text:style-name="T6">CR </text:span></text:p>
      <text:p text:style-name="P269">status: <text:span text:style-name="T52">DONE [</text:span><text:span text:style-name="T78">2hrs</text:span><text:span text:style-name="T52">]</text:span></text:p>
      <text:p text:style-name="P206"/>
      <text:p text:style-name="P206"/>
      <text:p text:style-name="P206"/>
      <text:p text:style-name="P206"/>
      <text:p text:style-name="P206"/>
      <text:p text:style-name="P206"/>
      <text:p text:style-name="P206"/>
      <text:p text:style-name="P206"/>
      <text:p text:style-name="P206">Footer</text:p>
      <text:p text:style-name="P206"/>
      <text:p text:style-name="P11"><text:span text:style-name="T34">1. </text:span><text:a xlink:type="simple" xlink:href="https://app.asana.com/0/1205238400590836/1205238402471605" text:style-name="Internet_20_link" text:visited-style-name="Visited_20_Internet_20_Link"><text:span text:style-name="T33">https://app.asana.com/0/1205238400590836/1205238402471605</text:span></text:a></text:p>
      <text:p text:style-name="P214">Footer blue rectangle: use svg</text:p>
      <text:p text:style-name="P215">ref: attachment</text:p>
      <text:p text:style-name="P214"/>
      <text:p text:style-name="P89">task type: Design</text:p>
      <text:p text:style-name="P89">time: <text:span text:style-name="T7">Bug</text:span></text:p>
      <text:p text:style-name="P128">status: <text:s/><text:span text:style-name="T54">DONE</text:span></text:p>
      <text:p text:style-name="P89"/>
      <text:p text:style-name="P40">--------------</text:p>
      <text:p text:style-name="P40"/>
      <text:p text:style-name="P11"><text:span text:style-name="T34">2. </text:span><text:a xlink:type="simple" xlink:href="https://app.asana.com/0/1205238400590836/1205238402471607" text:style-name="Internet_20_link" text:visited-style-name="Visited_20_Internet_20_Link"><text:span text:style-name="T33">https://app.asana.com/0/1205238400590836/1205238402471607</text:span></text:a></text:p>
      <text:p text:style-name="P214">Typografie Footer Desktop</text:p>
      <text:p text:style-name="P216">ref: attachment</text:p>
      <text:p text:style-name="P214"/>
      <text:p text:style-name="P89">task type: Design</text:p>
      <text:p text:style-name="P89">time: <text:span text:style-name="T7">CR small</text:span></text:p>
      <text:p text:style-name="P129">status: <text:span text:style-name="T54">DONE </text:span><text:span text:style-name="T60">[no time as done with another point]</text:span></text:p>
      <text:p text:style-name="P89"/>
      <text:p text:style-name="P40">--------------</text:p>
      <text:p text:style-name="P40"/>
      <text:p text:style-name="P11"><text:span text:style-name="T34">3. <text:s/></text:span><text:a xlink:type="simple" xlink:href="https://app.asana.com/0/1205238400590836/1205238402471611" text:style-name="Internet_20_link" text:visited-style-name="Visited_20_Internet_20_Link"><text:span text:style-name="T33">https://app.asana.com/0/1205238400590836/1205238402471611</text:span></text:a></text:p>
      <text:p text:style-name="P214">Social Icons Footer: turn green on hover</text:p>
      <text:p text:style-name="P214"/>
      <text:p text:style-name="P89">task type: Design <text:span text:style-name="T7">and development</text:span></text:p>
      <text:p text:style-name="P89">time: <text:span text:style-name="T7">CR Big</text:span></text:p>
      <text:p text:style-name="P130">status: <text:span text:style-name="T54">DONE </text:span><text:span text:style-name="T59">[</text:span><text:span text:style-name="T73">15</text:span><text:span text:style-name="T59"> min]</text:span></text:p>
      <text:p text:style-name="P89"><text:soft-page-break/></text:p>
      <text:p text:style-name="P41">--------------</text:p>
      <text:p text:style-name="P41"/>
      <text:p text:style-name="P12"><text:span text:style-name="T34">4. </text:span><text:a xlink:type="simple" xlink:href="https://app.asana.com/0/1205238400590836/1205238402471741" text:style-name="Internet_20_link" text:visited-style-name="Visited_20_Internet_20_Link"><text:span text:style-name="T33">https://app.asana.com/0/1205238400590836/1205238402471741</text:span></text:a></text:p>
      <text:p text:style-name="P216">Use mobile svg</text:p>
      <text:p text:style-name="P216">ref: attachment</text:p>
      <text:p text:style-name="P216"/>
      <text:p text:style-name="P90">task type: Design</text:p>
      <text:p text:style-name="P90">time: <text:span text:style-name="T94">CR small</text:span></text:p>
      <text:p text:style-name="P132">status: <text:span text:style-name="T54">DONE </text:span><text:span text:style-name="T59">[</text:span><text:span text:style-name="T73">5</text:span><text:span text:style-name="T59"> min]</text:span></text:p>
      <text:p text:style-name="P90"/>
      <text:p text:style-name="P42">--------------</text:p>
      <text:p text:style-name="P216"/>
      <text:p text:style-name="P217"/>
      <text:p text:style-name="P217"/>
      <text:p text:style-name="P217"/>
      <text:p text:style-name="P217"/>
      <text:p text:style-name="P13"><text:span text:style-name="T34">5. </text:span><text:a xlink:type="simple" xlink:href="https://app.asana.com/0/1205238400590836/1205266069990534" text:style-name="Internet_20_link" text:visited-style-name="Visited_20_Internet_20_Link"><text:span text:style-name="T33">https://app.asana.com/0/1205238400590836/1205266069990534</text:span></text:a></text:p>
      <text:p text:style-name="P217">Mobile: Footer anpassen gemäß neuer Vorlage (Dropdown)</text:p>
      <text:p text:style-name="P215">ref: attachment</text:p>
      <text:p text:style-name="P217"/>
      <text:p text:style-name="P91">task type: Design <text:span text:style-name="T8">and development</text:span></text:p>
      <text:p text:style-name="P91">time: <text:span text:style-name="T8">CR big</text:span></text:p>
      <text:p text:style-name="P133">status: <text:span text:style-name="T64">done [</text:span><text:span text:style-name="T73">1</text:span><text:span text:style-name="T64">hrs]</text:span></text:p>
      <text:p text:style-name="P133"><text:span text:style-name="T64"/></text:p>
      <text:p text:style-name="P342"><text:span text:style-name="T64">--------------</text:span></text:p>
      <text:p text:style-name="P133"><text:span text:style-name="T64"/></text:p>
      <text:p text:style-name="P356"><text:span text:style-name="T36">6</text:span><text:span text:style-name="T34">. </text:span><text:a xlink:type="simple" xlink:href="https://app.asana.com/0/1205238400590836/1205439748566252" text:style-name="Internet_20_link" text:visited-style-name="Visited_20_Internet_20_Link"><text:span text:style-name="T90">https://app.asana.com/0/1205238400590836/1205439748566252</text:span></text:a></text:p>
      <text:p text:style-name="P356"><text:span text:style-name="T90"/></text:p>
      <text:p text:style-name="P359"><text:span text:style-name="T134">New </text:span><text:span text:style-name="T135">work</text:span></text:p>
      <text:p text:style-name="P356"><text:span text:style-name="T90"/></text:p>
      <text:p text:style-name="P333">task type: <text:span text:style-name="T8">development</text:span></text:p>
      <text:p text:style-name="P333">time: <text:span text:style-name="T8">CR </text:span></text:p>
      <text:p text:style-name="P333"><text:span text:style-name="T64">status: done [</text:span><text:span text:style-name="T80">10min</text:span><text:span text:style-name="T64">]</text:span></text:p>
      <text:p text:style-name="P133"><text:span text:style-name="T64"/></text:p>
      <text:p text:style-name="P133"><text:span text:style-name="T64"/></text:p>
      <text:p text:style-name="P133"><text:span text:style-name="T64"/></text:p>
      <text:p text:style-name="P133"><text:span text:style-name="T64"/></text:p>
      <text:p text:style-name="P133"><text:span text:style-name="T64"/></text:p>
      <text:p text:style-name="P91"/>
      <text:p text:style-name="P91"/>
      <text:p text:style-name="P91">Sidebar</text:p>
      <text:p text:style-name="P91"/>
      <text:p text:style-name="P14"><text:span text:style-name="T34">1. </text:span><text:a xlink:type="simple" xlink:href="https://app.asana.com/0/1205238400590836/1205238402471625" text:style-name="Internet_20_link" text:visited-style-name="Visited_20_Internet_20_Link"><text:span text:style-name="T33">https://app.asana.com/0/1205238400590836/1205238402471625</text:span></text:a></text:p>
      <text:p text:style-name="P218">Color the hover icons green (SOS, phone, mail) and zoom in slightly</text:p>
      <text:p text:style-name="P218"><text:soft-page-break/></text:p>
      <text:p text:style-name="P92">task type: Design <text:span text:style-name="T8">and development</text:span></text:p>
      <text:p text:style-name="P92">time: <text:span text:style-name="T8">CR big</text:span></text:p>
      <text:p text:style-name="P131">status: <text:span text:style-name="T103">messing up with another point</text:span></text:p>
      <text:p text:style-name="P92"/>
      <text:p text:style-name="P92"/>
      <text:p text:style-name="P219">Home</text:p>
      <text:p text:style-name="P15"><text:span text:style-name="T34">1. </text:span><text:a xlink:type="simple" xlink:href="https://app.asana.com/0/1205238400590836/1205238402471631" text:style-name="Internet_20_link" text:visited-style-name="Visited_20_Internet_20_Link"><text:span text:style-name="T33">https://app.asana.com/0/1205238400590836/1205238402471631</text:span></text:a></text:p>
      <text:p text:style-name="P219">Header blue, oblique rectangle please use svg</text:p>
      <text:p text:style-name="P219">ref: attachment</text:p>
      <text:p text:style-name="P219"/>
      <text:p text:style-name="P93">task type: Design</text:p>
      <text:p text:style-name="P93">time: <text:span text:style-name="T97">bug</text:span></text:p>
      <text:p text:style-name="P139">status: <text:span text:style-name="T62">done</text:span></text:p>
      <text:p text:style-name="P93"/>
      <text:p text:style-name="P93"/>
      <text:p text:style-name="P93"/>
      <text:p text:style-name="P93"/>
      <text:p text:style-name="P43">--------------</text:p>
      <text:p text:style-name="P93"/>
      <text:p text:style-name="P16"><text:span text:style-name="T34">2. </text:span><text:a xlink:type="simple" xlink:href="https://app.asana.com/0/1205238400590836/1205282387418042" text:style-name="Internet_20_link" text:visited-style-name="Visited_20_Internet_20_Link"><text:span text:style-name="T33">https://app.asana.com/0/1205238400590836/1205282387418042</text:span></text:a></text:p>
      <text:p text:style-name="P220">Color text on blue header white</text:p>
      <text:p text:style-name="P220"/>
      <text:p text:style-name="P94">task type: Design <text:span text:style-name="T95">and development</text:span></text:p>
      <text:p text:style-name="P94">time: <text:span text:style-name="T9">CR small</text:span></text:p>
      <text:p text:style-name="P144">status: <text:span text:style-name="T62">done [</text:span><text:span text:style-name="T73">1</text:span><text:span text:style-name="T68">hrs</text:span><text:span text:style-name="T62">]</text:span></text:p>
      <text:p text:style-name="P94"/>
      <text:p text:style-name="P44">--------------</text:p>
      <text:p text:style-name="P44"/>
      <text:p text:style-name="P221"/>
      <text:p text:style-name="P221"/>
      <text:p text:style-name="P17"><text:span text:style-name="T34">3. </text:span><text:a xlink:type="simple" xlink:href="https://app.asana.com/0/1205238400590836/1205238402471633" text:style-name="Internet_20_link" text:visited-style-name="Visited_20_Internet_20_Link"><text:span text:style-name="T33">https://app.asana.com/0/1205238400590836/1205238402471633</text:span></text:a></text:p>
      <text:p text:style-name="P221">News Slider: Hover over "READ MORE" and color the arrow both green</text:p>
      <text:p text:style-name="P221"/>
      <text:p text:style-name="P95">task type: Design</text:p>
      <text:p text:style-name="P95">time: <text:span text:style-name="T9">CR small</text:span></text:p>
      <text:p text:style-name="P95">status: <text:span text:style-name="T62">done [</text:span><text:span text:style-name="T73">5</text:span><text:span text:style-name="T62">min]</text:span></text:p>
      <text:p text:style-name="P95"/>
      <text:p text:style-name="P44">--------------</text:p>
      <text:p text:style-name="P44"/>
      <text:p text:style-name="P17"><text:span text:style-name="T34">4. </text:span><text:a xlink:type="simple" xlink:href="https://app.asana.com/0/1205238400590836/1205238402471635" text:style-name="Internet_20_link" text:visited-style-name="Visited_20_Internet_20_Link"><text:span text:style-name="T33">https://app.asana.com/0/1205238400590836/1205238402471635</text:span></text:a></text:p>
      <text:p text:style-name="P221">Slider News: Color bubbles with numbers green on hover -&gt; do not color inactive bbbles purple but #C8CBDF</text:p>
      <text:p text:style-name="P221"/>
      <text:p text:style-name="P95">task type: Design</text:p>
      <text:p text:style-name="P95"><text:soft-page-break/>time: <text:span text:style-name="T9">CR small</text:span></text:p>
      <text:p text:style-name="P135">status: <text:span text:style-name="T62">done [</text:span><text:span text:style-name="T73">10</text:span><text:span text:style-name="T62">min]</text:span></text:p>
      <text:p text:style-name="P95"/>
      <text:p text:style-name="P44">--------------</text:p>
      <text:p text:style-name="P44"/>
      <text:p text:style-name="P17"><text:span text:style-name="T34">5. </text:span><text:a xlink:type="simple" xlink:href="https://app.asana.com/0/1205238400590836/1205238402471637" text:style-name="Internet_20_link" text:visited-style-name="Visited_20_Internet_20_Link"><text:span text:style-name="T33">https://app.asana.com/0/1205238400590836/1205238402471637</text:span></text:a></text:p>
      <text:p text:style-name="P221">Zoom in on 5 cards (advice, looking for an apartment...) with hover (as with customer service) and color the arrow icon green</text:p>
      <text:p text:style-name="P221"/>
      <text:p text:style-name="P95">task type: Design</text:p>
      <text:p text:style-name="P95">time: <text:span text:style-name="T9">CR small</text:span></text:p>
      <text:p text:style-name="P136">status: <text:span text:style-name="T63">done [</text:span><text:span text:style-name="T73">30min</text:span><text:span text:style-name="T63">]</text:span></text:p>
      <text:p text:style-name="P95"/>
      <text:p text:style-name="P45">--------------</text:p>
      <text:p text:style-name="P45"/>
      <text:p text:style-name="P96"/>
      <text:p text:style-name="P18"><text:span text:style-name="T34">6.</text:span><text:a xlink:type="simple" xlink:href="https://app.asana.com/0/1205238400590836/1205238402471735" text:style-name="Internet_20_link" text:visited-style-name="Visited_20_Internet_20_Link"><text:span text:style-name="T33">https://app.asana.com/0/1205238400590836/1205238402471735</text:span></text:a></text:p>
      <text:p text:style-name="P222">Mobile: blue rectangle too big, use svg</text:p>
      <text:p text:style-name="P222"/>
      <text:p text:style-name="P96">task type: Design</text:p>
      <text:p text:style-name="P96">time: <text:span text:style-name="T96">CR small</text:span></text:p>
      <text:p text:style-name="P137">status: <text:span text:style-name="T62">done [</text:span><text:span text:style-name="T73">5</text:span><text:span text:style-name="T62">min]</text:span></text:p>
      <text:p text:style-name="P96"/>
      <text:p text:style-name="P46">--------------</text:p>
      <text:p text:style-name="P96"/>
      <text:p text:style-name="P19"><text:span text:style-name="T34">7.</text:span><text:a xlink:type="simple" xlink:href="https://app.asana.com/0/1205238400590836/1205238402471749" text:style-name="Internet_20_link" text:visited-style-name="Visited_20_Internet_20_Link"><text:span text:style-name="T33">https://app.asana.com/0/1205238400590836/1205238402471749</text:span></text:a></text:p>
      <text:p text:style-name="P224">Mobile: Bubbles under Latest News square</text:p>
      <text:p text:style-name="P224"/>
      <text:p text:style-name="P97">task type: Design <text:span text:style-name="T11">and development</text:span></text:p>
      <text:p text:style-name="P97">time: <text:span text:style-name="T10">Bug</text:span></text:p>
      <text:p text:style-name="P138">status: <text:span text:style-name="T62">done</text:span></text:p>
      <text:p text:style-name="P97"/>
      <text:p text:style-name="P46">--------------</text:p>
      <text:p text:style-name="P97"/>
      <text:p text:style-name="P20"><text:span text:style-name="T34">8. </text:span><text:a xlink:type="simple" xlink:href="https://app.asana.com/0/1205238400590836/1205238402471787" text:style-name="Internet_20_link" text:visited-style-name="Visited_20_Internet_20_Link"><text:span text:style-name="T33">https://app.asana.com/0/1205238400590836/1205238402471787</text:span></text:a></text:p>
      <text:p text:style-name="P225">Mobile: News right left horizontal scroll arrows in the picture?</text:p>
      <text:p text:style-name="P225"/>
      <text:p text:style-name="P98">task type: Design</text:p>
      <text:p text:style-name="P98">time: <text:span text:style-name="T12">CR big</text:span></text:p>
      <text:p text:style-name="P190">status: <text:span text:style-name="T62">done [</text:span><text:span text:style-name="T73">1hr</text:span><text:span text:style-name="T62">]</text:span></text:p>
      <text:p text:style-name="P300"/>
      <text:p text:style-name="P300"/>
      <text:p text:style-name="P75">--------------</text:p>
      <text:p text:style-name="P191"/>
      <text:p text:style-name="P21"><text:span text:style-name="T35">9</text:span><text:span text:style-name="T34">. </text:span><text:span text:style-name="T33">https://app.asana.com/0/1205238400590836/1205420707729748</text:span></text:p>
      <text:p text:style-name="P226"><text:soft-page-break/>responsive: insert image in blue area if the screen is smaller than 768px and put the text over the image</text:p>
      <text:p text:style-name="P226"/>
      <text:p text:style-name="P289"><text:span text:style-name="T134">New </text:span><text:span text:style-name="T133">work </text:span></text:p>
      <text:p text:style-name="P226"/>
      <text:p text:style-name="P191">task type: Design</text:p>
      <text:p text:style-name="P191">time: <text:span text:style-name="T12">CR big</text:span></text:p>
      <text:p text:style-name="P263"><text:span text:style-name="T160">status: </text:span><text:span text:style-name="T62">done [</text:span><text:span text:style-name="T73">1hr</text:span><text:span text:style-name="T62">]</text:span></text:p>
      <text:p text:style-name="P98"/>
      <text:p text:style-name="P98"/>
      <text:p text:style-name="P98"/>
      <text:p text:style-name="P98"/>
      <text:p text:style-name="P227">Wohnungssuche</text:p>
      <text:p text:style-name="P227"/>
      <text:p text:style-name="P23"><text:span text:style-name="T16">1. </text:span><text:a xlink:type="simple" xlink:href="https://app.asana.com/0/1205238400590836/1205238402471639" text:style-name="Internet_20_link" text:visited-style-name="Visited_20_Internet_20_Link"><text:span text:style-name="T15">https://app.asana.com/0/1205238400590836/1205238402471639</text:span></text:a></text:p>
      <text:p text:style-name="P227">Colour SEARCH button green on hover</text:p>
      <text:p text:style-name="P227"/>
      <text:p text:style-name="P99">task type: Design</text:p>
      <text:p text:style-name="P99">time: <text:span text:style-name="T12">CR </text:span><text:span text:style-name="T37">small</text:span></text:p>
      <text:p text:style-name="P140">status: <text:span text:style-name="T62">done [</text:span><text:span text:style-name="T73">5</text:span><text:span text:style-name="T65"> min</text:span><text:span text:style-name="T62">]</text:span></text:p>
      <text:p text:style-name="P227"/>
      <text:p text:style-name="P47">--------------</text:p>
      <text:p text:style-name="P47"/>
      <text:p text:style-name="P227"/>
      <text:p text:style-name="P23"><text:span text:style-name="T16">2. </text:span><text:a xlink:type="simple" xlink:href="https://app.asana.com/0/1205238400590836/1205238402471641" text:style-name="Internet_20_link" text:visited-style-name="Visited_20_Internet_20_Link"><text:span text:style-name="T15">https://app.asana.com/0/1205238400590836/1205238402471641</text:span></text:a></text:p>
      <text:p text:style-name="P227">Card apartment advertisements: Contact person (blue) out</text:p>
      <text:p text:style-name="P227"/>
      <text:p text:style-name="P100">task type: <text:span text:style-name="T100">Development</text:span></text:p>
      <text:p text:style-name="P100">time: <text:span text:style-name="T12">CR </text:span><text:span text:style-name="T37">small</text:span></text:p>
      <text:p text:style-name="P145">status: <text:span text:style-name="T62">done [</text:span><text:span text:style-name="T73">5</text:span><text:span text:style-name="T65">min</text:span><text:span text:style-name="T62">]</text:span></text:p>
      <text:p text:style-name="P100"/>
      <text:p text:style-name="P48">--------------</text:p>
      <text:p text:style-name="P227"/>
      <text:p text:style-name="P23"><text:span text:style-name="T16">3. </text:span><text:a xlink:type="simple" xlink:href="https://app.asana.com/0/1205238400590836/1205238402471643" text:style-name="Internet_20_link" text:visited-style-name="Visited_20_Internet_20_Link"><text:span text:style-name="T15">https://app.asana.com/0/1205238400590836/1205238402471643</text:span></text:a></text:p>
      <text:p text:style-name="P227">Change the typography of the “Kaltmite zzgl. NK” Kärtchen for the apartment advertisements</text:p>
      <text:p text:style-name="P231"><text:span text:style-name="T13">- </text:span>primary font regular</text:p>
      <text:p text:style-name="P232">upppercase <text:line-break/>font-size: 16px; <text:line-break/>letter-spacing: 0.2rem;</text:p>
      <text:p text:style-name="P101">task type: Design</text:p>
      <text:p text:style-name="P101">time: <text:span text:style-name="T12">CR </text:span><text:span text:style-name="T37">small</text:span></text:p>
      <text:p text:style-name="P141">status: <text:span text:style-name="T62">done [</text:span><text:span text:style-name="T73">5</text:span><text:span text:style-name="T65">min</text:span><text:span text:style-name="T62">]</text:span></text:p>
      <text:p text:style-name="P232"/>
      <text:p text:style-name="P49"><text:soft-page-break/>--------------</text:p>
      <text:p text:style-name="P49"/>
      <text:p text:style-name="P49"/>
      <text:p text:style-name="P23"><text:span text:style-name="T16">4. </text:span><text:a xlink:type="simple" xlink:href="https://app.asana.com/0/1205238400590836/1205238402471645" text:style-name="Internet_20_link" text:visited-style-name="Visited_20_Internet_20_Link"><text:span text:style-name="T15">https://app.asana.com/0/1205238400590836/1205238402471645</text:span></text:a></text:p>
      <text:p text:style-name="P227">Kärtchen Wohnungsinserate: Color the arrow green on the hover</text:p>
      <text:p text:style-name="P227"/>
      <text:p text:style-name="P101">task type: Design <text:span text:style-name="T101">+ Development</text:span></text:p>
      <text:p text:style-name="P101">time: <text:span text:style-name="T12">CR </text:span><text:span text:style-name="T37">small</text:span></text:p>
      <text:p text:style-name="P146">status: <text:span text:style-name="T62">done [</text:span><text:span text:style-name="T73">15min</text:span><text:span text:style-name="T62">]</text:span></text:p>
      <text:p text:style-name="P101"/>
      <text:p text:style-name="P49">--------------</text:p>
      <text:p text:style-name="P49"/>
      <text:p text:style-name="P25"><text:span text:style-name="T17">5</text:span><text:span text:style-name="T16">. </text:span><text:span text:style-name="T15">https://app.asana.com/0/1205238400590836/1205415864264059</text:span></text:p>
      <text:p text:style-name="P228">Detail: Beschreibung</text:p>
      <text:p text:style-name="P228"><text:span text:style-name="T150">Hi </text:span><text:a xlink:type="simple" xlink:href="https://app.asana.com/0/profile/1205283268424228" text:style-name="Internet_20_link" text:visited-style-name="Visited_20_Internet_20_Link"><text:span text:style-name="T157">aftab@bytebuilders.de</text:span></text:a><text:span text:style-name="T155"> </text:span><text:span text:style-name="T150">the customer wants to change the order on Desktop and mobile. Please put the "Beschreibung" below the "Kosten" and "Details".</text:span></text:p>
      <text:p text:style-name="P228"/>
      <text:p text:style-name="P275"><text:span text:style-name="T134">New </text:span><text:span text:style-name="T133">work</text:span></text:p>
      <text:p text:style-name="P228"/>
      <text:p text:style-name="P174">task type: <text:span text:style-name="T132">Development</text:span></text:p>
      <text:p text:style-name="P174">time: <text:span text:style-name="T161">cr</text:span></text:p>
      <text:p text:style-name="P198">status: <text:span text:style-name="T62">done [</text:span><text:span text:style-name="T74">20</text:span><text:span text:style-name="T73">min</text:span><text:span text:style-name="T62">]</text:span></text:p>
      <text:p text:style-name="P174"/>
      <text:p text:style-name="P63">--------------</text:p>
      <text:p text:style-name="P63"/>
      <text:p text:style-name="P76"/>
      <text:p text:style-name="P76"/>
      <text:p text:style-name="P26"><text:span text:style-name="T24">6</text:span><text:span text:style-name="T16">. </text:span><text:span text:style-name="T15">https://app.asana.com/0/1205238400590836/1205421241595308</text:span></text:p>
      <text:p text:style-name="P229">Detail: Pagination</text:p>
      <text:p text:style-name="P313">somehow the pagination from the images is broken and only displays a 1 and 2, that must be fixed please.</text:p>
      <text:p text:style-name="P313"/>
      <text:p text:style-name="P313">can you please attach the correct screenshot of what it should look like?</text:p>
      <text:p text:style-name="P229"/>
      <text:p text:style-name="P290"><text:span text:style-name="T134">New </text:span><text:span text:style-name="T133">work</text:span></text:p>
      <text:p text:style-name="P229"/>
      <text:p text:style-name="P192">task type: <text:span text:style-name="T132">Development</text:span></text:p>
      <text:p text:style-name="P192">time: <text:span text:style-name="T162">bug</text:span></text:p>
      <text:p text:style-name="P192">status: <text:span text:style-name="T163">Done</text:span></text:p>
      <text:p text:style-name="P326"/>
      <text:p text:style-name="P78">--------------</text:p>
      <text:p text:style-name="P78"/>
      <text:p text:style-name="P78"/>
      <text:p text:style-name="P78"><text:soft-page-break/></text:p>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7"><text:span text:style-name="T26">7</text:span><text:span text:style-name="T16">. </text:span><text:span text:style-name="T15">https://app.asana.com/0/1205238400590836/1205421241595348</text:span></text:p>
      <text:p text:style-name="P314">mobile &amp; tablet: hide section</text:p>
      <text:p text:style-name="P314"/>
      <text:p text:style-name="P314">hi <text:a xlink:type="simple" xlink:href="https://app.asana.com/0/profile/1205283268424228" text:style-name="Internet_20_link" text:visited-style-name="Visited_20_Internet_20_Link"><text:span text:style-name="T168">aftab@bytebuilders.de</text:span></text:a>, the following section with über uns, quartiere and gwg in kassel can be hidden in mobile and responsive</text:p>
      <text:p text:style-name="P230"/>
      <text:p text:style-name="P294"><text:span text:style-name="T134">New </text:span><text:span text:style-name="T133">work</text:span></text:p>
      <text:p text:style-name="P230"/>
      <text:p text:style-name="P200">task type: <text:span text:style-name="T167">Design</text:span></text:p>
      <text:p text:style-name="P200">time: <text:span text:style-name="T162">bug</text:span></text:p>
      <text:p text:style-name="P200"><text:span text:style-name="T163">status: Done</text:span><text:span text:style-name="T164">[15min]</text:span></text:p>
      <text:p text:style-name="P192"/>
      <text:p text:style-name="P76">--------------</text:p>
      <text:p text:style-name="P227"/>
      <text:p text:style-name="P227"/>
      <text:p text:style-name="P227"/>
      <text:p text:style-name="P227">Wohnung Detailseite</text:p>
      <text:p text:style-name="P23"><text:span text:style-name="T16">1. </text:span><text:a xlink:type="simple" xlink:href="https://app.asana.com/0/1205238400590836/1205238402471651" text:style-name="Internet_20_link" text:visited-style-name="Visited_20_Internet_20_Link"><text:span text:style-name="T15">https://app.asana.com/0/1205238400590836/1205238402471651</text:span></text:a></text:p>
      <text:p text:style-name="P227">Slider with pictures of the apartment: not active bubbles not white but #C8CBDF</text:p>
      <text:p text:style-name="P227"/>
      <text:p text:style-name="P227"/>
      <text:p text:style-name="P102">task type: Design</text:p>
      <text:p text:style-name="P102">time: <text:span text:style-name="T12">CR </text:span><text:span text:style-name="T37">small</text:span></text:p>
      <text:p text:style-name="P142">status: <text:span text:style-name="T62">done [</text:span><text:span text:style-name="T67">5</text:span><text:span text:style-name="T65"> min</text:span><text:span text:style-name="T62">]</text:span></text:p>
      <text:p text:style-name="P102"/>
      <text:p text:style-name="P50">--------------</text:p>
      <text:p text:style-name="P227"/>
      <text:p text:style-name="P23"><text:span text:style-name="T16">2. </text:span><text:a xlink:type="simple" xlink:href="https://app.asana.com/0/1205238400590836/1205238402471653" text:style-name="Internet_20_link" text:visited-style-name="Visited_20_Internet_20_Link"><text:span text:style-name="T15">https://app.asana.com/0/1205238400590836/1205238402471653</text:span></text:a></text:p>
      <text:p text:style-name="P227">Remove Icon Floor Plan</text:p>
      <text:p text:style-name="P227"/>
      <text:p text:style-name="P102">task type: Design</text:p>
      <text:p text:style-name="P102">time: <text:span text:style-name="T12">CR </text:span><text:span text:style-name="T37">small</text:span></text:p>
      <text:p text:style-name="P143">status: <text:span text:style-name="T62">done [</text:span><text:span text:style-name="T66">5</text:span><text:span text:style-name="T65"> min</text:span><text:span text:style-name="T62">]</text:span></text:p>
      <text:p text:style-name="P102"><text:soft-page-break/></text:p>
      <text:p text:style-name="P50"/>
      <text:p text:style-name="P50"/>
      <text:p text:style-name="P346">--------------</text:p>
      <text:p text:style-name="P352"/>
      <text:p text:style-name="P365"><text:span text:style-name="T30">3</text:span><text:span text:style-name="T16">. </text:span><text:span text:style-name="T15">https://app.asana.com/0/1205238400590836/1205439748566228</text:span></text:p>
      <text:p text:style-name="P352">don't crop the floor plan</text:p>
      <text:p text:style-name="P352"/>
      <text:p text:style-name="P360"><text:span text:style-name="T134">New </text:span><text:span text:style-name="T133">work</text:span></text:p>
      <text:p text:style-name="P335">task type: Design <text:span text:style-name="T174">and development</text:span></text:p>
      <text:p text:style-name="P335">time: <text:span text:style-name="T12">CR </text:span></text:p>
      <text:p text:style-name="P335">status: <text:span text:style-name="T62">done [</text:span><text:span text:style-name="T81">1hr</text:span><text:span text:style-name="T62">]</text:span></text:p>
      <text:p text:style-name="P335"/>
      <text:p text:style-name="P346">--------------</text:p>
      <text:p text:style-name="P50"/>
      <text:p text:style-name="P50"/>
      <text:p text:style-name="P50"/>
      <text:p text:style-name="P227"/>
      <text:p text:style-name="P227"/>
      <text:p text:style-name="P227"/>
      <text:p text:style-name="P227"/>
      <text:p text:style-name="P227"/>
      <text:p text:style-name="P227"/>
      <text:p text:style-name="P227"/>
      <text:p text:style-name="P227"/>
      <text:p text:style-name="P227"/>
      <text:p text:style-name="P227"/>
      <text:p text:style-name="P227">Stadtteilfreffpunkte</text:p>
      <text:p text:style-name="P227"/>
      <text:p text:style-name="P23"><text:span text:style-name="T16">1. </text:span><text:a xlink:type="simple" xlink:href="https://app.asana.com/0/1205238400590836/1205238402471655" text:style-name="Internet_20_link" text:visited-style-name="Visited_20_Internet_20_Link"><text:span text:style-name="T15">https://app.asana.com/0/1205238400590836/1205238402471655</text:span></text:a></text:p>
      <text:p text:style-name="P227">Slider bubbles too small: same size as Home and News (30x30 px)</text:p>
      <text:p text:style-name="P24"><text:a xlink:type="simple" xlink:href="http://typo3-composer.p645654.webspaceconfig.de/wohnungssuche/stadtteiltreffpunkte" text:style-name="Internet_20_link" text:visited-style-name="Visited_20_Internet_20_Link"><text:span text:style-name="T16">http://typo3-composer.p645654.webspaceconfig.de/wohnungssuche/stadtteiltreffpunkte</text:span></text:a></text:p>
      <text:p text:style-name="P103">task type: Design</text:p>
      <text:p text:style-name="P103">time: <text:span text:style-name="T12">CR </text:span><text:span text:style-name="T37">small</text:span></text:p>
      <text:p text:style-name="P172">status: <text:span text:style-name="T62">done [</text:span><text:span text:style-name="T73">5</text:span><text:span text:style-name="T65"> min</text:span><text:span text:style-name="T62">]</text:span></text:p>
      <text:p text:style-name="P299"/>
      <text:p text:style-name="P272"><text:span text:style-name="T129">R</text:span><text:span text:style-name="T128">ework</text:span></text:p>
      <text:p text:style-name="P296">additional time [10min]</text:p>
      <text:p text:style-name="P296">task status: done</text:p>
      <text:p text:style-name="P103"/>
      <text:p text:style-name="P51">--------------</text:p>
      <text:p text:style-name="P103"/>
      <text:p text:style-name="P23"><text:span text:style-name="T16">2. </text:span><text:a xlink:type="simple" xlink:href="https://app.asana.com/0/1205238400590836/1205238402471657" text:style-name="Internet_20_link" text:visited-style-name="Visited_20_Internet_20_Link"><text:span text:style-name="T15">https://app.asana.com/0/1205238400590836/1205238402471657</text:span></text:a></text:p>
      <text:p text:style-name="P227"><text:soft-page-break/>Optimize dashed line behind header image</text:p>
      <text:p text:style-name="P227">- The position and color of the dashed line behind the header image only sits well at 1920x1080 px, shifted and gray at higher resolutions</text:p>
      <text:p text:style-name="P227">ref: Stadtteiltreffpunkte.png</text:p>
      <text:p text:style-name="P227"/>
      <text:p text:style-name="P104">task type: Design</text:p>
      <text:p text:style-name="P104">time: <text:span text:style-name="T12">CR </text:span><text:span text:style-name="T38">big</text:span></text:p>
      <text:p text:style-name="P168">status: <text:span text:style-name="T62">done [</text:span><text:span text:style-name="T72">1hr</text:span><text:span text:style-name="T62">]</text:span></text:p>
      <text:p text:style-name="P104"/>
      <text:p text:style-name="P52">--------------</text:p>
      <text:p text:style-name="P227"/>
      <text:p text:style-name="P28"><text:span text:style-name="T16">3. </text:span><text:a xlink:type="simple" xlink:href="https://app.asana.com/0/1205238400590836/1205266069990550" text:style-name="Internet_20_link" text:visited-style-name="Visited_20_Internet_20_Link"><text:span text:style-name="T15">https://app.asana.com/0/1205238400590836/1205266069990550</text:span></text:a></text:p>
      <text:p text:style-name="P233">Line under Ansprechpartner 700px long</text:p>
      <text:p text:style-name="P233"/>
      <text:p text:style-name="P104">task type: Design</text:p>
      <text:p text:style-name="P104">time: <text:span text:style-name="T38">bug</text:span></text:p>
      <text:p text:style-name="P149">status: <text:span text:style-name="T48"><text:s/></text:span><text:span text:style-name="T62">done</text:span></text:p>
      <text:p text:style-name="P233"/>
      <text:p text:style-name="P233">Kundenservice</text:p>
      <text:p text:style-name="P233"/>
      <text:p text:style-name="P233"/>
      <text:p text:style-name="P28"><text:span text:style-name="T16">1. </text:span><text:a xlink:type="simple" xlink:href="https://app.asana.com/0/1205238400590836/1205238402471660" text:style-name="Internet_20_link" text:visited-style-name="Visited_20_Internet_20_Link"><text:span text:style-name="T15">https://app.asana.com/0/1205238400590836/1205238402471660</text:span></text:a></text:p>
      <text:p text:style-name="P233">Image Kärtchen max. 540 x 460px -&gt; maintain proportions at higher resolution / green arrow on hover</text:p>
      <text:p text:style-name="P233"/>
      <text:p text:style-name="P286"><text:span text:style-name="T129">R</text:span><text:span text:style-name="T128">ework</text:span></text:p>
      <text:p text:style-name="P298"/>
      <text:p text:style-name="P104">task type: Design <text:span text:style-name="T145">development</text:span></text:p>
      <text:p text:style-name="P104">time: <text:s/><text:span text:style-name="T39">cr </text:span></text:p>
      <text:p text:style-name="P104">status: <text:span text:style-name="T147">Done [1hr]</text:span></text:p>
      <text:p text:style-name="P104"/>
      <text:p text:style-name="P52">--------------</text:p>
      <text:p text:style-name="P233"/>
      <text:p text:style-name="P28"><text:span text:style-name="T16">2. </text:span><text:a xlink:type="simple" xlink:href="https://app.asana.com/0/1205238400590836/1205282390028724" text:style-name="Internet_20_link" text:visited-style-name="Visited_20_Internet_20_Link"><text:span text:style-name="T15">https://app.asana.com/0/1205238400590836/1205282390028724</text:span></text:a></text:p>
      <text:p text:style-name="P233">white gradient over pictures/Kärtchen not so strong</text:p>
      <text:p text:style-name="P233"/>
      <text:p text:style-name="P105">task type: Design</text:p>
      <text:p text:style-name="P105">time: <text:span text:style-name="T102">bug</text:span></text:p>
      <text:p text:style-name="P177">status: <text:s/><text:span text:style-name="T62">done</text:span></text:p>
      <text:p text:style-name="P301"/>
      <text:p text:style-name="P65">--------------</text:p>
      <text:p text:style-name="P65"/>
      <text:p text:style-name="P244"><text:span text:style-name="T139">3</text:span>. https://app.asana.com/0/1205238400590836/1205415864264061</text:p>
      <text:p text:style-name="P244"/>
      <text:p text:style-name="P244"/>
      <text:p text:style-name="P244"><text:soft-page-break/>Filter cannot be deselected</text:p>
      <text:p text:style-name="P244"/>
      <text:p text:style-name="P244"/>
      <text:p text:style-name="P277"><text:span text:style-name="T134">New </text:span><text:span text:style-name="T133">work</text:span></text:p>
      <text:p text:style-name="P176">task type: <text:span text:style-name="T115">Development</text:span></text:p>
      <text:p text:style-name="P176">time: <text:span text:style-name="T172">cr </text:span></text:p>
      <text:p text:style-name="P264">status: <text:s/><text:span text:style-name="T62">done</text:span><text:span text:style-name="T77">[15min]</text:span><text:span text:style-name="T130"> </text:span></text:p>
      <text:p text:style-name="P270"/>
      <text:p text:style-name="P270"/>
      <text:p text:style-name="P66">--------------</text:p>
      <text:p text:style-name="P66"/>
      <text:p text:style-name="P245"><text:span text:style-name="T140">4</text:span>. https://app.asana.com/0/1205238400590836/1205415864264063</text:p>
      <text:p text:style-name="P245"/>
      <text:p text:style-name="P245"/>
      <text:p text:style-name="P245">Map mobile not clickable, not in the middle</text:p>
      <text:p text:style-name="P245"/>
      <text:p text:style-name="P245"/>
      <text:p text:style-name="P278"><text:span text:style-name="T134">New </text:span><text:span text:style-name="T133">work</text:span></text:p>
      <text:p text:style-name="P178">task type: <text:span text:style-name="T115">Development</text:span></text:p>
      <text:p text:style-name="P178">time: </text:p>
      <text:p text:style-name="P271">status: </text:p>
      <text:p text:style-name="P105"/>
      <text:p text:style-name="P53">--------------</text:p>
      <text:p text:style-name="P233"/>
      <text:p text:style-name="P233">FAQ</text:p>
      <text:p text:style-name="P233"/>
      <text:p text:style-name="P28"><text:span text:style-name="T16">1. </text:span><text:a xlink:type="simple" xlink:href="https://app.asana.com/0/1205238400590836/1205238402471765" text:style-name="Internet_20_link" text:visited-style-name="Visited_20_Internet_20_Link"><text:span text:style-name="T15">https://app.asana.com/0/1205238400590836/1205238402471765</text:span></text:a></text:p>
      <text:p text:style-name="P233">Mobile: Optimize filter in FAQ/line break</text:p>
      <text:p text:style-name="P233">ref: faq-filter.png</text:p>
      <text:p text:style-name="P233"/>
      <text:p text:style-name="P106">task type: <text:span text:style-name="T106">Design</text:span></text:p>
      <text:p text:style-name="P106">time: <text:span text:style-name="T107">cr small</text:span></text:p>
      <text:p text:style-name="P150">status: <text:span text:style-name="T62">done </text:span><text:span text:style-name="T69">[</text:span><text:span text:style-name="T73">5</text:span><text:span text:style-name="T69"> min]</text:span></text:p>
      <text:p text:style-name="P106"/>
      <text:p text:style-name="P54">--------------</text:p>
      <text:p text:style-name="P233"/>
      <text:p text:style-name="P28"><text:span text:style-name="T16">2. </text:span><text:a xlink:type="simple" xlink:href="https://app.asana.com/0/1205238400590836/1205246414279783" text:style-name="Internet_20_link" text:visited-style-name="Visited_20_Internet_20_Link"><text:span text:style-name="T15">https://app.asana.com/0/1205238400590836/1205246414279783</text:span></text:a></text:p>
      <text:p text:style-name="P233">Question mark FAQ "jumping" at lower resolution than Full HD</text:p>
      <text:p text:style-name="P233">ref: FAQ.png</text:p>
      <text:p text:style-name="P233"/>
      <text:p text:style-name="P233"/>
      <text:p text:style-name="P147">task type: <text:span text:style-name="T105">Development</text:span></text:p>
      <text:p text:style-name="P107">time: <text:span text:style-name="T40">bug</text:span></text:p>
      <text:p text:style-name="P148">status: <text:span text:style-name="T62">done</text:span></text:p>
      <text:p text:style-name="P107"/>
      <text:p text:style-name="P107"><text:soft-page-break/></text:p>
      <text:p text:style-name="P54">--------------</text:p>
      <text:p text:style-name="P54"/>
      <text:p text:style-name="P54"/>
      <text:p text:style-name="P233"/>
      <text:p text:style-name="P28"><text:span text:style-name="T16">3. </text:span><text:a xlink:type="simple" xlink:href="https://app.asana.com/0/1205238400590836/1205238402471777" text:style-name="Internet_20_link" text:visited-style-name="Visited_20_Internet_20_Link"><text:span text:style-name="T15">https://app.asana.com/0/1205238400590836/1205238402471777</text:span></text:a></text:p>
      <text:p text:style-name="P233">Mobile: accordion numbers from 10 too close to the question, more distance</text:p>
      <text:p text:style-name="P233"/>
      <text:p text:style-name="P107">task type: Design</text:p>
      <text:p text:style-name="P107">time: <text:span text:style-name="T41">CR small</text:span></text:p>
      <text:p text:style-name="P151">status: <text:span text:style-name="T62">done </text:span><text:span text:style-name="T70">[</text:span><text:span text:style-name="T73">5</text:span><text:span text:style-name="T70"> min]</text:span></text:p>
      <text:p text:style-name="P107"/>
      <text:p text:style-name="P55">--------------</text:p>
      <text:p text:style-name="P233"/>
      <text:p text:style-name="P28"><text:span text:style-name="T16">4. </text:span><text:a xlink:type="simple" xlink:href="https://app.asana.com/0/1205238400590836/1205266072432476" text:style-name="Internet_20_link" text:visited-style-name="Visited_20_Internet_20_Link"><text:span text:style-name="T15">https://app.asana.com/0/1205238400590836/1205266072432476</text:span></text:a></text:p>
      <text:p text:style-name="P233">Mobile: arrow accordion level with the first line/question</text:p>
      <text:p text:style-name="P233"/>
      <text:p text:style-name="P108">task type: Design</text:p>
      <text:p text:style-name="P108">time: <text:span text:style-name="T41">CR small</text:span></text:p>
      <text:p text:style-name="P152">status: <text:span text:style-name="T62">done </text:span><text:span text:style-name="T70">[</text:span><text:span text:style-name="T73">5</text:span><text:span text:style-name="T70">min]</text:span></text:p>
      <text:p text:style-name="P108"/>
      <text:p text:style-name="P55">--------------</text:p>
      <text:p text:style-name="P55"/>
      <text:p text:style-name="P243">5. <text:a xlink:type="simple" xlink:href="https://app.asana.com/0/1205238400590836/1205290758550846" text:style-name="Internet_20_link" text:visited-style-name="Visited_20_Internet_20_Link">https://app.asana.com/0/1205238400590836/1205290758550846</text:a></text:p>
      <text:p text:style-name="P243">see customer service 1. FAQ question word "website"</text:p>
      <text:p text:style-name="P243"/>
      <text:p text:style-name="P243">Link to internal page does not work</text:p>
      <text:p text:style-name="P243"/>
      <text:p text:style-name="P243"><text:a xlink:type="simple" xlink:href="http://typo3-composer.p645654.webspaceconfig.de/kundenservice" text:style-name="Internet_20_link" text:visited-style-name="Visited_20_Internet_20_Link">http://typo3-composer.p645654.webspaceconfig.de/kundenservice</text:a></text:p>
      <text:p text:style-name="P243"/>
      <text:p text:style-name="P171">task type: <text:span text:style-name="T115">Development</text:span></text:p>
      <text:p text:style-name="P171">time: <text:span text:style-name="T115">bug</text:span></text:p>
      <text:p text:style-name="P171">status: <text:span text:style-name="T118">done</text:span></text:p>
      <text:p text:style-name="P310"/>
      <text:p text:style-name="P311"/>
      <text:p text:style-name="P233"/>
      <text:p text:style-name="P233">Ansprechpartner</text:p>
      <text:p text:style-name="P233"/>
      <text:p text:style-name="P28"><text:span text:style-name="T16">1. </text:span><text:a xlink:type="simple" xlink:href="https://app.asana.com/0/1205238400590836/1205238402471670" text:style-name="Internet_20_link" text:visited-style-name="Visited_20_Internet_20_Link"><text:span text:style-name="T15">https://app.asana.com/0/1205238400590836/1205238402471670</text:span></text:a></text:p>
      <text:p text:style-name="P233">Rename filter "ALL" to "alle Regionen"</text:p>
      <text:p text:style-name="P233">- If nothing is selected yet Button with text "Select region"</text:p>
      <text:p text:style-name="P233"/>
      <text:p text:style-name="P109">task type: <text:span text:style-name="T42">Development</text:span></text:p>
      <text:p text:style-name="P109">time: <text:span text:style-name="T41">CR </text:span></text:p>
      <text:p text:style-name="P109">status: <text:span text:style-name="T61">Done [</text:span><text:span text:style-name="T73">10 </text:span><text:span text:style-name="T61">min]</text:span></text:p>
      <text:p text:style-name="P109"><text:soft-page-break/></text:p>
      <text:p text:style-name="P56">--------------</text:p>
      <text:p text:style-name="P233"/>
      <text:p text:style-name="P28"><text:span text:style-name="T16">2. </text:span><text:a xlink:type="simple" xlink:href="https://app.asana.com/0/1205238400590836/1205238402471781" text:style-name="Internet_20_link" text:visited-style-name="Visited_20_Internet_20_Link"><text:span text:style-name="T15">https://app.asana.com/0/1205238400590836/1205238402471781</text:span></text:a></text:p>
      <text:p text:style-name="P233">Mobile: Bad Wilhelmshöhe line too long / define a fixed length</text:p>
      <text:p text:style-name="P233">ref: linie.png</text:p>
      <text:p text:style-name="P233"/>
      <text:p text:style-name="P109">task type: <text:span text:style-name="T42">design</text:span></text:p>
      <text:p text:style-name="P109">time: <text:span text:style-name="T41">CR </text:span><text:span text:style-name="T42">small</text:span></text:p>
      <text:p text:style-name="P340">status: <text:span text:style-name="T61">Done [</text:span><text:span text:style-name="T73">10</text:span><text:span text:style-name="T61"> min]</text:span></text:p>
      <text:p text:style-name="P340"><text:span text:style-name="T61"/></text:p>
      <text:p text:style-name="P340"><text:span text:style-name="T61"/></text:p>
      <text:p text:style-name="P348">--------------</text:p>
      <text:p text:style-name="P354"/>
      <text:p text:style-name="P367"><text:span text:style-name="T32">3</text:span><text:span text:style-name="T16">. </text:span><text:span text:style-name="T15">https://app.asana.com/0/1205238400590836/1205439748069690</text:span></text:p>
      <text:p text:style-name="P354">map: tool tip without linebreak</text:p>
      <text:p text:style-name="P363"><text:span text:style-name="T134">New </text:span><text:span text:style-name="T133">work</text:span></text:p>
      <text:p text:style-name="P341">task type: <text:span text:style-name="T42">design</text:span></text:p>
      <text:p text:style-name="P341">time: <text:span text:style-name="T41">CR </text:span></text:p>
      <text:p text:style-name="P341"><text:span text:style-name="T61">status: Done [</text:span><text:span text:style-name="T73">1</text:span><text:span text:style-name="T82">5</text:span><text:span text:style-name="T61"> min]</text:span></text:p>
      <text:p text:style-name="P109"/>
      <text:p text:style-name="P56">--------------</text:p>
      <text:p text:style-name="P233"/>
      <text:p text:style-name="P233">Aktuelles</text:p>
      <text:p text:style-name="P233"/>
      <text:p text:style-name="P28"><text:span text:style-name="T16">1. </text:span><text:a xlink:type="simple" xlink:href="https://app.asana.com/0/1205238400590836/1205238402471683" text:style-name="Internet_20_link" text:visited-style-name="Visited_20_Internet_20_Link"><text:span text:style-name="T15">https://app.asana.com/0/1205238400590836/1205238402471683</text:span></text:a></text:p>
      <text:p text:style-name="P233">Add "All" filter</text:p>
      <text:p text:style-name="P110">task type: <text:span text:style-name="T42">Development</text:span></text:p>
      <text:p text:style-name="P110">time: <text:span text:style-name="T41">CR </text:span></text:p>
      <text:p text:style-name="P134">status: <text:span text:style-name="T61">Done [</text:span><text:span text:style-name="T73">10</text:span><text:span text:style-name="T61"> min]</text:span></text:p>
      <text:p text:style-name="P110"/>
      <text:p text:style-name="P57">--------------</text:p>
      <text:p text:style-name="P233"/>
      <text:p text:style-name="P233"/>
      <text:p text:style-name="P233"/>
      <text:p text:style-name="P233"/>
      <text:p text:style-name="P233"/>
      <text:p text:style-name="P233"/>
      <text:p text:style-name="P28"><text:span text:style-name="T16">2. </text:span><text:a xlink:type="simple" xlink:href="https://app.asana.com/0/1205238400590836/1205238402471685" text:style-name="Internet_20_link" text:visited-style-name="Visited_20_Internet_20_Link"><text:span text:style-name="T15">https://app.asana.com/0/1205238400590836/1205238402471685</text:span></text:a></text:p>
      <text:p text:style-name="P233">Turn arrow green on hover</text:p>
      <text:p text:style-name="P233"/>
      <text:p text:style-name="P110">task type: <text:span text:style-name="T42">design</text:span></text:p>
      <text:p text:style-name="P110">time: <text:span text:style-name="T41">CR </text:span><text:span text:style-name="T42">small</text:span></text:p>
      <text:p text:style-name="P154">status: <text:span text:style-name="T61">Done [</text:span><text:span text:style-name="T73">15</text:span><text:span text:style-name="T61"> min]</text:span></text:p>
      <text:p text:style-name="P110"/>
      <text:p text:style-name="P57"><text:soft-page-break/>--------------</text:p>
      <text:p text:style-name="P233"/>
      <text:p text:style-name="P28"><text:span text:style-name="T16">3. </text:span><text:a xlink:type="simple" xlink:href="https://app.asana.com/0/1205238400590836/1205282390028732" text:style-name="Internet_20_link" text:visited-style-name="Visited_20_Internet_20_Link"><text:span text:style-name="T15">https://app.asana.com/0/1205238400590836/1205282390028732</text:span></text:a></text:p>
      <text:p text:style-name="P233">White gradient over the header images too strong: should only go to the middle of the image</text:p>
      <text:p text:style-name="P233"/>
      <text:p text:style-name="P111">task type: <text:span text:style-name="T42">design</text:span></text:p>
      <text:p text:style-name="P111">time: <text:span text:style-name="T41">CR </text:span><text:span text:style-name="T42">small</text:span></text:p>
      <text:p text:style-name="P153">status: <text:span text:style-name="T61">Done [</text:span><text:span text:style-name="T73">5</text:span><text:span text:style-name="T61"> min]</text:span></text:p>
      <text:p text:style-name="P111"/>
      <text:p text:style-name="P58">--------------</text:p>
      <text:p text:style-name="P233"/>
      <text:p text:style-name="P28"><text:span text:style-name="T16">4. </text:span><text:a xlink:type="simple" xlink:href="https://app.asana.com/0/1205238400590836/1205238402471699" text:style-name="Internet_20_link" text:visited-style-name="Visited_20_Internet_20_Link"><text:span text:style-name="T15">https://app.asana.com/0/1205238400590836/1205238402471699</text:span></text:a></text:p>
      <text:p text:style-name="P233">Adjust news h6 and h3 margin</text:p>
      <text:p text:style-name="P231"><text:span text:style-name="T14">- </text:span>div h6 margin 10 , div h3 margin 30</text:p>
      <text:p text:style-name="P231"/>
      <text:p text:style-name="P111">task type: <text:span text:style-name="T42">design</text:span></text:p>
      <text:p text:style-name="P111">time: <text:span text:style-name="T41">CR </text:span><text:span text:style-name="T42">small</text:span></text:p>
      <text:p text:style-name="P155">status: <text:span text:style-name="T61">Done [1</text:span><text:span text:style-name="T73">0</text:span><text:span text:style-name="T61"> min]</text:span></text:p>
      <text:p text:style-name="P111"/>
      <text:p text:style-name="P58">--------------</text:p>
      <text:p text:style-name="P231"/>
      <text:p text:style-name="P28"><text:span text:style-name="T16">5.</text:span><text:bookmark-start text:name="__DdeLink__8140_749896043"/><text:span text:style-name="T16"> </text:span><text:a xlink:type="simple" xlink:href="https://app.asana.com/0/1205238400590836/1205266072432480" text:style-name="Internet_20_link" text:visited-style-name="Visited_20_Internet_20_Link"><text:span text:style-name="T15">https://app.asana.com/0/1205238400590836/1205266072432480</text:span></text:a><text:bookmark-end text:name="__DdeLink__8140_749896043"/></text:p>
      <text:p text:style-name="P233">Adjust the height of the news Kärtchen (2nd line)</text:p>
      <text:p text:style-name="P233"/>
      <text:p text:style-name="P111">task type: <text:span text:style-name="T42">design</text:span></text:p>
      <text:p text:style-name="P156">time: <text:span text:style-name="T108">CR </text:span><text:span text:style-name="T109">small</text:span></text:p>
      <text:p text:style-name="P173">status: <text:span text:style-name="T83">Done [</text:span><text:span text:style-name="T87">15</text:span><text:span text:style-name="T83"> min]</text:span></text:p>
      <text:p text:style-name="P303"/>
      <text:p text:style-name="P273"><text:span text:style-name="T129">R</text:span><text:span text:style-name="T128">ework</text:span></text:p>
      <text:p text:style-name="P297">additional time [<text:span text:style-name="T131">20</text:span>min]</text:p>
      <text:p text:style-name="P304">task status: done</text:p>
      <text:p text:style-name="P233"/>
      <text:p text:style-name="P58">--------------</text:p>
      <text:p text:style-name="P58"/>
      <text:p text:style-name="P28"><text:span text:style-name="T16">6. </text:span><text:a xlink:type="simple" xlink:href="https://app.asana.com/0/1205238400590836/1205238402471691" text:style-name="Internet_20_link" text:visited-style-name="Visited_20_Internet_20_Link"><text:span text:style-name="T15">https://app.asana.com/0/1205238400590836/1205238402471691</text:span></text:a></text:p>
      <text:p text:style-name="P233">Light blue slant is clipped at higher resolution than Full HD / white flash</text:p>
      <text:p text:style-name="P233">ref: Aktuelles.png</text:p>
      <text:p text:style-name="P233"/>
      <text:p text:style-name="P111">task type: <text:span text:style-name="T42">design</text:span></text:p>
      <text:p text:style-name="P111">time: <text:span text:style-name="T41">CR </text:span><text:span text:style-name="T43">big</text:span></text:p>
      <text:p text:style-name="P169">status: <text:span text:style-name="T83">Done [</text:span><text:span text:style-name="T86">1hr</text:span><text:span text:style-name="T83">]</text:span></text:p>
      <text:p text:style-name="P111"/>
      <text:p text:style-name="P58">--------------</text:p>
      <text:p text:style-name="P233"/>
      <text:p text:style-name="P28"><text:soft-page-break/><text:span text:style-name="T16">7. </text:span><text:a xlink:type="simple" xlink:href="https://app.asana.com/0/1205238400590836/1205238402471708" text:style-name="Internet_20_link" text:visited-style-name="Visited_20_Internet_20_Link"><text:span text:style-name="T15">https://app.asana.com/0/1205238400590836/1205238402471708</text:span></text:a></text:p>
      <text:p text:style-name="P233">Reporting: optimize white slopes</text:p>
      <text:p text:style-name="P233">- also here speed cameras: if necessary all colored areas as background-size: cover; ?</text:p>
      <text:p text:style-name="P233">ref: Blitzer_schraegen.png</text:p>
      <text:p text:style-name="P233"/>
      <text:p text:style-name="P111">task type: <text:span text:style-name="T42">design</text:span></text:p>
      <text:p text:style-name="P111">time: <text:span text:style-name="T41">CR </text:span><text:span text:style-name="T43">big</text:span></text:p>
      <text:p text:style-name="P170">status: <text:span text:style-name="T83">Done [</text:span><text:span text:style-name="T86">1hr</text:span><text:span text:style-name="T83">]</text:span></text:p>
      <text:p text:style-name="P260"/>
      <text:p text:style-name="P262">--------------</text:p>
      <text:p text:style-name="P261"/>
      <text:p text:style-name="P158"><text:span text:style-name="T113">8.</text:span><text:span text:style-name="T98"> </text:span>https://app.asana.com/0/1205238400590836/1205290758550832</text:p>
      <text:p text:style-name="P158"><text:s/>"Load more" does not work properly - the articles are then displayed twice</text:p>
      <text:p text:style-name="P158"/>
      <text:p text:style-name="P158">task type: <text:span text:style-name="T46">development</text:span></text:p>
      <text:p text:style-name="P158">time: <text:span text:style-name="T98">bug</text:span></text:p>
      <text:p text:style-name="P165">status: <text:span text:style-name="T49"><text:s/></text:span><text:span text:style-name="T83">Done</text:span></text:p>
      <text:p text:style-name="P158"/>
      <text:p text:style-name="P62">--------------</text:p>
      <text:p text:style-name="P158"/>
      <text:p text:style-name="P239"><text:span text:style-name="T113">9.</text:span> <text:a xlink:type="simple" xlink:href="https://app.asana.com/0/1205238400590836/1205290758550836" text:style-name="Internet_20_link" text:visited-style-name="Visited_20_Internet_20_Link">https://app.asana.com/0/1205238400590836/1205290758550836</text:a></text:p>
      <text:p text:style-name="P239">Optimize styles in the article with image/text elements</text:p>
      <text:p text:style-name="P223"/>
      <text:p text:style-name="P158">task type: <text:span text:style-name="T46">development </text:span><text:span text:style-name="T99">and design</text:span></text:p>
      <text:p text:style-name="P158">time: <text:span text:style-name="T99">cr big</text:span></text:p>
      <text:p text:style-name="P163"><text:span text:style-name="T110">status</text:span><text:span text:style-name="T49">: </text:span><text:span text:style-name="T83">Done [</text:span><text:span text:style-name="T87">15 min</text:span><text:span text:style-name="T83">]</text:span></text:p>
      <text:p text:style-name="P111"/>
      <text:p text:style-name="P58">--------------</text:p>
      <text:p text:style-name="P58"/>
      <text:p text:style-name="P58"/>
      <text:p text:style-name="P240"><text:span text:style-name="T142">10</text:span><text:span text:style-name="T113">.</text:span> https://app.asana.com/0/1205238400590836/1205420715364320/f</text:p>
      <text:p text:style-name="P240">responsive: reduce padding below the first news section to 40</text:p>
      <text:p text:style-name="P240"/>
      <text:p text:style-name="P283"><text:span text:style-name="T134">New </text:span><text:span text:style-name="T133">work</text:span></text:p>
      <text:p text:style-name="P322"/>
      <text:p text:style-name="P183">task type: <text:span text:style-name="T142">design</text:span></text:p>
      <text:p text:style-name="P183">time: <text:span text:style-name="T99">cr </text:span><text:span text:style-name="T142">small</text:span></text:p>
      <text:p text:style-name="P183"><text:span text:style-name="T110">status</text:span><text:span text:style-name="T49">: </text:span><text:span text:style-name="T83">Done [</text:span><text:span text:style-name="T87">15 min</text:span><text:span text:style-name="T83">]</text:span></text:p>
      <text:p text:style-name="P305"/>
      <text:p text:style-name="P70">--------------</text:p>
      <text:p text:style-name="P70"/>
      <text:p text:style-name="P70"/>
      <text:p text:style-name="P70"/>
      <text:p text:style-name="P70"/>
      <text:p text:style-name="P70"/>
      <text:p text:style-name="P70"><text:soft-page-break/></text:p>
      <text:p text:style-name="P70"/>
      <text:p text:style-name="P70"/>
      <text:p text:style-name="P70"/>
      <text:p text:style-name="P241"><text:span text:style-name="T142">1</text:span><text:span text:style-name="T143">1</text:span><text:span text:style-name="T113">.</text:span> https://app.asana.com/0/1205238400590836/1205420715364302/f</text:p>
      <text:p text:style-name="P241">responsive: reduce margin Bubbles to 10 (news and home)</text:p>
      <text:p text:style-name="P241"/>
      <text:p text:style-name="P284"><text:span text:style-name="T134">New </text:span><text:span text:style-name="T133">work</text:span></text:p>
      <text:p text:style-name="P323"/>
      <text:p text:style-name="P184">task type: <text:span text:style-name="T142">design</text:span></text:p>
      <text:p text:style-name="P184">time: <text:span text:style-name="T99">cr </text:span><text:span text:style-name="T142">small</text:span></text:p>
      <text:p text:style-name="P184"><text:span text:style-name="T112">status</text:span><text:span text:style-name="T50">: </text:span><text:span text:style-name="T83">Done [</text:span><text:span text:style-name="T87">1</text:span><text:span text:style-name="T88">0</text:span><text:span text:style-name="T87"> min</text:span><text:span text:style-name="T83">]</text:span></text:p>
      <text:p text:style-name="P306"/>
      <text:p text:style-name="P307">--------------</text:p>
      <text:p text:style-name="P307"/>
      <text:p text:style-name="P242"><text:span text:style-name="T142">1</text:span><text:span text:style-name="T144">2</text:span><text:span text:style-name="T113">.</text:span> https://app.asana.com/0/1205238400590836/1205415864264065/f</text:p>
      <text:p text:style-name="P242">mobile: "Berichtswesen" icon has not the same position as in the layout</text:p>
      <text:p text:style-name="P242"/>
      <text:p text:style-name="P285"><text:span text:style-name="T134">New </text:span><text:span text:style-name="T133">work</text:span></text:p>
      <text:p text:style-name="P324"/>
      <text:p text:style-name="P185">task type: <text:span text:style-name="T142">design</text:span></text:p>
      <text:p text:style-name="P185">time: <text:span text:style-name="T144">bug</text:span></text:p>
      <text:p text:style-name="P339"><text:span text:style-name="T112">status</text:span><text:span text:style-name="T50">: <text:s/></text:span><text:span text:style-name="T83">Done</text:span></text:p>
      <text:p text:style-name="P185"><text:span text:style-name="T50"/></text:p>
      <text:p text:style-name="P185"><text:span text:style-name="T50"/></text:p>
      <text:p text:style-name="P368">--------------</text:p>
      <text:p text:style-name="P368"/>
      <text:p text:style-name="P355"><text:span text:style-name="T142">1</text:span><text:span text:style-name="T144">2</text:span><text:span text:style-name="T113">.</text:span> https://app.asana.com/0/1205238400590836/1205439748069684</text:p>
      <text:p text:style-name="P355">Leave more space between the rows &amp; <text:s/>leave space for a second line at h3</text:p>
      <text:p text:style-name="P355"/>
      <text:p text:style-name="P362"><text:span text:style-name="T134">New </text:span><text:span text:style-name="T133">work</text:span></text:p>
      <text:p text:style-name="P370"/>
      <text:p text:style-name="P338">task type: <text:span text:style-name="T142">design </text:span><text:span text:style-name="T176">and development</text:span></text:p>
      <text:p text:style-name="P338">time: <text:span text:style-name="T176">cr</text:span></text:p>
      <text:p text:style-name="P338"><text:span text:style-name="T112">status</text:span><text:span text:style-name="T50">: </text:span><text:span text:style-name="T83">Done [</text:span><text:span text:style-name="T89">1hr</text:span><text:span text:style-name="T83">]</text:span></text:p>
      <text:p text:style-name="P183"/>
      <text:p text:style-name="P69">--------------</text:p>
      <text:p text:style-name="P233"/>
      <text:p text:style-name="P233">Über uns</text:p>
      <text:p text:style-name="P28"><text:span text:style-name="T16">1. </text:span><text:a xlink:type="simple" xlink:href="https://app.asana.com/0/1205238400590836/1205238402471704" text:style-name="Internet_20_link" text:visited-style-name="Visited_20_Internet_20_Link"><text:span text:style-name="T15">https://app.asana.com/0/1205238400590836/1205238402471704</text:span></text:a></text:p>
      <text:p text:style-name="P233">Arrows slider "partner" on hover green</text:p>
      <text:p text:style-name="P233"/>
      <text:p text:style-name="P112">task type: <text:span text:style-name="T42">design</text:span></text:p>
      <text:p text:style-name="P112">time: <text:span text:style-name="T41">CR </text:span><text:span text:style-name="T44">small</text:span></text:p>
      <text:p text:style-name="P157">status: <text:span text:style-name="T83">Done [</text:span><text:span text:style-name="T87">10 </text:span><text:span text:style-name="T83">min]</text:span></text:p>
      <text:p text:style-name="P112"><text:soft-page-break/></text:p>
      <text:p text:style-name="P59">--------------</text:p>
      <text:p text:style-name="P233"/>
      <text:p text:style-name="P233"/>
      <text:p text:style-name="P233"/>
      <text:p text:style-name="P233"/>
      <text:p text:style-name="P28"><text:span text:style-name="T16">2. </text:span><text:a xlink:type="simple" xlink:href="https://app.asana.com/0/12052384005908" text:style-name="Internet_20_link" text:visited-style-name="Visited_20_Internet_20_Link"><text:span text:style-name="T15">https://app.asana.com/0/12052384005908</text:span></text:a><text:a xlink:type="simple" xlink:href="https://app.asana.com/0/1205238400590836/1205282387418046" text:style-name="Internet_20_link" text:visited-style-name="Visited_20_Internet_20_Link"><text:span text:style-name="T15"><text:tab/>36/1205282387418046</text:span></text:a></text:p>
      <text:p text:style-name="P233">GWG in Kassel - check/adjust graphic</text:p>
      <text:p text:style-name="P233">ref: gwg_kassel.png</text:p>
      <text:p text:style-name="P233"/>
      <text:p text:style-name="P112">task type: <text:span text:style-name="T42">design</text:span></text:p>
      <text:p text:style-name="P112">time: <text:span text:style-name="T44">bug</text:span></text:p>
      <text:p text:style-name="P160">status: <text:span text:style-name="T49"><text:s/></text:span><text:span text:style-name="T104">not found any issue like the screenshot</text:span></text:p>
      <text:p text:style-name="P112"/>
      <text:p text:style-name="P59">--------------</text:p>
      <text:p text:style-name="P59"/>
      <text:p text:style-name="P59"/>
      <text:p text:style-name="P29"><text:span text:style-name="T18">3</text:span><text:span text:style-name="T16">. </text:span><text:span text:style-name="T15">https://app.asana.com/0/1205238400590836/1205415864264068</text:span></text:p>
      <text:p text:style-name="P234">Tile mouseover</text:p>
      <text:p text:style-name="P234"/>
      <text:p text:style-name="P234"><text:span text:style-name="T150">Hi </text:span><text:a xlink:type="simple" xlink:href="https://app.asana.com/0/profile/1205283268424228" text:style-name="Internet_20_link" text:visited-style-name="Visited_20_Internet_20_Link"><text:span text:style-name="T157">aftab@bytebuilders.de</text:span></text:a><text:span text:style-name="T150">, the mouseover for the tiles is a little bugged on mobile. Sometimes the tile gehts highlighted, sometimes not. For usability reasons, we'd like to drop the mouseover for mobile and tablet</text:span></text:p>
      <text:p text:style-name="P234"/>
      <text:p text:style-name="P279"><text:span text:style-name="T134">New </text:span><text:span text:style-name="T133">work</text:span></text:p>
      <text:p text:style-name="P234"/>
      <text:p text:style-name="P179">task type: </text:p>
      <text:p text:style-name="P196">time: <text:span text:style-name="T41">CR </text:span><text:span text:style-name="T44">small</text:span></text:p>
      <text:p text:style-name="P196">status: <text:span text:style-name="T49"><text:s/></text:span><text:span text:style-name="T83">Done [</text:span><text:span text:style-name="T87">10 </text:span><text:span text:style-name="T83">min]</text:span></text:p>
      <text:p text:style-name="P179"/>
      <text:p text:style-name="P67">--------------</text:p>
      <text:p text:style-name="P67"/>
      <text:p text:style-name="P68"/>
      <text:p text:style-name="P68"/>
      <text:p text:style-name="P30"><text:span text:style-name="T19">4</text:span><text:span text:style-name="T16">. </text:span><text:span text:style-name="T15">https://app.asana.com/0/1205238400590836/1205415864264070</text:span></text:p>
      <text:p text:style-name="P235">gwg in kassel picture</text:p>
      <text:p text:style-name="P235"/>
      <text:p text:style-name="P280"><text:span text:style-name="T134">New </text:span><text:span text:style-name="T133">work</text:span></text:p>
      <text:p text:style-name="P235"/>
      <text:p text:style-name="P180">task type: </text:p>
      <text:p text:style-name="P180">time: </text:p>
      <text:p text:style-name="P180">status: <text:span text:style-name="T49"><text:s/></text:span></text:p>
      <text:p text:style-name="P180"/>
      <text:p text:style-name="P68">--------------</text:p>
      <text:p text:style-name="P68"/>
      <text:p text:style-name="P366"><text:soft-page-break/><text:span text:style-name="T31">5</text:span><text:span text:style-name="T16">. </text:span><text:span text:style-name="T15">https://app.asana.com/0/1205238400590836/1205439748566240</text:span></text:p>
      <text:p text:style-name="P353">Icons hover green &amp; more space above the line</text:p>
      <text:p text:style-name="P353"/>
      <text:p text:style-name="P361"><text:span text:style-name="T134">New </text:span><text:span text:style-name="T133">work</text:span></text:p>
      <text:p text:style-name="P353"/>
      <text:p text:style-name="P336">task type: <text:span text:style-name="T175">design and development</text:span></text:p>
      <text:p text:style-name="P336">time: <text:span text:style-name="T175">cr</text:span></text:p>
      <text:p text:style-name="P336">status: <text:span text:style-name="T49"><text:s/></text:span><text:span text:style-name="T146">Done </text:span><text:span text:style-name="T148">[1hr]</text:span></text:p>
      <text:p text:style-name="P59"/>
      <text:p text:style-name="P59"/>
      <text:p text:style-name="P233"/>
      <text:p text:style-name="P233">Karriere</text:p>
      <text:p text:style-name="P233"/>
      <text:p text:style-name="P28"><text:span text:style-name="T16">1. </text:span><text:a xlink:type="simple" xlink:href="https://app.asana.com/0/1205238400590836/1205238402471715" text:style-name="Internet_20_link" text:visited-style-name="Visited_20_Internet_20_Link"><text:span text:style-name="T15">https://app.asana.com/0/1205238400590836/1205238402471715</text:span></text:a></text:p>
      <text:p text:style-name="P233">Don't indent vacancies (Karriere und Ausbildung)</text:p>
      <text:p text:style-name="P233">ref: karriere.png</text:p>
      <text:p text:style-name="P233"/>
      <text:p text:style-name="P113">task type: <text:span text:style-name="T42">design</text:span></text:p>
      <text:p text:style-name="P113">time: <text:span text:style-name="T45">CR big</text:span></text:p>
      <text:p text:style-name="P159">status: <text:span text:style-name="T146">Done</text:span></text:p>
      <text:p text:style-name="P113"/>
      <text:p text:style-name="P60">--------------</text:p>
      <text:p text:style-name="P233"/>
      <text:p text:style-name="P28"><text:span text:style-name="T16">2. </text:span><text:a xlink:type="simple" xlink:href="https://app.asana.com/0/1205238400590836/1205238402471793" text:style-name="Internet_20_link" text:visited-style-name="Visited_20_Internet_20_Link"><text:span text:style-name="T15">https://app.asana.com/0/1205238400590836/1205238402471793</text:span></text:a></text:p>
      <text:p text:style-name="P233">Mobile: Image header too small (also for Ausbildung) currently 300px should be 420px high</text:p>
      <text:p text:style-name="P233"/>
      <text:p text:style-name="P114">task type: <text:span text:style-name="T42">design</text:span></text:p>
      <text:p text:style-name="P114">time: <text:span text:style-name="T45">CR </text:span><text:span text:style-name="T114">small</text:span></text:p>
      <text:p text:style-name="P161">status: <text:span text:style-name="T84">done [</text:span><text:span text:style-name="T87">15 </text:span><text:span text:style-name="T84">min]</text:span></text:p>
      <text:p text:style-name="P114"/>
      <text:p text:style-name="P60">--------------</text:p>
      <text:p text:style-name="P233"/>
      <text:p text:style-name="P28"><text:span text:style-name="T16">3. </text:span><text:a xlink:type="simple" xlink:href="https://app.asana.com/0/1205238400590836/1205238402471797" text:style-name="Internet_20_link" text:visited-style-name="Visited_20_Internet_20_Link"><text:span text:style-name="T15">https://app.asana.com/0/1205238400590836/1205238402471797</text:span></text:a></text:p>
      <text:p text:style-name="P233">Mobile: Stellenangebote "Accordions" font size 16px</text:p>
      <text:p text:style-name="P233"/>
      <text:p text:style-name="P115">task type: <text:span text:style-name="T42">design</text:span></text:p>
      <text:p text:style-name="P115">time: <text:span text:style-name="T45">CR </text:span><text:span text:style-name="T46">small</text:span></text:p>
      <text:p text:style-name="P162">status: <text:span text:style-name="T84">done [</text:span><text:span text:style-name="T87">5</text:span><text:span text:style-name="T85"> </text:span><text:span text:style-name="T84">min]</text:span></text:p>
      <text:p text:style-name="P115"/>
      <text:p text:style-name="P61">--------------</text:p>
      <text:p text:style-name="P233"/>
      <text:p text:style-name="P28"><text:span text:style-name="T16">4. </text:span><text:a xlink:type="simple" xlink:href="https://app.asana.com/0/1205238400590836/1205266072432484" text:style-name="Internet_20_link" text:visited-style-name="Visited_20_Internet_20_Link"><text:span text:style-name="T15">https://app.asana.com/0/1205238400590836/1205266072432484</text:span></text:a></text:p>
      <text:p text:style-name="P233">Jobformular (Job form) optimizations</text:p>
      <text:p text:style-name="P233"/>
      <text:p text:style-name="P233"><text:soft-page-break/>- if mandatory fields are not filled out, then red text above the send button "Please fill out mandatory fields"</text:p>
      <text:p text:style-name="P233">- If file uploaded successfully, color box green</text:p>
      <text:p text:style-name="P233">ref: 230815_Bewerbung_Fehlermeldund_Datenschutz.png</text:p>
      <text:p text:style-name="P233"/>
      <text:p text:style-name="P115">task type: <text:span text:style-name="T42">design </text:span><text:span text:style-name="T46">and development</text:span></text:p>
      <text:p text:style-name="P115">time: <text:span text:style-name="T45">CR </text:span><text:span text:style-name="T46">big</text:span></text:p>
      <text:p text:style-name="P159">status: <text:span text:style-name="T119">done [2.30hrs]</text:span></text:p>
      <text:p text:style-name="P115"/>
      <text:p text:style-name="P115"/>
      <text:p text:style-name="P115"/>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FROM THE DAY AFTER TOMORROW To Do</text:p>
      <text:p text:style-name="P238"/>
      <text:p text:style-name="P243">1. <text:a xlink:type="simple" xlink:href="https://app.asana.com/0/1205238400590836/1205300476426927" text:style-name="Internet_20_link" text:visited-style-name="Visited_20_Internet_20_Link">https://app.asana.com/0/1205238400590836/1205300476426927</text:a><text:line-break/></text:p>
      <text:p text:style-name="P171">task type: <text:span text:style-name="T46">development</text:span></text:p>
      <text:p text:style-name="P171">time: <text:span text:style-name="T45">CR </text:span><text:span text:style-name="T116">small</text:span></text:p>
      <text:p text:style-name="P171">status: <text:span text:style-name="T117">done [10min]</text:span></text:p>
      <text:p text:style-name="P308"/>
      <text:p text:style-name="P308"/>
      <text:p text:style-name="P251"><text:span text:style-name="T111">2. </text:span><text:a xlink:type="simple" xlink:href="https://app.asana.com/0/1205238400590836/1205393720377165" text:style-name="Internet_20_link" text:visited-style-name="Visited_20_Internet_20_Link">https://app.asana.com/0/1205238400590836/1205393720377165</text:a></text:p>
      <text:p text:style-name="P266"/>
      <text:p text:style-name="P266">change the Icon "Quartiere" to "Stadtteiltreffpunkte"</text:p>
      <text:p text:style-name="P266"><text:soft-page-break/></text:p>
      <text:p text:style-name="P267">new Icon attached, please link to the page "Stadtteiltreffpunkte"</text:p>
      <text:p text:style-name="P266"/>
      <text:p text:style-name="P291"><text:span text:style-name="T137">New </text:span><text:span text:style-name="T136">work</text:span></text:p>
      <text:p text:style-name="P265">task type: <text:s/><text:span text:style-name="T165">design development</text:span></text:p>
      <text:p text:style-name="P265">time: <text:span text:style-name="T165">cr</text:span></text:p>
      <text:p text:style-name="P203">status: <text:span text:style-name="T117">done [</text:span><text:span text:style-name="T124">2</text:span><text:span text:style-name="T117">0min]</text:span></text:p>
      <text:p text:style-name="P325"/>
      <text:p text:style-name="P325"/>
      <text:p text:style-name="P325"/>
      <text:p text:style-name="P325"/>
      <text:p text:style-name="P325"/>
      <text:p text:style-name="P325"/>
      <text:p text:style-name="P325"/>
      <text:p text:style-name="P268">Karriere / Asubildung</text:p>
      <text:p text:style-name="P265"/>
      <text:p text:style-name="P246">1. <text:a xlink:type="simple" xlink:href="https://app.asana.com/0/1205238400590836/1205415864264073" text:style-name="Internet_20_link" text:visited-style-name="Visited_20_Internet_20_Link">https://app.asana.com/0/1205238400590836/1205415864264073</text:a></text:p>
      <text:p text:style-name="P246">headlines</text:p>
      <text:p text:style-name="P246"/>
      <text:p text:style-name="P281"><text:span text:style-name="T134">New </text:span><text:span text:style-name="T133">work</text:span></text:p>
      <text:p text:style-name="P246"/>
      <text:p text:style-name="P181">task type: </text:p>
      <text:p text:style-name="P181">time: </text:p>
      <text:p text:style-name="P181">status: </text:p>
      <text:p text:style-name="P181"/>
      <text:p text:style-name="P181">------</text:p>
      <text:p text:style-name="P247"/>
      <text:p text:style-name="P247"/>
      <text:p text:style-name="P247"><text:span text:style-name="T141">2</text:span>. https://app.asana.com/0/1205238400590836/1205415864264075</text:p>
      <text:p text:style-name="P247">Course</text:p>
      <text:p text:style-name="P247"/>
      <text:p text:style-name="P282"><text:span text:style-name="T134">New </text:span><text:span text:style-name="T133">work</text:span></text:p>
      <text:p text:style-name="P247"/>
      <text:p text:style-name="P182">task type: </text:p>
      <text:p text:style-name="P182">time: </text:p>
      <text:p text:style-name="P182">status: </text:p>
      <text:p text:style-name="P182"/>
      <text:p text:style-name="P182"/>
      <text:p text:style-name="P195">------</text:p>
      <text:p text:style-name="P248"/>
      <text:p text:style-name="P248"/>
      <text:p text:style-name="P248"><text:span text:style-name="T166">3</text:span>. https://app.asana.com/0/1205238400590836/1205420715364336</text:p>
      <text:p text:style-name="P248">Bewerbung: name upload fields correctly</text:p>
      <text:p text:style-name="P248"/>
      <text:p text:style-name="P249"><text:soft-page-break/>Layout attached</text:p>
      <text:p text:style-name="Text_20_body"/>
      <text:p text:style-name="Text_20_body">it should be "Anschreiben und Lebenslauf" and "Arbeitszeugnisse"</text:p>
      <text:p text:style-name="P248"/>
      <text:p text:style-name="P248"/>
      <text:p text:style-name="P293"><text:span text:style-name="T134">New </text:span><text:span text:style-name="T133">work</text:span></text:p>
      <text:p text:style-name="P248"/>
      <text:p text:style-name="P195">task type: <text:span text:style-name="T171">developement</text:span></text:p>
      <text:p text:style-name="P195">time: <text:span text:style-name="T171">cr small</text:span></text:p>
      <text:p text:style-name="P205">status: <text:span text:style-name="T76">done [10min]<text:line-break/><text:line-break/></text:span><text:span text:style-name="T51">------</text:span></text:p>
      <text:p text:style-name="P250"/>
      <text:p text:style-name="P250"><text:span text:style-name="T173">4</text:span>. https://app.asana.com/0/1205238400590836/1205432828417163</text:p>
      <text:p text:style-name="P331">hier nur Zeugnisse, nicht Arbeitszeugnisse</text:p>
      <text:p text:style-name="P330"/>
      <text:p text:style-name="P250"/>
      <text:p text:style-name="P250"/>
      <text:p text:style-name="P295"><text:span text:style-name="T134">New </text:span><text:span text:style-name="T133">work</text:span></text:p>
      <text:p text:style-name="P250"/>
      <text:p text:style-name="P205">task type: <text:span text:style-name="T171">developement</text:span></text:p>
      <text:p text:style-name="P205">time: <text:span text:style-name="T171">cr </text:span></text:p>
      <text:p text:style-name="P205"><text:span text:style-name="T76">status: done [1</text:span><text:span text:style-name="T79">5</text:span><text:span text:style-name="T76">min]</text:span></text:p>
      <text:p text:style-name="P325"/>
      <text:p text:style-name="P325"/>
      <text:p text:style-name="P325"/>
      <text:p text:style-name="P325"/>
      <text:p text:style-name="P325"/>
      <text:p text:style-name="P325"/>
      <text:p text:style-name="P325">----------------------</text:p>
      <text:p text:style-name="P364"><text:span text:style-name="T137">New </text:span><text:span text:style-name="T136">work</text:span></text:p>
      <text:p text:style-name="P268">http://typo3-composer.p645654.webspaceconfig.de/kundenservice/ansprechpartner</text:p>
      <text:p text:style-name="P268">1) </text:p>
      <text:p text:style-name="P268">On the left in the mouse over there should not be the "Team Nord", but the area- e.g. "Harleshausen"</text:p>
      <text:p text:style-name="P268"><text:s/></text:p>
      <text:p text:style-name="P268">2)</text:p>
      <text:p text:style-name="P268">Here in the dropdown it should not show the Region, but the name of the areas:</text:p>
      <text:p text:style-name="P268">Rothenditmold</text:p>
      <text:p text:style-name="P268">Nord-Holland</text:p>
      <text:p text:style-name="P268">Philippinenhof-Warteberg</text:p>
      <text:p text:style-name="P268">Also, here one record might show up for multiple records, therefore in BE we need a multiselect.</text:p>
      <text:p text:style-name="P268"><text:soft-page-break/>========</text:p>
      <text:p text:style-name="P369">Time spend: 4 hours <text:span text:style-name="T177">[Done]</text:span></text:p>
      <text:p text:style-name="P309"/>
      <text:p text:style-name="P238"/>
      <text:p text:style-name="P238"/>
      <text:p text:style-name="P115"/>
      <text:p text:style-name="P115"/>
      <text:p text:style-name="P214"/>
      <text:p text:style-name="P206"/>
      <text:p text:style-name="P20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apple-system" svg:font-family="apple-system, BlinkMacSystemFont, 'Segoe UI', Roboto, 'Helvetica Neue', Helvetica, Arial, sans-serif"/>
    <style:font-face style:name="apple-system1" svg:font-family="apple-system, system-ui, 'Segoe UI', Roboto,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6T15:36:35.587707678</meta:creation-date>
    <dc:date>2023-09-11T14:23:19.749004969</dc:date>
    <meta:editing-duration>P2DT11H4M14S</meta:editing-duration>
    <meta:editing-cycles>249</meta:editing-cycles>
    <meta:generator>LibreOffice/7.5.5.2$MacOSX_AARCH64 LibreOffice_project/ca8fe7424262805f223b9a2334bc7181abbcbf5e</meta:generator>
    <meta:document-statistic meta:table-count="0" meta:image-count="0" meta:object-count="0" meta:page-count="29" meta:paragraph-count="689" meta:word-count="2537" meta:character-count="20693" meta:non-whitespace-character-count="18780"/>
  </office:meta>
</office:document-meta>
</file>